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</office:automatic-styles>
  <office:body>
    <office:spreadsheet>
      <table:table table:name="Przytatnk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górzyno</text:p>
          </table:table-cell>
          <table:table-cell office:value-type="string">
            <text:p>Szczecińska / Pęt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jska Polskiego / Szkoła</text:p>
          </table:table-cell>
          <table:table-cell office:value-type="string">
            <text:p>Szczecińska / STW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Św. Wojciecha / Ogrodnictwo</text:p>
          </table:table-cell>
          <table:table-cell office:value-type="string">
            <text:p>Szczecińska / ZD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Św. Wojciecha / Jabłoniowa</text:p>
          </table:table-cell>
          <table:table-cell office:value-type="string">
            <text:p>Szczecińska / Jas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wycięstwa / Św. Wojciecha</text:p>
          </table:table-cell>
          <table:table-cell office:value-type="string">
            <text:p>Mieszka I / Szczecińsk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wycięstwa / Chełmoniewo</text:p>
          </table:table-cell>
          <table:table-cell office:value-type="string">
            <text:p>Mieszka I / Zacisz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wycięstwa / Artylerzystów</text:p>
          </table:table-cell>
          <table:table-cell office:value-type="string">
            <text:p>Mieszka I / Wiaduk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wycięstwa / Ruszczyca</text:p>
          </table:table-cell>
          <table:table-cell office:value-type="string">
            <text:p>BoWiD / Mieszka I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raugutta / Chopina</text:p>
          </table:table-cell>
          <table:table-cell office:value-type="string">
            <text:p>Przemysłowa / Róża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rląt Lwowskich / Sawickiej</text:p>
          </table:table-cell>
          <table:table-cell office:value-type="string">
            <text:p>Przemysłowa / Tepr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na Pawła II / Gdańska</text:p>
          </table:table-cell>
          <table:table-cell office:value-type="string">
            <text:p>Morska / Sienkiewicz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ana Pawła II / Staszica</text:p>
          </table:table-cell>
          <table:table-cell office:value-type="string">
            <text:p>Spokojna / Franciszkańsk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ładysława IV / Sikorskiego</text:p>
          </table:table-cell>
          <table:table-cell office:value-type="string">
            <text:p>Franciszkańska / Energetyków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ładysława IV / Kutrzeby</text:p>
          </table:table-cell>
          <table:table-cell office:value-type="string">
            <text:p>Dworzec PKP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onte Cassino / Bałtycka</text:p>
          </table:table-cell>
          <table:table-cell office:value-type="string">
            <text:p>Dworzec PKP / Bank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string">
            <text:p>Armii Krajowej / Kościół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orska / Bohaterów Warszawy</text:p>
          </table:table-cell>
          <table:table-cell office:value-type="string">
            <text:p>Armii Krajowej / Niepodległośc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nergetyków / Morska</text:p>
          </table:table-cell>
          <table:table-cell office:value-type="string">
            <text:p>Monte Cassino / Podgórn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ranciszkańska / Energetyków</text:p>
          </table:table-cell>
          <table:table-cell office:value-type="string">
            <text:p>Władysława IV / Wańkowicz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ranciszkańska / Bosmańska</text:p>
          </table:table-cell>
          <table:table-cell office:value-type="string">
            <text:p>Jana Pawła II / Władysława IV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rzemysłowa / Morska</text:p>
          </table:table-cell>
          <table:table-cell office:value-type="string">
            <text:p>Jana Pawła II / Jagoszewskieg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rzemysłowa / Urząd Celny</text:p>
          </table:table-cell>
          <table:table-cell office:value-type="string">
            <text:p>Jana Pawła II / Fałat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oWiD / Urząd Celny</text:p>
          </table:table-cell>
          <table:table-cell office:value-type="string">
            <text:p>Traugutta / Piłsudskiego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eszka I / Chłodnia</text:p>
          </table:table-cell>
          <table:table-cell office:value-type="string">
            <text:p>Traugutta / Zgody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eszka I / Miła</text:p>
          </table:table-cell>
          <table:table-cell office:value-type="string">
            <text:p>Zwycięstwa / 4 Marc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eszka I / Szczecińska</text:p>
          </table:table-cell>
          <table:table-cell office:value-type="string">
            <text:p>Zwycięstwa / Zielon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zczecińska / Mieszka I</text:p>
          </table:table-cell>
          <table:table-cell office:value-type="string">
            <text:p>Dzierżęcin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zczecińska / Brzozowa</text:p>
          </table:table-cell>
          <table:table-cell office:value-type="string">
            <text:p>Lubiatowska / Krawiecka - nż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zczecińska / Syrenki</text:p>
          </table:table-cell>
          <table:table-cell office:value-type="string">
            <text:p>Chełmoniewo / RDP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zczecińska / Zakłady Usługowe</text:p>
          </table:table-cell>
          <table:table-cell office:value-type="string">
            <text:p>Chełmoniewo / Pętla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Św. Wojciecha / Kościół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Św. Wojciecha / Jabłoniowa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Św. Wojciecha / Wojska Polskie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Wojska Polskiego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Zwycięstwa / Św. Wojciecha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Zwycięstwa / Chełmoniewo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Chełmoniewo / RDP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table:number-columns-spanned="2" table:number-rows-spanned="1">
            <text:p>kierunek</text:p>
          </table:table-cell>
          <table:covered-table-cell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</table:table>
      <table:table table:name="1_1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Zagórzyno</text:p>
          </table:table-cell>
          <table:table-cell office:value-type="string">
            <text:p>5:05v</text:p>
          </table:table-cell>
          <table:table-cell office:value-type="string">
            <text:p>5:30v</text:p>
          </table:table-cell>
          <table:table-cell office:value-type="string">
            <text:p>6:10v</text:p>
          </table:table-cell>
          <table:table-cell office:value-type="string">
            <text:p>6:25v</text:p>
          </table:table-cell>
          <table:table-cell office:value-type="string">
            <text:p>6:50v</text:p>
          </table:table-cell>
          <table:table-cell office:value-type="string">
            <text:p>7:20v</text:p>
          </table:table-cell>
          <table:table-cell office:value-type="string">
            <text:p>7:50v</text:p>
          </table:table-cell>
          <table:table-cell office:value-type="string">
            <text:p>8:20v</text:p>
          </table:table-cell>
          <table:table-cell office:value-type="string">
            <text:p>9:00v</text:p>
          </table:table-cell>
          <table:table-cell office:value-type="string">
            <text:p>9:40v</text:p>
          </table:table-cell>
          <table:table-cell office:value-type="string">
            <text:p>10:20v</text:p>
          </table:table-cell>
          <table:table-cell office:value-type="string">
            <text:p>11:00v</text:p>
          </table:table-cell>
          <table:table-cell office:value-type="string">
            <text:p>11:40v</text:p>
          </table:table-cell>
          <table:table-cell office:value-type="string">
            <text:p>11:50rv</text:p>
          </table:table-cell>
          <table:table-cell office:value-type="string">
            <text:p>12:20v</text:p>
          </table:table-cell>
          <table:table-cell office:value-type="string">
            <text:p>13:00v</text:p>
          </table:table-cell>
          <table:table-cell office:value-type="string">
            <text:p>13:15dv</text:p>
          </table:table-cell>
          <table:table-cell office:value-type="string">
            <text:p>13:30v</text:p>
          </table:table-cell>
          <table:table-cell office:value-type="string">
            <text:p>13:50rv</text:p>
          </table:table-cell>
          <table:table-cell office:value-type="string">
            <text:p>14:00dv</text:p>
          </table:table-cell>
          <table:table-cell office:value-type="string">
            <text:p>14:20v</text:p>
          </table:table-cell>
          <table:table-cell office:value-type="string">
            <text:p>14:40dv</text:p>
          </table:table-cell>
          <table:table-cell office:value-type="string">
            <text:p>15:00v</text:p>
          </table:table-cell>
          <table:table-cell office:value-type="string">
            <text:p>15:20dv</text:p>
          </table:table-cell>
          <table:table-cell office:value-type="string">
            <text:p>15:40v</text:p>
          </table:table-cell>
          <table:table-cell office:value-type="string">
            <text:p>16:00dv</text:p>
          </table:table-cell>
          <table:table-cell office:value-type="string">
            <text:p>16:20v</text:p>
          </table:table-cell>
          <table:table-cell office:value-type="string">
            <text:p>16:40dv</text:p>
          </table:table-cell>
          <table:table-cell office:value-type="string">
            <text:p>17:05v</text:p>
          </table:table-cell>
          <table:table-cell office:value-type="string">
            <text:p>17:40v</text:p>
          </table:table-cell>
          <table:table-cell office:value-type="string">
            <text:p>18:40dv</text:p>
          </table:table-cell>
          <table:table-cell office:value-type="string">
            <text:p>19:40dv</text:p>
          </table:table-cell>
          <table:table-cell office:value-type="string">
            <text:p>20:40dv</text:p>
          </table:table-cell>
          <table:table-cell office:value-type="string">
            <text:p>21:40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Wojska Polskiego / Szkoła</text:p>
          </table:table-cell>
          <table:table-cell office:value-type="string">
            <text:p>5:06v</text:p>
          </table:table-cell>
          <table:table-cell office:value-type="string">
            <text:p>5:31v</text:p>
          </table:table-cell>
          <table:table-cell office:value-type="string">
            <text:p>6:11v</text:p>
          </table:table-cell>
          <table:table-cell office:value-type="string">
            <text:p>6:26v</text:p>
          </table:table-cell>
          <table:table-cell office:value-type="string">
            <text:p>6:51v</text:p>
          </table:table-cell>
          <table:table-cell office:value-type="string">
            <text:p>7:21v</text:p>
          </table:table-cell>
          <table:table-cell office:value-type="string">
            <text:p>7:51v</text:p>
          </table:table-cell>
          <table:table-cell office:value-type="string">
            <text:p>8:21v</text:p>
          </table:table-cell>
          <table:table-cell office:value-type="string">
            <text:p>9:01v</text:p>
          </table:table-cell>
          <table:table-cell office:value-type="string">
            <text:p>9:41v</text:p>
          </table:table-cell>
          <table:table-cell office:value-type="string">
            <text:p>10:21v</text:p>
          </table:table-cell>
          <table:table-cell office:value-type="string">
            <text:p>11:01v</text:p>
          </table:table-cell>
          <table:table-cell office:value-type="string">
            <text:p>11:41v</text:p>
          </table:table-cell>
          <table:table-cell office:value-type="string">
            <text:p>11:51rv</text:p>
          </table:table-cell>
          <table:table-cell office:value-type="string">
            <text:p>12:21v</text:p>
          </table:table-cell>
          <table:table-cell office:value-type="string">
            <text:p>13:01v</text:p>
          </table:table-cell>
          <table:table-cell office:value-type="string">
            <text:p>13:16dv</text:p>
          </table:table-cell>
          <table:table-cell office:value-type="string">
            <text:p>13:31v</text:p>
          </table:table-cell>
          <table:table-cell office:value-type="string">
            <text:p>13:51rv</text:p>
          </table:table-cell>
          <table:table-cell office:value-type="string">
            <text:p>14:01dv</text:p>
          </table:table-cell>
          <table:table-cell office:value-type="string">
            <text:p>14:21v</text:p>
          </table:table-cell>
          <table:table-cell office:value-type="string">
            <text:p>14:41dv</text:p>
          </table:table-cell>
          <table:table-cell office:value-type="string">
            <text:p>15:01v</text:p>
          </table:table-cell>
          <table:table-cell office:value-type="string">
            <text:p>15:21dv</text:p>
          </table:table-cell>
          <table:table-cell office:value-type="string">
            <text:p>15:41v</text:p>
          </table:table-cell>
          <table:table-cell office:value-type="string">
            <text:p>16:01dv</text:p>
          </table:table-cell>
          <table:table-cell office:value-type="string">
            <text:p>16:21v</text:p>
          </table:table-cell>
          <table:table-cell office:value-type="string">
            <text:p>16:41dv</text:p>
          </table:table-cell>
          <table:table-cell office:value-type="string">
            <text:p>17:06v</text:p>
          </table:table-cell>
          <table:table-cell office:value-type="string">
            <text:p>17:41v</text:p>
          </table:table-cell>
          <table:table-cell office:value-type="string">
            <text:p>18:41dv</text:p>
          </table:table-cell>
          <table:table-cell office:value-type="string">
            <text:p>19:41dv</text:p>
          </table:table-cell>
          <table:table-cell office:value-type="string">
            <text:p>20:41dv</text:p>
          </table:table-cell>
          <table:table-cell office:value-type="string">
            <text:p>21:41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Św. Wojciecha / Ogrodnictwo</text:p>
          </table:table-cell>
          <table:table-cell office:value-type="string">
            <text:p>5:07v</text:p>
          </table:table-cell>
          <table:table-cell office:value-type="string">
            <text:p>5:32v</text:p>
          </table:table-cell>
          <table:table-cell office:value-type="string">
            <text:p>6:12v</text:p>
          </table:table-cell>
          <table:table-cell office:value-type="string">
            <text:p>6:27v</text:p>
          </table:table-cell>
          <table:table-cell office:value-type="string">
            <text:p>6:52v</text:p>
          </table:table-cell>
          <table:table-cell office:value-type="string">
            <text:p>7:22v</text:p>
          </table:table-cell>
          <table:table-cell office:value-type="string">
            <text:p>7:52v</text:p>
          </table:table-cell>
          <table:table-cell office:value-type="string">
            <text:p>8:22v</text:p>
          </table:table-cell>
          <table:table-cell office:value-type="string">
            <text:p>9:02v</text:p>
          </table:table-cell>
          <table:table-cell office:value-type="string">
            <text:p>9:42v</text:p>
          </table:table-cell>
          <table:table-cell office:value-type="string">
            <text:p>10:22v</text:p>
          </table:table-cell>
          <table:table-cell office:value-type="string">
            <text:p>11:02v</text:p>
          </table:table-cell>
          <table:table-cell office:value-type="string">
            <text:p>11:42v</text:p>
          </table:table-cell>
          <table:table-cell office:value-type="string">
            <text:p>11:52rv</text:p>
          </table:table-cell>
          <table:table-cell office:value-type="string">
            <text:p>12:22v</text:p>
          </table:table-cell>
          <table:table-cell office:value-type="string">
            <text:p>13:02v</text:p>
          </table:table-cell>
          <table:table-cell office:value-type="string">
            <text:p>13:17dv</text:p>
          </table:table-cell>
          <table:table-cell office:value-type="string">
            <text:p>13:32v</text:p>
          </table:table-cell>
          <table:table-cell office:value-type="string">
            <text:p>13:52rv</text:p>
          </table:table-cell>
          <table:table-cell office:value-type="string">
            <text:p>14:02dv</text:p>
          </table:table-cell>
          <table:table-cell office:value-type="string">
            <text:p>14:22v</text:p>
          </table:table-cell>
          <table:table-cell office:value-type="string">
            <text:p>14:42dv</text:p>
          </table:table-cell>
          <table:table-cell office:value-type="string">
            <text:p>15:02v</text:p>
          </table:table-cell>
          <table:table-cell office:value-type="string">
            <text:p>15:22dv</text:p>
          </table:table-cell>
          <table:table-cell office:value-type="string">
            <text:p>15:42v</text:p>
          </table:table-cell>
          <table:table-cell office:value-type="string">
            <text:p>16:02dv</text:p>
          </table:table-cell>
          <table:table-cell office:value-type="string">
            <text:p>16:22v</text:p>
          </table:table-cell>
          <table:table-cell office:value-type="string">
            <text:p>16:42dv</text:p>
          </table:table-cell>
          <table:table-cell office:value-type="string">
            <text:p>17:07v</text:p>
          </table:table-cell>
          <table:table-cell office:value-type="string">
            <text:p>17:42v</text:p>
          </table:table-cell>
          <table:table-cell office:value-type="string">
            <text:p>18:42dv</text:p>
          </table:table-cell>
          <table:table-cell office:value-type="string">
            <text:p>19:42dv</text:p>
          </table:table-cell>
          <table:table-cell office:value-type="string">
            <text:p>20:42dv</text:p>
          </table:table-cell>
          <table:table-cell office:value-type="string">
            <text:p>21:42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Św. Wojciecha / Jabłoniowa</text:p>
          </table:table-cell>
          <table:table-cell office:value-type="string">
            <text:p>5:08v</text:p>
          </table:table-cell>
          <table:table-cell office:value-type="string">
            <text:p>5:33v</text:p>
          </table:table-cell>
          <table:table-cell office:value-type="string">
            <text:p>6:13v</text:p>
          </table:table-cell>
          <table:table-cell office:value-type="string">
            <text:p>6:28v</text:p>
          </table:table-cell>
          <table:table-cell office:value-type="string">
            <text:p>6:53v</text:p>
          </table:table-cell>
          <table:table-cell office:value-type="string">
            <text:p>7:23v</text:p>
          </table:table-cell>
          <table:table-cell office:value-type="string">
            <text:p>7:53v</text:p>
          </table:table-cell>
          <table:table-cell office:value-type="string">
            <text:p>8:23v</text:p>
          </table:table-cell>
          <table:table-cell office:value-type="string">
            <text:p>9:03v</text:p>
          </table:table-cell>
          <table:table-cell office:value-type="string">
            <text:p>9:43v</text:p>
          </table:table-cell>
          <table:table-cell office:value-type="string">
            <text:p>10:23v</text:p>
          </table:table-cell>
          <table:table-cell office:value-type="string">
            <text:p>11:03v</text:p>
          </table:table-cell>
          <table:table-cell office:value-type="string">
            <text:p>11:43v</text:p>
          </table:table-cell>
          <table:table-cell office:value-type="string">
            <text:p>11:53rv</text:p>
          </table:table-cell>
          <table:table-cell office:value-type="string">
            <text:p>12:23v</text:p>
          </table:table-cell>
          <table:table-cell office:value-type="string">
            <text:p>13:03v</text:p>
          </table:table-cell>
          <table:table-cell office:value-type="string">
            <text:p>13:18dv</text:p>
          </table:table-cell>
          <table:table-cell office:value-type="string">
            <text:p>13:33v</text:p>
          </table:table-cell>
          <table:table-cell office:value-type="string">
            <text:p>13:53rv</text:p>
          </table:table-cell>
          <table:table-cell office:value-type="string">
            <text:p>14:03dv</text:p>
          </table:table-cell>
          <table:table-cell office:value-type="string">
            <text:p>14:23v</text:p>
          </table:table-cell>
          <table:table-cell office:value-type="string">
            <text:p>14:43dv</text:p>
          </table:table-cell>
          <table:table-cell office:value-type="string">
            <text:p>15:03v</text:p>
          </table:table-cell>
          <table:table-cell office:value-type="string">
            <text:p>15:23dv</text:p>
          </table:table-cell>
          <table:table-cell office:value-type="string">
            <text:p>15:43v</text:p>
          </table:table-cell>
          <table:table-cell office:value-type="string">
            <text:p>16:03dv</text:p>
          </table:table-cell>
          <table:table-cell office:value-type="string">
            <text:p>16:23v</text:p>
          </table:table-cell>
          <table:table-cell office:value-type="string">
            <text:p>16:43dv</text:p>
          </table:table-cell>
          <table:table-cell office:value-type="string">
            <text:p>17:08v</text:p>
          </table:table-cell>
          <table:table-cell office:value-type="string">
            <text:p>17:43v</text:p>
          </table:table-cell>
          <table:table-cell office:value-type="string">
            <text:p>18:43dv</text:p>
          </table:table-cell>
          <table:table-cell office:value-type="string">
            <text:p>19:43dv</text:p>
          </table:table-cell>
          <table:table-cell office:value-type="string">
            <text:p>20:43dv</text:p>
          </table:table-cell>
          <table:table-cell office:value-type="string">
            <text:p>21:43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Zwycięstwa / Św. Wojciecha</text:p>
          </table:table-cell>
          <table:table-cell table:style-name="Default" table:number-columns-repeated="2"/>
          <table:table-cell table:number-columns-repeated="11"/>
          <table:table-cell office:value-type="string">
            <text:p>11:54rv</text:p>
          </table:table-cell>
          <table:table-cell table:style-name="Default"/>
          <table:table-cell table:number-columns-repeated="3"/>
          <table:table-cell office:value-type="string">
            <text:p>13:54rv</text:p>
          </table:table-cell>
          <table:table-cell table:number-columns-repeated="1004"/>
        </table:table-row>
        <table:table-row table:style-name="ro1">
          <table:table-cell table:style-name="Default" office:value-type="string">
            <text:p>Zwycięstwa / Chełmoniewo</text:p>
          </table:table-cell>
          <table:table-cell table:style-name="Default" table:number-columns-repeated="2"/>
          <table:table-cell table:number-columns-repeated="11"/>
          <table:table-cell office:value-type="string">
            <text:p>11:55rv</text:p>
          </table:table-cell>
          <table:table-cell table:style-name="Default"/>
          <table:table-cell table:number-columns-repeated="3"/>
          <table:table-cell office:value-type="string">
            <text:p>13:55rv</text:p>
          </table:table-cell>
          <table:table-cell table:number-columns-repeated="1004"/>
        </table:table-row>
        <table:table-row table:style-name="ro1">
          <table:table-cell table:style-name="Default" office:value-type="string">
            <text:p>Zwycięstwa / Artylerzystów</text:p>
          </table:table-cell>
          <table:table-cell office:value-type="string">
            <text:p>5:09v</text:p>
          </table:table-cell>
          <table:table-cell office:value-type="string">
            <text:p>5:34v</text:p>
          </table:table-cell>
          <table:table-cell office:value-type="string">
            <text:p>6:14v</text:p>
          </table:table-cell>
          <table:table-cell office:value-type="string">
            <text:p>6:29v</text:p>
          </table:table-cell>
          <table:table-cell office:value-type="string">
            <text:p>6:54v</text:p>
          </table:table-cell>
          <table:table-cell office:value-type="string">
            <text:p>7:24v</text:p>
          </table:table-cell>
          <table:table-cell office:value-type="string">
            <text:p>7:54v</text:p>
          </table:table-cell>
          <table:table-cell office:value-type="string">
            <text:p>8:24v</text:p>
          </table:table-cell>
          <table:table-cell office:value-type="string">
            <text:p>9:04v</text:p>
          </table:table-cell>
          <table:table-cell office:value-type="string">
            <text:p>9:44v</text:p>
          </table:table-cell>
          <table:table-cell office:value-type="string">
            <text:p>10:24v</text:p>
          </table:table-cell>
          <table:table-cell office:value-type="string">
            <text:p>11:04v</text:p>
          </table:table-cell>
          <table:table-cell office:value-type="string">
            <text:p>11:44v</text:p>
          </table:table-cell>
          <table:table-cell table:style-name="Default"/>
          <table:table-cell office:value-type="string">
            <text:p>12:24v</text:p>
          </table:table-cell>
          <table:table-cell office:value-type="string">
            <text:p>13:04v</text:p>
          </table:table-cell>
          <table:table-cell office:value-type="string">
            <text:p>13:19dv</text:p>
          </table:table-cell>
          <table:table-cell office:value-type="string">
            <text:p>13:34v</text:p>
          </table:table-cell>
          <table:table-cell table:style-name="Default"/>
          <table:table-cell office:value-type="string">
            <text:p>14:04dv</text:p>
          </table:table-cell>
          <table:table-cell office:value-type="string">
            <text:p>14:24v</text:p>
          </table:table-cell>
          <table:table-cell office:value-type="string">
            <text:p>14:44dv</text:p>
          </table:table-cell>
          <table:table-cell office:value-type="string">
            <text:p>15:04v</text:p>
          </table:table-cell>
          <table:table-cell office:value-type="string">
            <text:p>15:24dv</text:p>
          </table:table-cell>
          <table:table-cell office:value-type="string">
            <text:p>15:44v</text:p>
          </table:table-cell>
          <table:table-cell office:value-type="string">
            <text:p>16:04dv</text:p>
          </table:table-cell>
          <table:table-cell office:value-type="string">
            <text:p>16:24v</text:p>
          </table:table-cell>
          <table:table-cell office:value-type="string">
            <text:p>16:44dv</text:p>
          </table:table-cell>
          <table:table-cell office:value-type="string">
            <text:p>17:09v</text:p>
          </table:table-cell>
          <table:table-cell office:value-type="string">
            <text:p>17:44v</text:p>
          </table:table-cell>
          <table:table-cell office:value-type="string">
            <text:p>18:44dv</text:p>
          </table:table-cell>
          <table:table-cell office:value-type="string">
            <text:p>19:44dv</text:p>
          </table:table-cell>
          <table:table-cell office:value-type="string">
            <text:p>20:44dv</text:p>
          </table:table-cell>
          <table:table-cell office:value-type="string">
            <text:p>21:44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Zwycięstwa / Ruszczyca</text:p>
          </table:table-cell>
          <table:table-cell office:value-type="string">
            <text:p>5:10v</text:p>
          </table:table-cell>
          <table:table-cell office:value-type="string">
            <text:p>5:35v</text:p>
          </table:table-cell>
          <table:table-cell office:value-type="string">
            <text:p>6:15v</text:p>
          </table:table-cell>
          <table:table-cell office:value-type="string">
            <text:p>6:30v</text:p>
          </table:table-cell>
          <table:table-cell office:value-type="string">
            <text:p>6:55v</text:p>
          </table:table-cell>
          <table:table-cell office:value-type="string">
            <text:p>7:25v</text:p>
          </table:table-cell>
          <table:table-cell office:value-type="string">
            <text:p>7:55v</text:p>
          </table:table-cell>
          <table:table-cell office:value-type="string">
            <text:p>8:25v</text:p>
          </table:table-cell>
          <table:table-cell office:value-type="string">
            <text:p>9:05v</text:p>
          </table:table-cell>
          <table:table-cell office:value-type="string">
            <text:p>9:45v</text:p>
          </table:table-cell>
          <table:table-cell office:value-type="string">
            <text:p>10:25v</text:p>
          </table:table-cell>
          <table:table-cell office:value-type="string">
            <text:p>11:05v</text:p>
          </table:table-cell>
          <table:table-cell office:value-type="string">
            <text:p>11:45v</text:p>
          </table:table-cell>
          <table:table-cell table:style-name="Default"/>
          <table:table-cell office:value-type="string">
            <text:p>12:25v</text:p>
          </table:table-cell>
          <table:table-cell office:value-type="string">
            <text:p>13:05v</text:p>
          </table:table-cell>
          <table:table-cell office:value-type="string">
            <text:p>13:20dv</text:p>
          </table:table-cell>
          <table:table-cell office:value-type="string">
            <text:p>13:35v</text:p>
          </table:table-cell>
          <table:table-cell table:style-name="Default"/>
          <table:table-cell office:value-type="string">
            <text:p>14:05dv</text:p>
          </table:table-cell>
          <table:table-cell office:value-type="string">
            <text:p>14:25v</text:p>
          </table:table-cell>
          <table:table-cell office:value-type="string">
            <text:p>14:45dv</text:p>
          </table:table-cell>
          <table:table-cell office:value-type="string">
            <text:p>15:05v</text:p>
          </table:table-cell>
          <table:table-cell office:value-type="string">
            <text:p>15:25dv</text:p>
          </table:table-cell>
          <table:table-cell office:value-type="string">
            <text:p>15:45v</text:p>
          </table:table-cell>
          <table:table-cell office:value-type="string">
            <text:p>16:05dv</text:p>
          </table:table-cell>
          <table:table-cell office:value-type="string">
            <text:p>16:25v</text:p>
          </table:table-cell>
          <table:table-cell office:value-type="string">
            <text:p>16:45dv</text:p>
          </table:table-cell>
          <table:table-cell office:value-type="string">
            <text:p>17:10v</text:p>
          </table:table-cell>
          <table:table-cell office:value-type="string">
            <text:p>17:45v</text:p>
          </table:table-cell>
          <table:table-cell office:value-type="string">
            <text:p>18:45dv</text:p>
          </table:table-cell>
          <table:table-cell office:value-type="string">
            <text:p>19:45dv</text:p>
          </table:table-cell>
          <table:table-cell office:value-type="string">
            <text:p>20:45dv</text:p>
          </table:table-cell>
          <table:table-cell office:value-type="string">
            <text:p>21:45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Traugutta / Chopina</text:p>
          </table:table-cell>
          <table:table-cell office:value-type="string">
            <text:p>5:12v</text:p>
          </table:table-cell>
          <table:table-cell office:value-type="string">
            <text:p>5:37v</text:p>
          </table:table-cell>
          <table:table-cell office:value-type="string">
            <text:p>6:17v</text:p>
          </table:table-cell>
          <table:table-cell office:value-type="string">
            <text:p>6:32v</text:p>
          </table:table-cell>
          <table:table-cell office:value-type="string">
            <text:p>6:57v</text:p>
          </table:table-cell>
          <table:table-cell office:value-type="string">
            <text:p>7:27v</text:p>
          </table:table-cell>
          <table:table-cell office:value-type="string">
            <text:p>7:57v</text:p>
          </table:table-cell>
          <table:table-cell office:value-type="string">
            <text:p>8:27v</text:p>
          </table:table-cell>
          <table:table-cell office:value-type="string">
            <text:p>9:07v</text:p>
          </table:table-cell>
          <table:table-cell office:value-type="string">
            <text:p>9:47v</text:p>
          </table:table-cell>
          <table:table-cell office:value-type="string">
            <text:p>10:27v</text:p>
          </table:table-cell>
          <table:table-cell office:value-type="string">
            <text:p>11:07v</text:p>
          </table:table-cell>
          <table:table-cell office:value-type="string">
            <text:p>11:47v</text:p>
          </table:table-cell>
          <table:table-cell table:style-name="Default"/>
          <table:table-cell office:value-type="string">
            <text:p>12:27v</text:p>
          </table:table-cell>
          <table:table-cell office:value-type="string">
            <text:p>13:07v</text:p>
          </table:table-cell>
          <table:table-cell office:value-type="string">
            <text:p>13:22dv</text:p>
          </table:table-cell>
          <table:table-cell office:value-type="string">
            <text:p>13:37v</text:p>
          </table:table-cell>
          <table:table-cell table:style-name="Default"/>
          <table:table-cell office:value-type="string">
            <text:p>14:07dv</text:p>
          </table:table-cell>
          <table:table-cell office:value-type="string">
            <text:p>14:27v</text:p>
          </table:table-cell>
          <table:table-cell office:value-type="string">
            <text:p>14:47dv</text:p>
          </table:table-cell>
          <table:table-cell office:value-type="string">
            <text:p>15:07v</text:p>
          </table:table-cell>
          <table:table-cell office:value-type="string">
            <text:p>15:27dv</text:p>
          </table:table-cell>
          <table:table-cell office:value-type="string">
            <text:p>15:47v</text:p>
          </table:table-cell>
          <table:table-cell office:value-type="string">
            <text:p>16:07dv</text:p>
          </table:table-cell>
          <table:table-cell office:value-type="string">
            <text:p>16:27v</text:p>
          </table:table-cell>
          <table:table-cell office:value-type="string">
            <text:p>16:47dv</text:p>
          </table:table-cell>
          <table:table-cell office:value-type="string">
            <text:p>17:12v</text:p>
          </table:table-cell>
          <table:table-cell office:value-type="string">
            <text:p>17:47v</text:p>
          </table:table-cell>
          <table:table-cell office:value-type="string">
            <text:p>18:47dv</text:p>
          </table:table-cell>
          <table:table-cell office:value-type="string">
            <text:p>19:47dv</text:p>
          </table:table-cell>
          <table:table-cell office:value-type="string">
            <text:p>20:47dv</text:p>
          </table:table-cell>
          <table:table-cell office:value-type="string">
            <text:p>21:47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Orląt Lwowskich / Sawickiej</text:p>
          </table:table-cell>
          <table:table-cell office:value-type="string">
            <text:p>5:14v</text:p>
          </table:table-cell>
          <table:table-cell office:value-type="string">
            <text:p>5:39v</text:p>
          </table:table-cell>
          <table:table-cell office:value-type="string">
            <text:p>6:19v</text:p>
          </table:table-cell>
          <table:table-cell office:value-type="string">
            <text:p>6:34v</text:p>
          </table:table-cell>
          <table:table-cell office:value-type="string">
            <text:p>6:59v</text:p>
          </table:table-cell>
          <table:table-cell office:value-type="string">
            <text:p>7:29v</text:p>
          </table:table-cell>
          <table:table-cell office:value-type="string">
            <text:p>7:59v</text:p>
          </table:table-cell>
          <table:table-cell office:value-type="string">
            <text:p>8:29v</text:p>
          </table:table-cell>
          <table:table-cell office:value-type="string">
            <text:p>9:09v</text:p>
          </table:table-cell>
          <table:table-cell office:value-type="string">
            <text:p>9:49v</text:p>
          </table:table-cell>
          <table:table-cell office:value-type="string">
            <text:p>10:29v</text:p>
          </table:table-cell>
          <table:table-cell office:value-type="string">
            <text:p>11:09v</text:p>
          </table:table-cell>
          <table:table-cell office:value-type="string">
            <text:p>11:49v</text:p>
          </table:table-cell>
          <table:table-cell table:style-name="Default"/>
          <table:table-cell office:value-type="string">
            <text:p>12:29v</text:p>
          </table:table-cell>
          <table:table-cell office:value-type="string">
            <text:p>13:09v</text:p>
          </table:table-cell>
          <table:table-cell office:value-type="string">
            <text:p>13:24dv</text:p>
          </table:table-cell>
          <table:table-cell office:value-type="string">
            <text:p>13:39v</text:p>
          </table:table-cell>
          <table:table-cell table:style-name="Default"/>
          <table:table-cell office:value-type="string">
            <text:p>14:09dv</text:p>
          </table:table-cell>
          <table:table-cell office:value-type="string">
            <text:p>14:29v</text:p>
          </table:table-cell>
          <table:table-cell office:value-type="string">
            <text:p>14:49dv</text:p>
          </table:table-cell>
          <table:table-cell office:value-type="string">
            <text:p>15:09v</text:p>
          </table:table-cell>
          <table:table-cell office:value-type="string">
            <text:p>15:29dv</text:p>
          </table:table-cell>
          <table:table-cell office:value-type="string">
            <text:p>15:49v</text:p>
          </table:table-cell>
          <table:table-cell office:value-type="string">
            <text:p>16:09dv</text:p>
          </table:table-cell>
          <table:table-cell office:value-type="string">
            <text:p>16:29v</text:p>
          </table:table-cell>
          <table:table-cell office:value-type="string">
            <text:p>16:49dv</text:p>
          </table:table-cell>
          <table:table-cell office:value-type="string">
            <text:p>17:14v</text:p>
          </table:table-cell>
          <table:table-cell office:value-type="string">
            <text:p>17:49v</text:p>
          </table:table-cell>
          <table:table-cell office:value-type="string">
            <text:p>18:49dv</text:p>
          </table:table-cell>
          <table:table-cell office:value-type="string">
            <text:p>19:49dv</text:p>
          </table:table-cell>
          <table:table-cell office:value-type="string">
            <text:p>20:49dv</text:p>
          </table:table-cell>
          <table:table-cell office:value-type="string">
            <text:p>21:49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Jana Pawła II / Gdańska</text:p>
          </table:table-cell>
          <table:table-cell office:value-type="string">
            <text:p>5:15v</text:p>
          </table:table-cell>
          <table:table-cell office:value-type="string">
            <text:p>5:40v</text:p>
          </table:table-cell>
          <table:table-cell office:value-type="string">
            <text:p>6:20v</text:p>
          </table:table-cell>
          <table:table-cell office:value-type="string">
            <text:p>6:35v</text:p>
          </table:table-cell>
          <table:table-cell office:value-type="string">
            <text:p>7:00v</text:p>
          </table:table-cell>
          <table:table-cell office:value-type="string">
            <text:p>7:30v</text:p>
          </table:table-cell>
          <table:table-cell office:value-type="string">
            <text:p>8:00v</text:p>
          </table:table-cell>
          <table:table-cell office:value-type="string">
            <text:p>8:31v</text:p>
          </table:table-cell>
          <table:table-cell office:value-type="string">
            <text:p>9:11v</text:p>
          </table:table-cell>
          <table:table-cell office:value-type="string">
            <text:p>9:51v</text:p>
          </table:table-cell>
          <table:table-cell office:value-type="string">
            <text:p>10:31v</text:p>
          </table:table-cell>
          <table:table-cell office:value-type="string">
            <text:p>11:11v</text:p>
          </table:table-cell>
          <table:table-cell office:value-type="string">
            <text:p>11:51v</text:p>
          </table:table-cell>
          <table:table-cell table:style-name="Default"/>
          <table:table-cell office:value-type="string">
            <text:p>12:31v</text:p>
          </table:table-cell>
          <table:table-cell office:value-type="string">
            <text:p>13:11v</text:p>
          </table:table-cell>
          <table:table-cell office:value-type="string">
            <text:p>13:26dv</text:p>
          </table:table-cell>
          <table:table-cell office:value-type="string">
            <text:p>13:41v</text:p>
          </table:table-cell>
          <table:table-cell table:style-name="Default"/>
          <table:table-cell office:value-type="string">
            <text:p>14:11dv</text:p>
          </table:table-cell>
          <table:table-cell office:value-type="string">
            <text:p>14:31v</text:p>
          </table:table-cell>
          <table:table-cell office:value-type="string">
            <text:p>14:51dv</text:p>
          </table:table-cell>
          <table:table-cell office:value-type="string">
            <text:p>15:11v</text:p>
          </table:table-cell>
          <table:table-cell office:value-type="string">
            <text:p>15:31dv</text:p>
          </table:table-cell>
          <table:table-cell office:value-type="string">
            <text:p>15:51v</text:p>
          </table:table-cell>
          <table:table-cell office:value-type="string">
            <text:p>16:11dv</text:p>
          </table:table-cell>
          <table:table-cell office:value-type="string">
            <text:p>16:31v</text:p>
          </table:table-cell>
          <table:table-cell office:value-type="string">
            <text:p>16:51dv</text:p>
          </table:table-cell>
          <table:table-cell office:value-type="string">
            <text:p>17:16v</text:p>
          </table:table-cell>
          <table:table-cell office:value-type="string">
            <text:p>17:51v</text:p>
          </table:table-cell>
          <table:table-cell office:value-type="string">
            <text:p>18:51dv</text:p>
          </table:table-cell>
          <table:table-cell office:value-type="string">
            <text:p>19:50dv</text:p>
          </table:table-cell>
          <table:table-cell office:value-type="string">
            <text:p>20:50dv</text:p>
          </table:table-cell>
          <table:table-cell office:value-type="string">
            <text:p>21:50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Jana Pawła II / Staszica</text:p>
          </table:table-cell>
          <table:table-cell office:value-type="string">
            <text:p>5:16v</text:p>
          </table:table-cell>
          <table:table-cell office:value-type="string">
            <text:p>5:41v</text:p>
          </table:table-cell>
          <table:table-cell office:value-type="string">
            <text:p>6:21v</text:p>
          </table:table-cell>
          <table:table-cell office:value-type="string">
            <text:p>6:36v</text:p>
          </table:table-cell>
          <table:table-cell office:value-type="string">
            <text:p>7:01v</text:p>
          </table:table-cell>
          <table:table-cell office:value-type="string">
            <text:p>7:31v</text:p>
          </table:table-cell>
          <table:table-cell office:value-type="string">
            <text:p>8:01v</text:p>
          </table:table-cell>
          <table:table-cell office:value-type="string">
            <text:p>8:32v</text:p>
          </table:table-cell>
          <table:table-cell office:value-type="string">
            <text:p>9:12v</text:p>
          </table:table-cell>
          <table:table-cell office:value-type="string">
            <text:p>9:52v</text:p>
          </table:table-cell>
          <table:table-cell office:value-type="string">
            <text:p>10:32v</text:p>
          </table:table-cell>
          <table:table-cell office:value-type="string">
            <text:p>11:12v</text:p>
          </table:table-cell>
          <table:table-cell office:value-type="string">
            <text:p>11:52v</text:p>
          </table:table-cell>
          <table:table-cell table:style-name="Default"/>
          <table:table-cell office:value-type="string">
            <text:p>12:32v</text:p>
          </table:table-cell>
          <table:table-cell office:value-type="string">
            <text:p>13:12v</text:p>
          </table:table-cell>
          <table:table-cell office:value-type="string">
            <text:p>13:27dv</text:p>
          </table:table-cell>
          <table:table-cell office:value-type="string">
            <text:p>13:42v</text:p>
          </table:table-cell>
          <table:table-cell table:style-name="Default"/>
          <table:table-cell office:value-type="string">
            <text:p>14:12dv</text:p>
          </table:table-cell>
          <table:table-cell office:value-type="string">
            <text:p>14:32v</text:p>
          </table:table-cell>
          <table:table-cell office:value-type="string">
            <text:p>14:52dv</text:p>
          </table:table-cell>
          <table:table-cell office:value-type="string">
            <text:p>15:12v</text:p>
          </table:table-cell>
          <table:table-cell office:value-type="string">
            <text:p>15:32dv</text:p>
          </table:table-cell>
          <table:table-cell office:value-type="string">
            <text:p>15:52v</text:p>
          </table:table-cell>
          <table:table-cell office:value-type="string">
            <text:p>16:12dv</text:p>
          </table:table-cell>
          <table:table-cell office:value-type="string">
            <text:p>16:32v</text:p>
          </table:table-cell>
          <table:table-cell office:value-type="string">
            <text:p>16:52dv</text:p>
          </table:table-cell>
          <table:table-cell office:value-type="string">
            <text:p>17:17v</text:p>
          </table:table-cell>
          <table:table-cell office:value-type="string">
            <text:p>17:52v</text:p>
          </table:table-cell>
          <table:table-cell office:value-type="string">
            <text:p>18:52dv</text:p>
          </table:table-cell>
          <table:table-cell office:value-type="string">
            <text:p>19:51dv</text:p>
          </table:table-cell>
          <table:table-cell office:value-type="string">
            <text:p>20:51dv</text:p>
          </table:table-cell>
          <table:table-cell office:value-type="string">
            <text:p>21:51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Władysława IV / Sikorskiego</text:p>
          </table:table-cell>
          <table:table-cell office:value-type="string">
            <text:p>5:18v</text:p>
          </table:table-cell>
          <table:table-cell office:value-type="string">
            <text:p>5:43v</text:p>
          </table:table-cell>
          <table:table-cell office:value-type="string">
            <text:p>6:23v</text:p>
          </table:table-cell>
          <table:table-cell office:value-type="string">
            <text:p>6:38v</text:p>
          </table:table-cell>
          <table:table-cell office:value-type="string">
            <text:p>7:03v</text:p>
          </table:table-cell>
          <table:table-cell office:value-type="string">
            <text:p>7:33v</text:p>
          </table:table-cell>
          <table:table-cell office:value-type="string">
            <text:p>8:03v</text:p>
          </table:table-cell>
          <table:table-cell office:value-type="string">
            <text:p>8:34v</text:p>
          </table:table-cell>
          <table:table-cell office:value-type="string">
            <text:p>9:14v</text:p>
          </table:table-cell>
          <table:table-cell office:value-type="string">
            <text:p>9:54v</text:p>
          </table:table-cell>
          <table:table-cell office:value-type="string">
            <text:p>10:34v</text:p>
          </table:table-cell>
          <table:table-cell office:value-type="string">
            <text:p>11:14v</text:p>
          </table:table-cell>
          <table:table-cell office:value-type="string">
            <text:p>11:54v</text:p>
          </table:table-cell>
          <table:table-cell table:style-name="Default"/>
          <table:table-cell office:value-type="string">
            <text:p>12:34v</text:p>
          </table:table-cell>
          <table:table-cell office:value-type="string">
            <text:p>13:14v</text:p>
          </table:table-cell>
          <table:table-cell office:value-type="string">
            <text:p>13:29dv</text:p>
          </table:table-cell>
          <table:table-cell office:value-type="string">
            <text:p>13:44v</text:p>
          </table:table-cell>
          <table:table-cell table:style-name="Default"/>
          <table:table-cell office:value-type="string">
            <text:p>14:14dv</text:p>
          </table:table-cell>
          <table:table-cell office:value-type="string">
            <text:p>14:34v</text:p>
          </table:table-cell>
          <table:table-cell office:value-type="string">
            <text:p>14:54dv</text:p>
          </table:table-cell>
          <table:table-cell office:value-type="string">
            <text:p>15:14v</text:p>
          </table:table-cell>
          <table:table-cell office:value-type="string">
            <text:p>15:34dv</text:p>
          </table:table-cell>
          <table:table-cell office:value-type="string">
            <text:p>15:54v</text:p>
          </table:table-cell>
          <table:table-cell office:value-type="string">
            <text:p>16:14dv</text:p>
          </table:table-cell>
          <table:table-cell office:value-type="string">
            <text:p>16:34v</text:p>
          </table:table-cell>
          <table:table-cell office:value-type="string">
            <text:p>16:54dv</text:p>
          </table:table-cell>
          <table:table-cell office:value-type="string">
            <text:p>17:19v</text:p>
          </table:table-cell>
          <table:table-cell office:value-type="string">
            <text:p>17:54v</text:p>
          </table:table-cell>
          <table:table-cell office:value-type="string">
            <text:p>18:54dv</text:p>
          </table:table-cell>
          <table:table-cell office:value-type="string">
            <text:p>19:53dv</text:p>
          </table:table-cell>
          <table:table-cell office:value-type="string">
            <text:p>20:53dv</text:p>
          </table:table-cell>
          <table:table-cell office:value-type="string">
            <text:p>21:53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Władysława IV / Kutrzeby</text:p>
          </table:table-cell>
          <table:table-cell office:value-type="string">
            <text:p>5:19v</text:p>
          </table:table-cell>
          <table:table-cell office:value-type="string">
            <text:p>5:44v</text:p>
          </table:table-cell>
          <table:table-cell office:value-type="string">
            <text:p>6:24v</text:p>
          </table:table-cell>
          <table:table-cell office:value-type="string">
            <text:p>6:39v</text:p>
          </table:table-cell>
          <table:table-cell office:value-type="string">
            <text:p>7:04v</text:p>
          </table:table-cell>
          <table:table-cell office:value-type="string">
            <text:p>7:34v</text:p>
          </table:table-cell>
          <table:table-cell office:value-type="string">
            <text:p>8:04v</text:p>
          </table:table-cell>
          <table:table-cell office:value-type="string">
            <text:p>8:35v</text:p>
          </table:table-cell>
          <table:table-cell office:value-type="string">
            <text:p>9:15v</text:p>
          </table:table-cell>
          <table:table-cell office:value-type="string">
            <text:p>9:55v</text:p>
          </table:table-cell>
          <table:table-cell office:value-type="string">
            <text:p>10:35v</text:p>
          </table:table-cell>
          <table:table-cell office:value-type="string">
            <text:p>11:15v</text:p>
          </table:table-cell>
          <table:table-cell office:value-type="string">
            <text:p>11:55v</text:p>
          </table:table-cell>
          <table:table-cell table:style-name="Default"/>
          <table:table-cell office:value-type="string">
            <text:p>12:35v</text:p>
          </table:table-cell>
          <table:table-cell office:value-type="string">
            <text:p>13:15v</text:p>
          </table:table-cell>
          <table:table-cell office:value-type="string">
            <text:p>13:30dv</text:p>
          </table:table-cell>
          <table:table-cell office:value-type="string">
            <text:p>13:45v</text:p>
          </table:table-cell>
          <table:table-cell table:style-name="Default"/>
          <table:table-cell office:value-type="string">
            <text:p>14:15dv</text:p>
          </table:table-cell>
          <table:table-cell office:value-type="string">
            <text:p>14:35v</text:p>
          </table:table-cell>
          <table:table-cell office:value-type="string">
            <text:p>14:55dv</text:p>
          </table:table-cell>
          <table:table-cell office:value-type="string">
            <text:p>15:15v</text:p>
          </table:table-cell>
          <table:table-cell office:value-type="string">
            <text:p>15:35dv</text:p>
          </table:table-cell>
          <table:table-cell office:value-type="string">
            <text:p>15:55v</text:p>
          </table:table-cell>
          <table:table-cell office:value-type="string">
            <text:p>16:15dv</text:p>
          </table:table-cell>
          <table:table-cell office:value-type="string">
            <text:p>16:35v</text:p>
          </table:table-cell>
          <table:table-cell office:value-type="string">
            <text:p>16:55dv</text:p>
          </table:table-cell>
          <table:table-cell office:value-type="string">
            <text:p>17:20v</text:p>
          </table:table-cell>
          <table:table-cell office:value-type="string">
            <text:p>17:55v</text:p>
          </table:table-cell>
          <table:table-cell office:value-type="string">
            <text:p>18:55dv</text:p>
          </table:table-cell>
          <table:table-cell office:value-type="string">
            <text:p>19:54dv</text:p>
          </table:table-cell>
          <table:table-cell office:value-type="string">
            <text:p>20:54dv</text:p>
          </table:table-cell>
          <table:table-cell office:value-type="string">
            <text:p>21:54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Monte Cassino / Bałtycka</text:p>
          </table:table-cell>
          <table:table-cell office:value-type="string">
            <text:p>5:21v</text:p>
          </table:table-cell>
          <table:table-cell office:value-type="string">
            <text:p>5:46v</text:p>
          </table:table-cell>
          <table:table-cell office:value-type="string">
            <text:p>6:26v</text:p>
          </table:table-cell>
          <table:table-cell office:value-type="string">
            <text:p>6:41v</text:p>
          </table:table-cell>
          <table:table-cell office:value-type="string">
            <text:p>7:06v</text:p>
          </table:table-cell>
          <table:table-cell office:value-type="string">
            <text:p>7:36v</text:p>
          </table:table-cell>
          <table:table-cell office:value-type="string">
            <text:p>8:06v</text:p>
          </table:table-cell>
          <table:table-cell office:value-type="string">
            <text:p>8:37v</text:p>
          </table:table-cell>
          <table:table-cell office:value-type="string">
            <text:p>9:17v</text:p>
          </table:table-cell>
          <table:table-cell office:value-type="string">
            <text:p>9:57v</text:p>
          </table:table-cell>
          <table:table-cell office:value-type="string">
            <text:p>10:37v</text:p>
          </table:table-cell>
          <table:table-cell office:value-type="string">
            <text:p>11:17v</text:p>
          </table:table-cell>
          <table:table-cell office:value-type="string">
            <text:p>11:57v</text:p>
          </table:table-cell>
          <table:table-cell table:style-name="Default"/>
          <table:table-cell office:value-type="string">
            <text:p>12:37v</text:p>
          </table:table-cell>
          <table:table-cell office:value-type="string">
            <text:p>13:17v</text:p>
          </table:table-cell>
          <table:table-cell office:value-type="string">
            <text:p>13:32dv</text:p>
          </table:table-cell>
          <table:table-cell office:value-type="string">
            <text:p>13:47v</text:p>
          </table:table-cell>
          <table:table-cell table:style-name="Default"/>
          <table:table-cell office:value-type="string">
            <text:p>14:17dv</text:p>
          </table:table-cell>
          <table:table-cell office:value-type="string">
            <text:p>14:37v</text:p>
          </table:table-cell>
          <table:table-cell office:value-type="string">
            <text:p>14:57dv</text:p>
          </table:table-cell>
          <table:table-cell office:value-type="string">
            <text:p>15:17v</text:p>
          </table:table-cell>
          <table:table-cell office:value-type="string">
            <text:p>15:37dv</text:p>
          </table:table-cell>
          <table:table-cell office:value-type="string">
            <text:p>15:57v</text:p>
          </table:table-cell>
          <table:table-cell office:value-type="string">
            <text:p>16:17dv</text:p>
          </table:table-cell>
          <table:table-cell office:value-type="string">
            <text:p>16:37v</text:p>
          </table:table-cell>
          <table:table-cell office:value-type="string">
            <text:p>16:57dv</text:p>
          </table:table-cell>
          <table:table-cell office:value-type="string">
            <text:p>17:22v</text:p>
          </table:table-cell>
          <table:table-cell office:value-type="string">
            <text:p>17:57v</text:p>
          </table:table-cell>
          <table:table-cell office:value-type="string">
            <text:p>18:57dv</text:p>
          </table:table-cell>
          <table:table-cell office:value-type="string">
            <text:p>19:56dv</text:p>
          </table:table-cell>
          <table:table-cell office:value-type="string">
            <text:p>20:56dv</text:p>
          </table:table-cell>
          <table:table-cell office:value-type="string">
            <text:p>21:56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Armii Krajowej / Kościół</text:p>
          </table:table-cell>
          <table:table-cell office:value-type="string">
            <text:p>5:23v</text:p>
          </table:table-cell>
          <table:table-cell office:value-type="string">
            <text:p>5:48v</text:p>
          </table:table-cell>
          <table:table-cell office:value-type="string">
            <text:p>6:28v</text:p>
          </table:table-cell>
          <table:table-cell office:value-type="string">
            <text:p>6:43v</text:p>
          </table:table-cell>
          <table:table-cell office:value-type="string">
            <text:p>7:08v</text:p>
          </table:table-cell>
          <table:table-cell office:value-type="string">
            <text:p>7:38v</text:p>
          </table:table-cell>
          <table:table-cell office:value-type="string">
            <text:p>8:08v</text:p>
          </table:table-cell>
          <table:table-cell office:value-type="string">
            <text:p>8:39v</text:p>
          </table:table-cell>
          <table:table-cell office:value-type="string">
            <text:p>9:19v</text:p>
          </table:table-cell>
          <table:table-cell office:value-type="string">
            <text:p>9:59v</text:p>
          </table:table-cell>
          <table:table-cell office:value-type="string">
            <text:p>10:39v</text:p>
          </table:table-cell>
          <table:table-cell office:value-type="string">
            <text:p>11:19v</text:p>
          </table:table-cell>
          <table:table-cell office:value-type="string">
            <text:p>11:59v</text:p>
          </table:table-cell>
          <table:table-cell table:style-name="Default"/>
          <table:table-cell office:value-type="string">
            <text:p>12:39v</text:p>
          </table:table-cell>
          <table:table-cell office:value-type="string">
            <text:p>13:19v</text:p>
          </table:table-cell>
          <table:table-cell office:value-type="string">
            <text:p>13:34dv</text:p>
          </table:table-cell>
          <table:table-cell office:value-type="string">
            <text:p>13:49v</text:p>
          </table:table-cell>
          <table:table-cell table:style-name="Default"/>
          <table:table-cell office:value-type="string">
            <text:p>14:19dv</text:p>
          </table:table-cell>
          <table:table-cell office:value-type="string">
            <text:p>14:39v</text:p>
          </table:table-cell>
          <table:table-cell office:value-type="string">
            <text:p>14:59dv</text:p>
          </table:table-cell>
          <table:table-cell office:value-type="string">
            <text:p>15:19v</text:p>
          </table:table-cell>
          <table:table-cell office:value-type="string">
            <text:p>15:39dv</text:p>
          </table:table-cell>
          <table:table-cell office:value-type="string">
            <text:p>15:59v</text:p>
          </table:table-cell>
          <table:table-cell office:value-type="string">
            <text:p>16:19dv</text:p>
          </table:table-cell>
          <table:table-cell office:value-type="string">
            <text:p>16:39v</text:p>
          </table:table-cell>
          <table:table-cell office:value-type="string">
            <text:p>16:59dv</text:p>
          </table:table-cell>
          <table:table-cell office:value-type="string">
            <text:p>17:24v</text:p>
          </table:table-cell>
          <table:table-cell office:value-type="string">
            <text:p>17:59v</text:p>
          </table:table-cell>
          <table:table-cell office:value-type="string">
            <text:p>18:59dv</text:p>
          </table:table-cell>
          <table:table-cell office:value-type="string">
            <text:p>19:58dv</text:p>
          </table:table-cell>
          <table:table-cell office:value-type="string">
            <text:p>20:58dv</text:p>
          </table:table-cell>
          <table:table-cell office:value-type="string">
            <text:p>21:58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Morska / Bohaterów Warszawy</text:p>
          </table:table-cell>
          <table:table-cell office:value-type="string">
            <text:p>5:24v</text:p>
          </table:table-cell>
          <table:table-cell office:value-type="string">
            <text:p>5:49v</text:p>
          </table:table-cell>
          <table:table-cell office:value-type="string">
            <text:p>6:29v</text:p>
          </table:table-cell>
          <table:table-cell office:value-type="string">
            <text:p>6:45v</text:p>
          </table:table-cell>
          <table:table-cell office:value-type="string">
            <text:p>7:10v</text:p>
          </table:table-cell>
          <table:table-cell office:value-type="string">
            <text:p>7:40v</text:p>
          </table:table-cell>
          <table:table-cell office:value-type="string">
            <text:p>8:10v</text:p>
          </table:table-cell>
          <table:table-cell office:value-type="string">
            <text:p>8:41v</text:p>
          </table:table-cell>
          <table:table-cell office:value-type="string">
            <text:p>9:21v</text:p>
          </table:table-cell>
          <table:table-cell office:value-type="string">
            <text:p>10:01v</text:p>
          </table:table-cell>
          <table:table-cell office:value-type="string">
            <text:p>10:41v</text:p>
          </table:table-cell>
          <table:table-cell office:value-type="string">
            <text:p>11:21v</text:p>
          </table:table-cell>
          <table:table-cell office:value-type="string">
            <text:p>12:01v</text:p>
          </table:table-cell>
          <table:table-cell table:style-name="Default"/>
          <table:table-cell office:value-type="string">
            <text:p>12:41v</text:p>
          </table:table-cell>
          <table:table-cell office:value-type="string">
            <text:p>13:21v</text:p>
          </table:table-cell>
          <table:table-cell table:style-name="Default"/>
          <table:table-cell office:value-type="string">
            <text:p>13:51v</text:p>
          </table:table-cell>
          <table:table-cell table:style-name="Default" table:number-columns-repeated="2"/>
          <table:table-cell office:value-type="string">
            <text:p>14:41v</text:p>
          </table:table-cell>
          <table:table-cell table:style-name="Default"/>
          <table:table-cell office:value-type="string">
            <text:p>15:21v</text:p>
          </table:table-cell>
          <table:table-cell table:style-name="Default"/>
          <table:table-cell office:value-type="string">
            <text:p>16:01v</text:p>
          </table:table-cell>
          <table:table-cell table:style-name="Default"/>
          <table:table-cell office:value-type="string">
            <text:p>16:41v</text:p>
          </table:table-cell>
          <table:table-cell table:style-name="Default"/>
          <table:table-cell office:value-type="string">
            <text:p>17:26v</text:p>
          </table:table-cell>
          <table:table-cell office:value-type="string">
            <text:p>18:01v</text:p>
          </table:table-cell>
          <table:table-cell table:style-name="Default" table:number-columns-repeated="3"/>
          <table:table-cell office:value-type="string">
            <text:p>21:59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Energetyków / Morska</text:p>
          </table:table-cell>
          <table:table-cell office:value-type="string">
            <text:p>5:26v</text:p>
          </table:table-cell>
          <table:table-cell office:value-type="string">
            <text:p>5:51v</text:p>
          </table:table-cell>
          <table:table-cell office:value-type="string">
            <text:p>6:31v</text:p>
          </table:table-cell>
          <table:table-cell office:value-type="string">
            <text:p>6:47v</text:p>
          </table:table-cell>
          <table:table-cell office:value-type="string">
            <text:p>7:12v</text:p>
          </table:table-cell>
          <table:table-cell office:value-type="string">
            <text:p>7:42v</text:p>
          </table:table-cell>
          <table:table-cell office:value-type="string">
            <text:p>8:12v</text:p>
          </table:table-cell>
          <table:table-cell office:value-type="string">
            <text:p>8:43v</text:p>
          </table:table-cell>
          <table:table-cell office:value-type="string">
            <text:p>9:23v</text:p>
          </table:table-cell>
          <table:table-cell office:value-type="string">
            <text:p>10:03v</text:p>
          </table:table-cell>
          <table:table-cell office:value-type="string">
            <text:p>10:43v</text:p>
          </table:table-cell>
          <table:table-cell office:value-type="string">
            <text:p>11:23v</text:p>
          </table:table-cell>
          <table:table-cell office:value-type="string">
            <text:p>12:03v</text:p>
          </table:table-cell>
          <table:table-cell table:style-name="Default"/>
          <table:table-cell office:value-type="string">
            <text:p>12:43v</text:p>
          </table:table-cell>
          <table:table-cell office:value-type="string">
            <text:p>13:23v</text:p>
          </table:table-cell>
          <table:table-cell table:style-name="Default"/>
          <table:table-cell office:value-type="string">
            <text:p>13:53v</text:p>
          </table:table-cell>
          <table:table-cell table:style-name="Default" table:number-columns-repeated="2"/>
          <table:table-cell office:value-type="string">
            <text:p>14:43v</text:p>
          </table:table-cell>
          <table:table-cell table:style-name="Default"/>
          <table:table-cell office:value-type="string">
            <text:p>15:23v</text:p>
          </table:table-cell>
          <table:table-cell table:style-name="Default"/>
          <table:table-cell office:value-type="string">
            <text:p>16:03v</text:p>
          </table:table-cell>
          <table:table-cell table:style-name="Default"/>
          <table:table-cell office:value-type="string">
            <text:p>16:43v</text:p>
          </table:table-cell>
          <table:table-cell table:style-name="Default"/>
          <table:table-cell office:value-type="string">
            <text:p>17:28v</text:p>
          </table:table-cell>
          <table:table-cell office:value-type="string">
            <text:p>18:03v</text:p>
          </table:table-cell>
          <table:table-cell table:style-name="Default" table:number-columns-repeated="3"/>
          <table:table-cell office:value-type="string">
            <text:p>22:00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Franciszkańska / Energetyków</text:p>
          </table:table-cell>
          <table:table-cell office:value-type="string">
            <text:p>5:27v</text:p>
          </table:table-cell>
          <table:table-cell office:value-type="string">
            <text:p>5:52v</text:p>
          </table:table-cell>
          <table:table-cell office:value-type="string">
            <text:p>6:32v</text:p>
          </table:table-cell>
          <table:table-cell office:value-type="string">
            <text:p>6:48v</text:p>
          </table:table-cell>
          <table:table-cell office:value-type="string">
            <text:p>7:13v</text:p>
          </table:table-cell>
          <table:table-cell office:value-type="string">
            <text:p>7:43v</text:p>
          </table:table-cell>
          <table:table-cell office:value-type="string">
            <text:p>8:13v</text:p>
          </table:table-cell>
          <table:table-cell office:value-type="string">
            <text:p>8:44v</text:p>
          </table:table-cell>
          <table:table-cell office:value-type="string">
            <text:p>9:24v</text:p>
          </table:table-cell>
          <table:table-cell office:value-type="string">
            <text:p>10:04v</text:p>
          </table:table-cell>
          <table:table-cell office:value-type="string">
            <text:p>10:44v</text:p>
          </table:table-cell>
          <table:table-cell office:value-type="string">
            <text:p>11:24v</text:p>
          </table:table-cell>
          <table:table-cell office:value-type="string">
            <text:p>12:04v</text:p>
          </table:table-cell>
          <table:table-cell table:style-name="Default"/>
          <table:table-cell office:value-type="string">
            <text:p>12:44v</text:p>
          </table:table-cell>
          <table:table-cell office:value-type="string">
            <text:p>13:24v</text:p>
          </table:table-cell>
          <table:table-cell table:style-name="Default"/>
          <table:table-cell office:value-type="string">
            <text:p>13:54v</text:p>
          </table:table-cell>
          <table:table-cell table:style-name="Default" table:number-columns-repeated="2"/>
          <table:table-cell office:value-type="string">
            <text:p>14:44v</text:p>
          </table:table-cell>
          <table:table-cell table:style-name="Default"/>
          <table:table-cell office:value-type="string">
            <text:p>15:24v</text:p>
          </table:table-cell>
          <table:table-cell table:style-name="Default"/>
          <table:table-cell office:value-type="string">
            <text:p>16:04v</text:p>
          </table:table-cell>
          <table:table-cell table:style-name="Default"/>
          <table:table-cell office:value-type="string">
            <text:p>16:44v</text:p>
          </table:table-cell>
          <table:table-cell table:style-name="Default"/>
          <table:table-cell office:value-type="string">
            <text:p>17:29v</text:p>
          </table:table-cell>
          <table:table-cell office:value-type="string">
            <text:p>18:04v</text:p>
          </table:table-cell>
          <table:table-cell table:style-name="Default" table:number-columns-repeated="3"/>
          <table:table-cell office:value-type="string">
            <text:p>22:01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Franciszkańska / Bosmańska</text:p>
          </table:table-cell>
          <table:table-cell office:value-type="string">
            <text:p>5:29v</text:p>
          </table:table-cell>
          <table:table-cell office:value-type="string">
            <text:p>5:54v</text:p>
          </table:table-cell>
          <table:table-cell office:value-type="string">
            <text:p>6:34v</text:p>
          </table:table-cell>
          <table:table-cell office:value-type="string">
            <text:p>6:50v</text:p>
          </table:table-cell>
          <table:table-cell office:value-type="string">
            <text:p>7:15v</text:p>
          </table:table-cell>
          <table:table-cell office:value-type="string">
            <text:p>7:45v</text:p>
          </table:table-cell>
          <table:table-cell office:value-type="string">
            <text:p>8:15v</text:p>
          </table:table-cell>
          <table:table-cell office:value-type="string">
            <text:p>8:46v</text:p>
          </table:table-cell>
          <table:table-cell office:value-type="string">
            <text:p>9:26v</text:p>
          </table:table-cell>
          <table:table-cell office:value-type="string">
            <text:p>10:06v</text:p>
          </table:table-cell>
          <table:table-cell office:value-type="string">
            <text:p>10:46v</text:p>
          </table:table-cell>
          <table:table-cell office:value-type="string">
            <text:p>11:26v</text:p>
          </table:table-cell>
          <table:table-cell office:value-type="string">
            <text:p>12:06v</text:p>
          </table:table-cell>
          <table:table-cell table:style-name="Default"/>
          <table:table-cell office:value-type="string">
            <text:p>12:46v</text:p>
          </table:table-cell>
          <table:table-cell office:value-type="string">
            <text:p>13:26v</text:p>
          </table:table-cell>
          <table:table-cell table:style-name="Default"/>
          <table:table-cell office:value-type="string">
            <text:p>13:56v</text:p>
          </table:table-cell>
          <table:table-cell table:style-name="Default" table:number-columns-repeated="2"/>
          <table:table-cell office:value-type="string">
            <text:p>14:46v</text:p>
          </table:table-cell>
          <table:table-cell table:style-name="Default"/>
          <table:table-cell office:value-type="string">
            <text:p>15:26v</text:p>
          </table:table-cell>
          <table:table-cell table:style-name="Default"/>
          <table:table-cell office:value-type="string">
            <text:p>16:06v</text:p>
          </table:table-cell>
          <table:table-cell table:style-name="Default"/>
          <table:table-cell office:value-type="string">
            <text:p>16:46v</text:p>
          </table:table-cell>
          <table:table-cell table:style-name="Default"/>
          <table:table-cell office:value-type="string">
            <text:p>17:31v</text:p>
          </table:table-cell>
          <table:table-cell office:value-type="string">
            <text:p>18:06v</text:p>
          </table:table-cell>
          <table:table-cell table:style-name="Default" table:number-columns-repeated="3"/>
          <table:table-cell office:value-type="string">
            <text:p>22:03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Przemysłowa / Morska</text:p>
          </table:table-cell>
          <table:table-cell office:value-type="string">
            <text:p>5:32v</text:p>
          </table:table-cell>
          <table:table-cell office:value-type="string">
            <text:p>5:57v</text:p>
          </table:table-cell>
          <table:table-cell office:value-type="string">
            <text:p>6:37v</text:p>
          </table:table-cell>
          <table:table-cell office:value-type="string">
            <text:p>6:53v</text:p>
          </table:table-cell>
          <table:table-cell office:value-type="string">
            <text:p>7:18v</text:p>
          </table:table-cell>
          <table:table-cell office:value-type="string">
            <text:p>7:48v</text:p>
          </table:table-cell>
          <table:table-cell office:value-type="string">
            <text:p>8:18v</text:p>
          </table:table-cell>
          <table:table-cell office:value-type="string">
            <text:p>8:49v</text:p>
          </table:table-cell>
          <table:table-cell office:value-type="string">
            <text:p>9:29v</text:p>
          </table:table-cell>
          <table:table-cell office:value-type="string">
            <text:p>10:09v</text:p>
          </table:table-cell>
          <table:table-cell office:value-type="string">
            <text:p>10:49v</text:p>
          </table:table-cell>
          <table:table-cell office:value-type="string">
            <text:p>11:29v</text:p>
          </table:table-cell>
          <table:table-cell office:value-type="string">
            <text:p>12:09v</text:p>
          </table:table-cell>
          <table:table-cell table:style-name="Default"/>
          <table:table-cell office:value-type="string">
            <text:p>12:49v</text:p>
          </table:table-cell>
          <table:table-cell office:value-type="string">
            <text:p>13:29v</text:p>
          </table:table-cell>
          <table:table-cell table:style-name="Default"/>
          <table:table-cell office:value-type="string">
            <text:p>13:59v</text:p>
          </table:table-cell>
          <table:table-cell table:style-name="Default" table:number-columns-repeated="2"/>
          <table:table-cell office:value-type="string">
            <text:p>14:49v</text:p>
          </table:table-cell>
          <table:table-cell table:style-name="Default"/>
          <table:table-cell office:value-type="string">
            <text:p>15:29v</text:p>
          </table:table-cell>
          <table:table-cell table:style-name="Default"/>
          <table:table-cell office:value-type="string">
            <text:p>16:09v</text:p>
          </table:table-cell>
          <table:table-cell table:style-name="Default"/>
          <table:table-cell office:value-type="string">
            <text:p>16:49v</text:p>
          </table:table-cell>
          <table:table-cell table:style-name="Default"/>
          <table:table-cell office:value-type="string">
            <text:p>17:34v</text:p>
          </table:table-cell>
          <table:table-cell office:value-type="string">
            <text:p>18:09v</text:p>
          </table:table-cell>
          <table:table-cell table:style-name="Default" table:number-columns-repeated="3"/>
          <table:table-cell office:value-type="string">
            <text:p>22:06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Przemysłowa / Urząd Celny</text:p>
          </table:table-cell>
          <table:table-cell office:value-type="string">
            <text:p>5:33v</text:p>
          </table:table-cell>
          <table:table-cell office:value-type="string">
            <text:p>5:58v</text:p>
          </table:table-cell>
          <table:table-cell office:value-type="string">
            <text:p>6:38v</text:p>
          </table:table-cell>
          <table:table-cell office:value-type="string">
            <text:p>6:54v</text:p>
          </table:table-cell>
          <table:table-cell office:value-type="string">
            <text:p>7:19v</text:p>
          </table:table-cell>
          <table:table-cell office:value-type="string">
            <text:p>7:49v</text:p>
          </table:table-cell>
          <table:table-cell office:value-type="string">
            <text:p>8:19v</text:p>
          </table:table-cell>
          <table:table-cell office:value-type="string">
            <text:p>8:50v</text:p>
          </table:table-cell>
          <table:table-cell office:value-type="string">
            <text:p>9:30v</text:p>
          </table:table-cell>
          <table:table-cell office:value-type="string">
            <text:p>10:10v</text:p>
          </table:table-cell>
          <table:table-cell office:value-type="string">
            <text:p>10:50v</text:p>
          </table:table-cell>
          <table:table-cell office:value-type="string">
            <text:p>11:30v</text:p>
          </table:table-cell>
          <table:table-cell office:value-type="string">
            <text:p>12:10v</text:p>
          </table:table-cell>
          <table:table-cell table:style-name="Default"/>
          <table:table-cell office:value-type="string">
            <text:p>12:50v</text:p>
          </table:table-cell>
          <table:table-cell office:value-type="string">
            <text:p>13:30v</text:p>
          </table:table-cell>
          <table:table-cell table:style-name="Default"/>
          <table:table-cell office:value-type="string">
            <text:p>14:00v</text:p>
          </table:table-cell>
          <table:table-cell table:style-name="Default" table:number-columns-repeated="2"/>
          <table:table-cell office:value-type="string">
            <text:p>14:50v</text:p>
          </table:table-cell>
          <table:table-cell table:style-name="Default"/>
          <table:table-cell office:value-type="string">
            <text:p>15:30v</text:p>
          </table:table-cell>
          <table:table-cell table:style-name="Default"/>
          <table:table-cell office:value-type="string">
            <text:p>16:10v</text:p>
          </table:table-cell>
          <table:table-cell table:style-name="Default"/>
          <table:table-cell office:value-type="string">
            <text:p>16:50v</text:p>
          </table:table-cell>
          <table:table-cell table:style-name="Default"/>
          <table:table-cell office:value-type="string">
            <text:p>17:35v</text:p>
          </table:table-cell>
          <table:table-cell office:value-type="string">
            <text:p>18:10v</text:p>
          </table:table-cell>
          <table:table-cell table:style-name="Default" table:number-columns-repeated="3"/>
          <table:table-cell office:value-type="string">
            <text:p>22:07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BoWiD / Urząd Celny</text:p>
          </table:table-cell>
          <table:table-cell office:value-type="string">
            <text:p>5:33v</text:p>
          </table:table-cell>
          <table:table-cell office:value-type="string">
            <text:p>5:58v</text:p>
          </table:table-cell>
          <table:table-cell office:value-type="string">
            <text:p>6:39v</text:p>
          </table:table-cell>
          <table:table-cell office:value-type="string">
            <text:p>6:54v</text:p>
          </table:table-cell>
          <table:table-cell office:value-type="string">
            <text:p>7:19v</text:p>
          </table:table-cell>
          <table:table-cell office:value-type="string">
            <text:p>7:49v</text:p>
          </table:table-cell>
          <table:table-cell office:value-type="string">
            <text:p>8:19v</text:p>
          </table:table-cell>
          <table:table-cell office:value-type="string">
            <text:p>8:50v</text:p>
          </table:table-cell>
          <table:table-cell office:value-type="string">
            <text:p>9:30v</text:p>
          </table:table-cell>
          <table:table-cell office:value-type="string">
            <text:p>10:10v</text:p>
          </table:table-cell>
          <table:table-cell office:value-type="string">
            <text:p>10:50v</text:p>
          </table:table-cell>
          <table:table-cell office:value-type="string">
            <text:p>11:30v</text:p>
          </table:table-cell>
          <table:table-cell office:value-type="string">
            <text:p>12:10v</text:p>
          </table:table-cell>
          <table:table-cell table:style-name="Default"/>
          <table:table-cell office:value-type="string">
            <text:p>12:50v</text:p>
          </table:table-cell>
          <table:table-cell office:value-type="string">
            <text:p>13:30v</text:p>
          </table:table-cell>
          <table:table-cell table:style-name="Default"/>
          <table:table-cell office:value-type="string">
            <text:p>14:00v</text:p>
          </table:table-cell>
          <table:table-cell table:style-name="Default" table:number-columns-repeated="2"/>
          <table:table-cell office:value-type="string">
            <text:p>14:50v</text:p>
          </table:table-cell>
          <table:table-cell table:style-name="Default"/>
          <table:table-cell office:value-type="string">
            <text:p>15:30v</text:p>
          </table:table-cell>
          <table:table-cell table:style-name="Default"/>
          <table:table-cell office:value-type="string">
            <text:p>16:10v</text:p>
          </table:table-cell>
          <table:table-cell table:style-name="Default"/>
          <table:table-cell office:value-type="string">
            <text:p>16:50v</text:p>
          </table:table-cell>
          <table:table-cell table:style-name="Default"/>
          <table:table-cell office:value-type="string">
            <text:p>17:35v</text:p>
          </table:table-cell>
          <table:table-cell office:value-type="string">
            <text:p>18:10v</text:p>
          </table:table-cell>
          <table:table-cell table:style-name="Default" table:number-columns-repeated="3"/>
          <table:table-cell office:value-type="string">
            <text:p>22:07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Mieszka I / Chłodnia</text:p>
          </table:table-cell>
          <table:table-cell office:value-type="string">
            <text:p>5:34v</text:p>
          </table:table-cell>
          <table:table-cell office:value-type="string">
            <text:p>5:59v</text:p>
          </table:table-cell>
          <table:table-cell office:value-type="string">
            <text:p>6:40v</text:p>
          </table:table-cell>
          <table:table-cell office:value-type="string">
            <text:p>6:55v</text:p>
          </table:table-cell>
          <table:table-cell office:value-type="string">
            <text:p>7:20v</text:p>
          </table:table-cell>
          <table:table-cell office:value-type="string">
            <text:p>7:50v</text:p>
          </table:table-cell>
          <table:table-cell office:value-type="string">
            <text:p>8:20v</text:p>
          </table:table-cell>
          <table:table-cell office:value-type="string">
            <text:p>8:51v</text:p>
          </table:table-cell>
          <table:table-cell office:value-type="string">
            <text:p>9:31v</text:p>
          </table:table-cell>
          <table:table-cell office:value-type="string">
            <text:p>10:11v</text:p>
          </table:table-cell>
          <table:table-cell office:value-type="string">
            <text:p>10:51v</text:p>
          </table:table-cell>
          <table:table-cell office:value-type="string">
            <text:p>11:31v</text:p>
          </table:table-cell>
          <table:table-cell office:value-type="string">
            <text:p>12:11v</text:p>
          </table:table-cell>
          <table:table-cell table:style-name="Default"/>
          <table:table-cell office:value-type="string">
            <text:p>12:51v</text:p>
          </table:table-cell>
          <table:table-cell office:value-type="string">
            <text:p>13:31v</text:p>
          </table:table-cell>
          <table:table-cell table:style-name="Default"/>
          <table:table-cell office:value-type="string">
            <text:p>14:01v</text:p>
          </table:table-cell>
          <table:table-cell table:style-name="Default" table:number-columns-repeated="2"/>
          <table:table-cell office:value-type="string">
            <text:p>14:51v</text:p>
          </table:table-cell>
          <table:table-cell table:style-name="Default"/>
          <table:table-cell office:value-type="string">
            <text:p>15:31v</text:p>
          </table:table-cell>
          <table:table-cell table:style-name="Default"/>
          <table:table-cell office:value-type="string">
            <text:p>16:11v</text:p>
          </table:table-cell>
          <table:table-cell table:style-name="Default"/>
          <table:table-cell office:value-type="string">
            <text:p>16:51v</text:p>
          </table:table-cell>
          <table:table-cell table:style-name="Default"/>
          <table:table-cell office:value-type="string">
            <text:p>17:36v</text:p>
          </table:table-cell>
          <table:table-cell office:value-type="string">
            <text:p>18:11v</text:p>
          </table:table-cell>
          <table:table-cell table:style-name="Default" table:number-columns-repeated="3"/>
          <table:table-cell office:value-type="string">
            <text:p>22:08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Mieszka I / Miła</text:p>
          </table:table-cell>
          <table:table-cell office:value-type="string">
            <text:p>5:35v</text:p>
          </table:table-cell>
          <table:table-cell office:value-type="string">
            <text:p>6:00v</text:p>
          </table:table-cell>
          <table:table-cell office:value-type="string">
            <text:p>6:41v</text:p>
          </table:table-cell>
          <table:table-cell office:value-type="string">
            <text:p>6:56v</text:p>
          </table:table-cell>
          <table:table-cell office:value-type="string">
            <text:p>7:21v</text:p>
          </table:table-cell>
          <table:table-cell office:value-type="string">
            <text:p>7:51v</text:p>
          </table:table-cell>
          <table:table-cell office:value-type="string">
            <text:p>8:21v</text:p>
          </table:table-cell>
          <table:table-cell office:value-type="string">
            <text:p>8:52v</text:p>
          </table:table-cell>
          <table:table-cell office:value-type="string">
            <text:p>9:32v</text:p>
          </table:table-cell>
          <table:table-cell office:value-type="string">
            <text:p>10:12v</text:p>
          </table:table-cell>
          <table:table-cell office:value-type="string">
            <text:p>10:52v</text:p>
          </table:table-cell>
          <table:table-cell office:value-type="string">
            <text:p>11:32v</text:p>
          </table:table-cell>
          <table:table-cell office:value-type="string">
            <text:p>12:12v</text:p>
          </table:table-cell>
          <table:table-cell table:style-name="Default"/>
          <table:table-cell office:value-type="string">
            <text:p>12:52v</text:p>
          </table:table-cell>
          <table:table-cell office:value-type="string">
            <text:p>13:32v</text:p>
          </table:table-cell>
          <table:table-cell table:style-name="Default"/>
          <table:table-cell office:value-type="string">
            <text:p>14:02v</text:p>
          </table:table-cell>
          <table:table-cell table:style-name="Default" table:number-columns-repeated="2"/>
          <table:table-cell office:value-type="string">
            <text:p>14:52v</text:p>
          </table:table-cell>
          <table:table-cell table:style-name="Default"/>
          <table:table-cell office:value-type="string">
            <text:p>15:32v</text:p>
          </table:table-cell>
          <table:table-cell table:style-name="Default"/>
          <table:table-cell office:value-type="string">
            <text:p>16:12v</text:p>
          </table:table-cell>
          <table:table-cell table:style-name="Default"/>
          <table:table-cell office:value-type="string">
            <text:p>16:52v</text:p>
          </table:table-cell>
          <table:table-cell table:style-name="Default"/>
          <table:table-cell office:value-type="string">
            <text:p>17:37v</text:p>
          </table:table-cell>
          <table:table-cell office:value-type="string">
            <text:p>18:12v</text:p>
          </table:table-cell>
          <table:table-cell table:style-name="Default" table:number-columns-repeated="3"/>
          <table:table-cell office:value-type="string">
            <text:p>22:09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5:36v</text:p>
          </table:table-cell>
          <table:table-cell office:value-type="string">
            <text:p>6:01v</text:p>
          </table:table-cell>
          <table:table-cell office:value-type="string">
            <text:p>6:42v</text:p>
          </table:table-cell>
          <table:table-cell office:value-type="string">
            <text:p>6:57v</text:p>
          </table:table-cell>
          <table:table-cell office:value-type="string">
            <text:p>7:22v</text:p>
          </table:table-cell>
          <table:table-cell office:value-type="string">
            <text:p>7:52v</text:p>
          </table:table-cell>
          <table:table-cell office:value-type="string">
            <text:p>8:22v</text:p>
          </table:table-cell>
          <table:table-cell office:value-type="string">
            <text:p>8:53v</text:p>
          </table:table-cell>
          <table:table-cell office:value-type="string">
            <text:p>9:33v</text:p>
          </table:table-cell>
          <table:table-cell office:value-type="string">
            <text:p>10:13v</text:p>
          </table:table-cell>
          <table:table-cell office:value-type="string">
            <text:p>10:53v</text:p>
          </table:table-cell>
          <table:table-cell office:value-type="string">
            <text:p>11:33v</text:p>
          </table:table-cell>
          <table:table-cell office:value-type="string">
            <text:p>12:13v</text:p>
          </table:table-cell>
          <table:table-cell table:style-name="Default"/>
          <table:table-cell office:value-type="string">
            <text:p>12:53v</text:p>
          </table:table-cell>
          <table:table-cell office:value-type="string">
            <text:p>13:33v</text:p>
          </table:table-cell>
          <table:table-cell table:style-name="Default"/>
          <table:table-cell office:value-type="string">
            <text:p>14:03v</text:p>
          </table:table-cell>
          <table:table-cell table:style-name="Default" table:number-columns-repeated="2"/>
          <table:table-cell office:value-type="string">
            <text:p>14:53v</text:p>
          </table:table-cell>
          <table:table-cell table:style-name="Default"/>
          <table:table-cell office:value-type="string">
            <text:p>15:33v</text:p>
          </table:table-cell>
          <table:table-cell table:style-name="Default"/>
          <table:table-cell office:value-type="string">
            <text:p>16:13v</text:p>
          </table:table-cell>
          <table:table-cell table:style-name="Default"/>
          <table:table-cell office:value-type="string">
            <text:p>16:53v</text:p>
          </table:table-cell>
          <table:table-cell table:style-name="Default"/>
          <table:table-cell office:value-type="string">
            <text:p>17:38v</text:p>
          </table:table-cell>
          <table:table-cell office:value-type="string">
            <text:p>18:13v</text:p>
          </table:table-cell>
          <table:table-cell table:style-name="Default" table:number-columns-repeated="3"/>
          <table:table-cell office:value-type="string">
            <text:p>22:10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Szczecińska / Mieszka I</text:p>
          </table:table-cell>
          <table:table-cell office:value-type="string">
            <text:p>5:37v</text:p>
          </table:table-cell>
          <table:table-cell office:value-type="string">
            <text:p>6:02v</text:p>
          </table:table-cell>
          <table:table-cell office:value-type="string">
            <text:p>6:43v</text:p>
          </table:table-cell>
          <table:table-cell office:value-type="string">
            <text:p>6:58v</text:p>
          </table:table-cell>
          <table:table-cell office:value-type="string">
            <text:p>7:23v</text:p>
          </table:table-cell>
          <table:table-cell office:value-type="string">
            <text:p>7:53v</text:p>
          </table:table-cell>
          <table:table-cell office:value-type="string">
            <text:p>8:23v</text:p>
          </table:table-cell>
          <table:table-cell office:value-type="string">
            <text:p>8:54v</text:p>
          </table:table-cell>
          <table:table-cell office:value-type="string">
            <text:p>9:34v</text:p>
          </table:table-cell>
          <table:table-cell office:value-type="string">
            <text:p>10:14v</text:p>
          </table:table-cell>
          <table:table-cell office:value-type="string">
            <text:p>10:54v</text:p>
          </table:table-cell>
          <table:table-cell office:value-type="string">
            <text:p>11:34v</text:p>
          </table:table-cell>
          <table:table-cell office:value-type="string">
            <text:p>12:14v</text:p>
          </table:table-cell>
          <table:table-cell table:style-name="Default"/>
          <table:table-cell office:value-type="string">
            <text:p>12:54v</text:p>
          </table:table-cell>
          <table:table-cell office:value-type="string">
            <text:p>13:34v</text:p>
          </table:table-cell>
          <table:table-cell table:style-name="Default"/>
          <table:table-cell office:value-type="string">
            <text:p>14:04v</text:p>
          </table:table-cell>
          <table:table-cell table:style-name="Default" table:number-columns-repeated="2"/>
          <table:table-cell office:value-type="string">
            <text:p>14:54v</text:p>
          </table:table-cell>
          <table:table-cell table:style-name="Default"/>
          <table:table-cell office:value-type="string">
            <text:p>15:34v</text:p>
          </table:table-cell>
          <table:table-cell table:style-name="Default"/>
          <table:table-cell office:value-type="string">
            <text:p>16:14v</text:p>
          </table:table-cell>
          <table:table-cell table:style-name="Default"/>
          <table:table-cell office:value-type="string">
            <text:p>16:54v</text:p>
          </table:table-cell>
          <table:table-cell table:style-name="Default"/>
          <table:table-cell office:value-type="string">
            <text:p>17:39v</text:p>
          </table:table-cell>
          <table:table-cell office:value-type="string">
            <text:p>18:14v</text:p>
          </table:table-cell>
          <table:table-cell table:style-name="Default" table:number-columns-repeated="3"/>
          <table:table-cell office:value-type="string">
            <text:p>22:11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Szczecińska / Brzozowa</text:p>
          </table:table-cell>
          <table:table-cell office:value-type="string">
            <text:p>5:38v</text:p>
          </table:table-cell>
          <table:table-cell office:value-type="string">
            <text:p>6:03v</text:p>
          </table:table-cell>
          <table:table-cell office:value-type="string">
            <text:p>6:44v</text:p>
          </table:table-cell>
          <table:table-cell office:value-type="string">
            <text:p>6:59v</text:p>
          </table:table-cell>
          <table:table-cell office:value-type="string">
            <text:p>7:24v</text:p>
          </table:table-cell>
          <table:table-cell office:value-type="string">
            <text:p>7:54v</text:p>
          </table:table-cell>
          <table:table-cell office:value-type="string">
            <text:p>8:24v</text:p>
          </table:table-cell>
          <table:table-cell office:value-type="string">
            <text:p>8:55v</text:p>
          </table:table-cell>
          <table:table-cell office:value-type="string">
            <text:p>9:35v</text:p>
          </table:table-cell>
          <table:table-cell office:value-type="string">
            <text:p>10:15v</text:p>
          </table:table-cell>
          <table:table-cell office:value-type="string">
            <text:p>10:55v</text:p>
          </table:table-cell>
          <table:table-cell office:value-type="string">
            <text:p>11:35v</text:p>
          </table:table-cell>
          <table:table-cell office:value-type="string">
            <text:p>12:15v</text:p>
          </table:table-cell>
          <table:table-cell table:style-name="Default"/>
          <table:table-cell office:value-type="string">
            <text:p>12:55v</text:p>
          </table:table-cell>
          <table:table-cell office:value-type="string">
            <text:p>13:35v</text:p>
          </table:table-cell>
          <table:table-cell table:style-name="Default"/>
          <table:table-cell office:value-type="string">
            <text:p>14:05v</text:p>
          </table:table-cell>
          <table:table-cell table:style-name="Default" table:number-columns-repeated="2"/>
          <table:table-cell office:value-type="string">
            <text:p>14:55v</text:p>
          </table:table-cell>
          <table:table-cell table:style-name="Default"/>
          <table:table-cell office:value-type="string">
            <text:p>15:35v</text:p>
          </table:table-cell>
          <table:table-cell table:style-name="Default"/>
          <table:table-cell office:value-type="string">
            <text:p>16:15v</text:p>
          </table:table-cell>
          <table:table-cell table:style-name="Default"/>
          <table:table-cell office:value-type="string">
            <text:p>16:55v</text:p>
          </table:table-cell>
          <table:table-cell table:style-name="Default"/>
          <table:table-cell office:value-type="string">
            <text:p>17:40v</text:p>
          </table:table-cell>
          <table:table-cell office:value-type="string">
            <text:p>18:15v</text:p>
          </table:table-cell>
          <table:table-cell table:style-name="Default" table:number-columns-repeated="3"/>
          <table:table-cell office:value-type="string">
            <text:p>22:12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Szczecińska / Syrenki</text:p>
          </table:table-cell>
          <table:table-cell office:value-type="string">
            <text:p>5:39v</text:p>
          </table:table-cell>
          <table:table-cell office:value-type="string">
            <text:p>6:04v</text:p>
          </table:table-cell>
          <table:table-cell office:value-type="string">
            <text:p>6:45v</text:p>
          </table:table-cell>
          <table:table-cell office:value-type="string">
            <text:p>7:00v</text:p>
          </table:table-cell>
          <table:table-cell office:value-type="string">
            <text:p>7:25v</text:p>
          </table:table-cell>
          <table:table-cell office:value-type="string">
            <text:p>7:55v</text:p>
          </table:table-cell>
          <table:table-cell office:value-type="string">
            <text:p>8:25v</text:p>
          </table:table-cell>
          <table:table-cell office:value-type="string">
            <text:p>8:56v</text:p>
          </table:table-cell>
          <table:table-cell office:value-type="string">
            <text:p>9:36v</text:p>
          </table:table-cell>
          <table:table-cell office:value-type="string">
            <text:p>10:16v</text:p>
          </table:table-cell>
          <table:table-cell office:value-type="string">
            <text:p>10:56v</text:p>
          </table:table-cell>
          <table:table-cell office:value-type="string">
            <text:p>11:36v</text:p>
          </table:table-cell>
          <table:table-cell office:value-type="string">
            <text:p>12:16v</text:p>
          </table:table-cell>
          <table:table-cell table:style-name="Default"/>
          <table:table-cell office:value-type="string">
            <text:p>12:56v</text:p>
          </table:table-cell>
          <table:table-cell office:value-type="string">
            <text:p>13:36v</text:p>
          </table:table-cell>
          <table:table-cell table:style-name="Default"/>
          <table:table-cell office:value-type="string">
            <text:p>14:06v</text:p>
          </table:table-cell>
          <table:table-cell table:style-name="Default" table:number-columns-repeated="2"/>
          <table:table-cell office:value-type="string">
            <text:p>14:56v</text:p>
          </table:table-cell>
          <table:table-cell table:style-name="Default"/>
          <table:table-cell office:value-type="string">
            <text:p>15:36v</text:p>
          </table:table-cell>
          <table:table-cell table:style-name="Default"/>
          <table:table-cell office:value-type="string">
            <text:p>16:16v</text:p>
          </table:table-cell>
          <table:table-cell table:style-name="Default"/>
          <table:table-cell office:value-type="string">
            <text:p>16:56v</text:p>
          </table:table-cell>
          <table:table-cell table:style-name="Default"/>
          <table:table-cell office:value-type="string">
            <text:p>17:41v</text:p>
          </table:table-cell>
          <table:table-cell office:value-type="string">
            <text:p>18:16v</text:p>
          </table:table-cell>
          <table:table-cell table:style-name="Default" table:number-columns-repeated="3"/>
          <table:table-cell office:value-type="string">
            <text:p>22:13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Szczecińska / Zakłady Usługowe</text:p>
          </table:table-cell>
          <table:table-cell office:value-type="string">
            <text:p>5:41v</text:p>
          </table:table-cell>
          <table:table-cell office:value-type="string">
            <text:p>6:06v</text:p>
          </table:table-cell>
          <table:table-cell office:value-type="string">
            <text:p>6:46v</text:p>
          </table:table-cell>
          <table:table-cell office:value-type="string">
            <text:p>7:02v</text:p>
          </table:table-cell>
          <table:table-cell office:value-type="string">
            <text:p>7:27v</text:p>
          </table:table-cell>
          <table:table-cell office:value-type="string">
            <text:p>7:57v</text:p>
          </table:table-cell>
          <table:table-cell office:value-type="string">
            <text:p>8:27v</text:p>
          </table:table-cell>
          <table:table-cell office:value-type="string">
            <text:p>8:59v</text:p>
          </table:table-cell>
          <table:table-cell office:value-type="string">
            <text:p>9:39v</text:p>
          </table:table-cell>
          <table:table-cell office:value-type="string">
            <text:p>10:19v</text:p>
          </table:table-cell>
          <table:table-cell office:value-type="string">
            <text:p>10:59v</text:p>
          </table:table-cell>
          <table:table-cell office:value-type="string">
            <text:p>11:39v</text:p>
          </table:table-cell>
          <table:table-cell office:value-type="string">
            <text:p>12:19v</text:p>
          </table:table-cell>
          <table:table-cell table:style-name="Default"/>
          <table:table-cell office:value-type="string">
            <text:p>12:59v</text:p>
          </table:table-cell>
          <table:table-cell office:value-type="string">
            <text:p>13:39v</text:p>
          </table:table-cell>
          <table:table-cell table:style-name="Default"/>
          <table:table-cell office:value-type="string">
            <text:p>14:09v</text:p>
          </table:table-cell>
          <table:table-cell table:style-name="Default" table:number-columns-repeated="2"/>
          <table:table-cell office:value-type="string">
            <text:p>14:59v</text:p>
          </table:table-cell>
          <table:table-cell table:style-name="Default"/>
          <table:table-cell office:value-type="string">
            <text:p>15:39v</text:p>
          </table:table-cell>
          <table:table-cell table:style-name="Default"/>
          <table:table-cell office:value-type="string">
            <text:p>16:19v</text:p>
          </table:table-cell>
          <table:table-cell table:style-name="Default"/>
          <table:table-cell office:value-type="string">
            <text:p>16:59v</text:p>
          </table:table-cell>
          <table:table-cell table:style-name="Default"/>
          <table:table-cell office:value-type="string">
            <text:p>17:44v</text:p>
          </table:table-cell>
          <table:table-cell office:value-type="string">
            <text:p>18:19v</text:p>
          </table:table-cell>
          <table:table-cell table:style-name="Default" table:number-columns-repeated="3"/>
          <table:table-cell office:value-type="string">
            <text:p>22:15v</text:p>
          </table:table-cell>
          <table:table-cell table:number-columns-repeated="98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Zagórzyno</text:p>
          </table:table-cell>
          <table:table-cell office:value-type="string">
            <text:p>7:20v</text:p>
          </table:table-cell>
          <table:table-cell office:value-type="string">
            <text:p>9:10v</text:p>
          </table:table-cell>
          <table:table-cell office:value-type="string">
            <text:p>11:10v</text:p>
          </table:table-cell>
          <table:table-cell office:value-type="string">
            <text:p>13:10v</text:p>
          </table:table-cell>
          <table:table-cell office:value-type="string">
            <text:p>15:10v</text:p>
          </table:table-cell>
          <table:table-cell office:value-type="string">
            <text:p>17:10v</text:p>
          </table:table-cell>
          <table:table-cell office:value-type="string">
            <text:p>19:10v</text:p>
          </table:table-cell>
          <table:table-cell office:value-type="string">
            <text:p>20:40dv</text:p>
          </table:table-cell>
          <table:table-cell office:value-type="string">
            <text:p>21:30v</text:p>
          </table:table-cell>
          <table:table-cell office:value-type="string">
            <text:p>22:45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Wojska Polskiego / Szkoła</text:p>
          </table:table-cell>
          <table:table-cell office:value-type="string">
            <text:p>7:21v</text:p>
          </table:table-cell>
          <table:table-cell office:value-type="string">
            <text:p>9:11v</text:p>
          </table:table-cell>
          <table:table-cell office:value-type="string">
            <text:p>11:11v</text:p>
          </table:table-cell>
          <table:table-cell office:value-type="string">
            <text:p>13:11v</text:p>
          </table:table-cell>
          <table:table-cell office:value-type="string">
            <text:p>15:11v</text:p>
          </table:table-cell>
          <table:table-cell office:value-type="string">
            <text:p>17:11v</text:p>
          </table:table-cell>
          <table:table-cell office:value-type="string">
            <text:p>19:11v</text:p>
          </table:table-cell>
          <table:table-cell office:value-type="string">
            <text:p>20:41dv</text:p>
          </table:table-cell>
          <table:table-cell office:value-type="string">
            <text:p>21:31v</text:p>
          </table:table-cell>
          <table:table-cell office:value-type="string">
            <text:p>22:45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Św. Wojciecha / Ogrodnictwo</text:p>
          </table:table-cell>
          <table:table-cell office:value-type="string">
            <text:p>7:22v</text:p>
          </table:table-cell>
          <table:table-cell office:value-type="string">
            <text:p>9:12v</text:p>
          </table:table-cell>
          <table:table-cell office:value-type="string">
            <text:p>11:12v</text:p>
          </table:table-cell>
          <table:table-cell office:value-type="string">
            <text:p>13:12v</text:p>
          </table:table-cell>
          <table:table-cell office:value-type="string">
            <text:p>15:12v</text:p>
          </table:table-cell>
          <table:table-cell office:value-type="string">
            <text:p>17:12v</text:p>
          </table:table-cell>
          <table:table-cell office:value-type="string">
            <text:p>19:12v</text:p>
          </table:table-cell>
          <table:table-cell office:value-type="string">
            <text:p>20:42dv</text:p>
          </table:table-cell>
          <table:table-cell office:value-type="string">
            <text:p>21:32v</text:p>
          </table:table-cell>
          <table:table-cell office:value-type="string">
            <text:p>22:46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Św. Wojciecha / Jabłoniowa</text:p>
          </table:table-cell>
          <table:table-cell office:value-type="string">
            <text:p>7:23v</text:p>
          </table:table-cell>
          <table:table-cell office:value-type="string">
            <text:p>9:13v</text:p>
          </table:table-cell>
          <table:table-cell office:value-type="string">
            <text:p>11:13v</text:p>
          </table:table-cell>
          <table:table-cell office:value-type="string">
            <text:p>13:13v</text:p>
          </table:table-cell>
          <table:table-cell office:value-type="string">
            <text:p>15:13v</text:p>
          </table:table-cell>
          <table:table-cell office:value-type="string">
            <text:p>17:13v</text:p>
          </table:table-cell>
          <table:table-cell office:value-type="string">
            <text:p>19:13v</text:p>
          </table:table-cell>
          <table:table-cell office:value-type="string">
            <text:p>20:43dv</text:p>
          </table:table-cell>
          <table:table-cell office:value-type="string">
            <text:p>21:33v</text:p>
          </table:table-cell>
          <table:table-cell office:value-type="string">
            <text:p>22:47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Św. Wojciech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Chełmoniew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Artylerzystów</text:p>
          </table:table-cell>
          <table:table-cell office:value-type="string">
            <text:p>7:24v</text:p>
          </table:table-cell>
          <table:table-cell office:value-type="string">
            <text:p>9:14v</text:p>
          </table:table-cell>
          <table:table-cell office:value-type="string">
            <text:p>11:14v</text:p>
          </table:table-cell>
          <table:table-cell office:value-type="string">
            <text:p>13:14v</text:p>
          </table:table-cell>
          <table:table-cell office:value-type="string">
            <text:p>15:14v</text:p>
          </table:table-cell>
          <table:table-cell office:value-type="string">
            <text:p>17:14v</text:p>
          </table:table-cell>
          <table:table-cell office:value-type="string">
            <text:p>19:14v</text:p>
          </table:table-cell>
          <table:table-cell office:value-type="string">
            <text:p>20:44dv</text:p>
          </table:table-cell>
          <table:table-cell office:value-type="string">
            <text:p>21:34v</text:p>
          </table:table-cell>
          <table:table-cell office:value-type="string">
            <text:p>22:48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Ruszczyca</text:p>
          </table:table-cell>
          <table:table-cell office:value-type="string">
            <text:p>7:25v</text:p>
          </table:table-cell>
          <table:table-cell office:value-type="string">
            <text:p>9:15v</text:p>
          </table:table-cell>
          <table:table-cell office:value-type="string">
            <text:p>11:15v</text:p>
          </table:table-cell>
          <table:table-cell office:value-type="string">
            <text:p>13:15v</text:p>
          </table:table-cell>
          <table:table-cell office:value-type="string">
            <text:p>15:15v</text:p>
          </table:table-cell>
          <table:table-cell office:value-type="string">
            <text:p>17:15v</text:p>
          </table:table-cell>
          <table:table-cell office:value-type="string">
            <text:p>19:15v</text:p>
          </table:table-cell>
          <table:table-cell office:value-type="string">
            <text:p>20:45dv</text:p>
          </table:table-cell>
          <table:table-cell office:value-type="string">
            <text:p>21:35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Traugutta / Chopina</text:p>
          </table:table-cell>
          <table:table-cell office:value-type="string">
            <text:p>7:27v</text:p>
          </table:table-cell>
          <table:table-cell office:value-type="string">
            <text:p>9:17v</text:p>
          </table:table-cell>
          <table:table-cell office:value-type="string">
            <text:p>11:17v</text:p>
          </table:table-cell>
          <table:table-cell office:value-type="string">
            <text:p>13:17v</text:p>
          </table:table-cell>
          <table:table-cell office:value-type="string">
            <text:p>15:17v</text:p>
          </table:table-cell>
          <table:table-cell office:value-type="string">
            <text:p>17:17v</text:p>
          </table:table-cell>
          <table:table-cell office:value-type="string">
            <text:p>19:17v</text:p>
          </table:table-cell>
          <table:table-cell office:value-type="string">
            <text:p>20:47dv</text:p>
          </table:table-cell>
          <table:table-cell office:value-type="string">
            <text:p>21:37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Orląt Lwowskich / Sawickiej</text:p>
          </table:table-cell>
          <table:table-cell office:value-type="string">
            <text:p>7:29v</text:p>
          </table:table-cell>
          <table:table-cell office:value-type="string">
            <text:p>9:19v</text:p>
          </table:table-cell>
          <table:table-cell office:value-type="string">
            <text:p>11:19v</text:p>
          </table:table-cell>
          <table:table-cell office:value-type="string">
            <text:p>13:19v</text:p>
          </table:table-cell>
          <table:table-cell office:value-type="string">
            <text:p>15:19v</text:p>
          </table:table-cell>
          <table:table-cell office:value-type="string">
            <text:p>17:19v</text:p>
          </table:table-cell>
          <table:table-cell office:value-type="string">
            <text:p>19:19v</text:p>
          </table:table-cell>
          <table:table-cell office:value-type="string">
            <text:p>20:49dv</text:p>
          </table:table-cell>
          <table:table-cell office:value-type="string">
            <text:p>21:39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Jana Pawła II / Gdańska</text:p>
          </table:table-cell>
          <table:table-cell office:value-type="string">
            <text:p>7:30v</text:p>
          </table:table-cell>
          <table:table-cell office:value-type="string">
            <text:p>9:20v</text:p>
          </table:table-cell>
          <table:table-cell office:value-type="string">
            <text:p>11:20v</text:p>
          </table:table-cell>
          <table:table-cell office:value-type="string">
            <text:p>13:20v</text:p>
          </table:table-cell>
          <table:table-cell office:value-type="string">
            <text:p>15:20v</text:p>
          </table:table-cell>
          <table:table-cell office:value-type="string">
            <text:p>17:20v</text:p>
          </table:table-cell>
          <table:table-cell office:value-type="string">
            <text:p>19:20v</text:p>
          </table:table-cell>
          <table:table-cell office:value-type="string">
            <text:p>20:50dv</text:p>
          </table:table-cell>
          <table:table-cell office:value-type="string">
            <text:p>21:40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Jana Pawła II / Staszica</text:p>
          </table:table-cell>
          <table:table-cell office:value-type="string">
            <text:p>7:31v</text:p>
          </table:table-cell>
          <table:table-cell office:value-type="string">
            <text:p>9:21v</text:p>
          </table:table-cell>
          <table:table-cell office:value-type="string">
            <text:p>11:21v</text:p>
          </table:table-cell>
          <table:table-cell office:value-type="string">
            <text:p>13:21v</text:p>
          </table:table-cell>
          <table:table-cell office:value-type="string">
            <text:p>15:21v</text:p>
          </table:table-cell>
          <table:table-cell office:value-type="string">
            <text:p>17:21v</text:p>
          </table:table-cell>
          <table:table-cell office:value-type="string">
            <text:p>19:21v</text:p>
          </table:table-cell>
          <table:table-cell office:value-type="string">
            <text:p>20:51dv</text:p>
          </table:table-cell>
          <table:table-cell office:value-type="string">
            <text:p>21:41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Władysława IV / Sikorskiego</text:p>
          </table:table-cell>
          <table:table-cell office:value-type="string">
            <text:p>7:33v</text:p>
          </table:table-cell>
          <table:table-cell office:value-type="string">
            <text:p>9:23v</text:p>
          </table:table-cell>
          <table:table-cell office:value-type="string">
            <text:p>11:23v</text:p>
          </table:table-cell>
          <table:table-cell office:value-type="string">
            <text:p>13:23v</text:p>
          </table:table-cell>
          <table:table-cell office:value-type="string">
            <text:p>15:23v</text:p>
          </table:table-cell>
          <table:table-cell office:value-type="string">
            <text:p>17:23v</text:p>
          </table:table-cell>
          <table:table-cell office:value-type="string">
            <text:p>19:23v</text:p>
          </table:table-cell>
          <table:table-cell office:value-type="string">
            <text:p>20:53dv</text:p>
          </table:table-cell>
          <table:table-cell office:value-type="string">
            <text:p>21:43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Władysława IV / Kutrzeby</text:p>
          </table:table-cell>
          <table:table-cell office:value-type="string">
            <text:p>7:34v</text:p>
          </table:table-cell>
          <table:table-cell office:value-type="string">
            <text:p>9:24v</text:p>
          </table:table-cell>
          <table:table-cell office:value-type="string">
            <text:p>11:24v</text:p>
          </table:table-cell>
          <table:table-cell office:value-type="string">
            <text:p>13:24v</text:p>
          </table:table-cell>
          <table:table-cell office:value-type="string">
            <text:p>15:24v</text:p>
          </table:table-cell>
          <table:table-cell office:value-type="string">
            <text:p>17:24v</text:p>
          </table:table-cell>
          <table:table-cell office:value-type="string">
            <text:p>19:24v</text:p>
          </table:table-cell>
          <table:table-cell office:value-type="string">
            <text:p>20:54dv</text:p>
          </table:table-cell>
          <table:table-cell office:value-type="string">
            <text:p>21:44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onte Cassino / Bałtycka</text:p>
          </table:table-cell>
          <table:table-cell office:value-type="string">
            <text:p>7:36v</text:p>
          </table:table-cell>
          <table:table-cell office:value-type="string">
            <text:p>9:26v</text:p>
          </table:table-cell>
          <table:table-cell office:value-type="string">
            <text:p>11:26v</text:p>
          </table:table-cell>
          <table:table-cell office:value-type="string">
            <text:p>13:26v</text:p>
          </table:table-cell>
          <table:table-cell office:value-type="string">
            <text:p>15:26v</text:p>
          </table:table-cell>
          <table:table-cell office:value-type="string">
            <text:p>17:26v</text:p>
          </table:table-cell>
          <table:table-cell office:value-type="string">
            <text:p>19:26v</text:p>
          </table:table-cell>
          <table:table-cell office:value-type="string">
            <text:p>20:56dv</text:p>
          </table:table-cell>
          <table:table-cell office:value-type="string">
            <text:p>21:46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Armii Krajowej / Kościół</text:p>
          </table:table-cell>
          <table:table-cell office:value-type="string">
            <text:p>7:38v</text:p>
          </table:table-cell>
          <table:table-cell office:value-type="string">
            <text:p>9:28v</text:p>
          </table:table-cell>
          <table:table-cell office:value-type="string">
            <text:p>11:28v</text:p>
          </table:table-cell>
          <table:table-cell office:value-type="string">
            <text:p>13:28v</text:p>
          </table:table-cell>
          <table:table-cell office:value-type="string">
            <text:p>15:28v</text:p>
          </table:table-cell>
          <table:table-cell office:value-type="string">
            <text:p>17:28v</text:p>
          </table:table-cell>
          <table:table-cell office:value-type="string">
            <text:p>19:28v</text:p>
          </table:table-cell>
          <table:table-cell office:value-type="string">
            <text:p>20:58dv</text:p>
          </table:table-cell>
          <table:table-cell office:value-type="string">
            <text:p>21:48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orska / Bohaterów Warszawy</text:p>
          </table:table-cell>
          <table:table-cell office:value-type="string">
            <text:p>7:39v</text:p>
          </table:table-cell>
          <table:table-cell office:value-type="string">
            <text:p>9:29v</text:p>
          </table:table-cell>
          <table:table-cell office:value-type="string">
            <text:p>11:29v</text:p>
          </table:table-cell>
          <table:table-cell office:value-type="string">
            <text:p>13:29v</text:p>
          </table:table-cell>
          <table:table-cell office:value-type="string">
            <text:p>15:29v</text:p>
          </table:table-cell>
          <table:table-cell office:value-type="string">
            <text:p>17:29v</text:p>
          </table:table-cell>
          <table:table-cell office:value-type="string">
            <text:p>19:29v</text:p>
          </table:table-cell>
          <table:table-cell table:style-name="Default"/>
          <table:table-cell office:value-type="string">
            <text:p>21:49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Energetyków / Morska</text:p>
          </table:table-cell>
          <table:table-cell office:value-type="string">
            <text:p>7:40v</text:p>
          </table:table-cell>
          <table:table-cell office:value-type="string">
            <text:p>9:31v</text:p>
          </table:table-cell>
          <table:table-cell office:value-type="string">
            <text:p>11:31v</text:p>
          </table:table-cell>
          <table:table-cell office:value-type="string">
            <text:p>13:31v</text:p>
          </table:table-cell>
          <table:table-cell office:value-type="string">
            <text:p>15:31v</text:p>
          </table:table-cell>
          <table:table-cell office:value-type="string">
            <text:p>17:31v</text:p>
          </table:table-cell>
          <table:table-cell office:value-type="string">
            <text:p>19:31v</text:p>
          </table:table-cell>
          <table:table-cell table:style-name="Default"/>
          <table:table-cell office:value-type="string">
            <text:p>21:50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Franciszkańska / Energetyków</text:p>
          </table:table-cell>
          <table:table-cell office:value-type="string">
            <text:p>7:41v</text:p>
          </table:table-cell>
          <table:table-cell office:value-type="string">
            <text:p>9:32v</text:p>
          </table:table-cell>
          <table:table-cell office:value-type="string">
            <text:p>11:32v</text:p>
          </table:table-cell>
          <table:table-cell office:value-type="string">
            <text:p>13:32v</text:p>
          </table:table-cell>
          <table:table-cell office:value-type="string">
            <text:p>15:32v</text:p>
          </table:table-cell>
          <table:table-cell office:value-type="string">
            <text:p>17:32v</text:p>
          </table:table-cell>
          <table:table-cell office:value-type="string">
            <text:p>19:32v</text:p>
          </table:table-cell>
          <table:table-cell table:style-name="Default"/>
          <table:table-cell office:value-type="string">
            <text:p>21:51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Franciszkańska / Bosmańska</text:p>
          </table:table-cell>
          <table:table-cell office:value-type="string">
            <text:p>7:43v</text:p>
          </table:table-cell>
          <table:table-cell office:value-type="string">
            <text:p>9:34v</text:p>
          </table:table-cell>
          <table:table-cell office:value-type="string">
            <text:p>11:34v</text:p>
          </table:table-cell>
          <table:table-cell office:value-type="string">
            <text:p>13:34v</text:p>
          </table:table-cell>
          <table:table-cell office:value-type="string">
            <text:p>15:34v</text:p>
          </table:table-cell>
          <table:table-cell office:value-type="string">
            <text:p>17:34v</text:p>
          </table:table-cell>
          <table:table-cell office:value-type="string">
            <text:p>19:34v</text:p>
          </table:table-cell>
          <table:table-cell table:style-name="Default"/>
          <table:table-cell office:value-type="string">
            <text:p>21:53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rzemysłowa / Morska</text:p>
          </table:table-cell>
          <table:table-cell office:value-type="string">
            <text:p>7:46v</text:p>
          </table:table-cell>
          <table:table-cell office:value-type="string">
            <text:p>9:37v</text:p>
          </table:table-cell>
          <table:table-cell office:value-type="string">
            <text:p>11:37v</text:p>
          </table:table-cell>
          <table:table-cell office:value-type="string">
            <text:p>13:37v</text:p>
          </table:table-cell>
          <table:table-cell office:value-type="string">
            <text:p>15:37v</text:p>
          </table:table-cell>
          <table:table-cell office:value-type="string">
            <text:p>17:37v</text:p>
          </table:table-cell>
          <table:table-cell office:value-type="string">
            <text:p>19:37v</text:p>
          </table:table-cell>
          <table:table-cell table:style-name="Default"/>
          <table:table-cell office:value-type="string">
            <text:p>21:56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rzemysłowa / Urząd Celny</text:p>
          </table:table-cell>
          <table:table-cell office:value-type="string">
            <text:p>7:47v</text:p>
          </table:table-cell>
          <table:table-cell office:value-type="string">
            <text:p>9:38v</text:p>
          </table:table-cell>
          <table:table-cell office:value-type="string">
            <text:p>11:38v</text:p>
          </table:table-cell>
          <table:table-cell office:value-type="string">
            <text:p>13:38v</text:p>
          </table:table-cell>
          <table:table-cell office:value-type="string">
            <text:p>15:38v</text:p>
          </table:table-cell>
          <table:table-cell office:value-type="string">
            <text:p>17:38v</text:p>
          </table:table-cell>
          <table:table-cell office:value-type="string">
            <text:p>19:38v</text:p>
          </table:table-cell>
          <table:table-cell table:style-name="Default"/>
          <table:table-cell office:value-type="string">
            <text:p>21:57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BoWiD / Urząd Celny</text:p>
          </table:table-cell>
          <table:table-cell office:value-type="string">
            <text:p>7:47v</text:p>
          </table:table-cell>
          <table:table-cell office:value-type="string">
            <text:p>9:38v</text:p>
          </table:table-cell>
          <table:table-cell office:value-type="string">
            <text:p>11:38v</text:p>
          </table:table-cell>
          <table:table-cell office:value-type="string">
            <text:p>13:38v</text:p>
          </table:table-cell>
          <table:table-cell office:value-type="string">
            <text:p>15:38v</text:p>
          </table:table-cell>
          <table:table-cell office:value-type="string">
            <text:p>17:38v</text:p>
          </table:table-cell>
          <table:table-cell office:value-type="string">
            <text:p>19:38v</text:p>
          </table:table-cell>
          <table:table-cell table:style-name="Default"/>
          <table:table-cell office:value-type="string">
            <text:p>21:57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ieszka I / Chłodnia</text:p>
          </table:table-cell>
          <table:table-cell office:value-type="string">
            <text:p>7:48v</text:p>
          </table:table-cell>
          <table:table-cell office:value-type="string">
            <text:p>9:39v</text:p>
          </table:table-cell>
          <table:table-cell office:value-type="string">
            <text:p>11:39v</text:p>
          </table:table-cell>
          <table:table-cell office:value-type="string">
            <text:p>13:39v</text:p>
          </table:table-cell>
          <table:table-cell office:value-type="string">
            <text:p>15:39v</text:p>
          </table:table-cell>
          <table:table-cell office:value-type="string">
            <text:p>17:39v</text:p>
          </table:table-cell>
          <table:table-cell office:value-type="string">
            <text:p>19:39v</text:p>
          </table:table-cell>
          <table:table-cell table:style-name="Default"/>
          <table:table-cell office:value-type="string">
            <text:p>21:58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ieszka I / Miła</text:p>
          </table:table-cell>
          <table:table-cell office:value-type="string">
            <text:p>7:49v</text:p>
          </table:table-cell>
          <table:table-cell office:value-type="string">
            <text:p>9:40v</text:p>
          </table:table-cell>
          <table:table-cell office:value-type="string">
            <text:p>11:40v</text:p>
          </table:table-cell>
          <table:table-cell office:value-type="string">
            <text:p>13:40v</text:p>
          </table:table-cell>
          <table:table-cell office:value-type="string">
            <text:p>15:40v</text:p>
          </table:table-cell>
          <table:table-cell office:value-type="string">
            <text:p>17:40v</text:p>
          </table:table-cell>
          <table:table-cell office:value-type="string">
            <text:p>19:40v</text:p>
          </table:table-cell>
          <table:table-cell table:style-name="Default"/>
          <table:table-cell office:value-type="string">
            <text:p>21:59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7:50v</text:p>
          </table:table-cell>
          <table:table-cell office:value-type="string">
            <text:p>9:41v</text:p>
          </table:table-cell>
          <table:table-cell office:value-type="string">
            <text:p>11:41v</text:p>
          </table:table-cell>
          <table:table-cell office:value-type="string">
            <text:p>13:41v</text:p>
          </table:table-cell>
          <table:table-cell office:value-type="string">
            <text:p>15:41v</text:p>
          </table:table-cell>
          <table:table-cell office:value-type="string">
            <text:p>17:41v</text:p>
          </table:table-cell>
          <table:table-cell office:value-type="string">
            <text:p>19:41v</text:p>
          </table:table-cell>
          <table:table-cell table:style-name="Default"/>
          <table:table-cell office:value-type="string">
            <text:p>22:00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Szczecińska / Mieszka I</text:p>
          </table:table-cell>
          <table:table-cell office:value-type="string">
            <text:p>7:51v</text:p>
          </table:table-cell>
          <table:table-cell office:value-type="string">
            <text:p>9:42v</text:p>
          </table:table-cell>
          <table:table-cell office:value-type="string">
            <text:p>11:42v</text:p>
          </table:table-cell>
          <table:table-cell office:value-type="string">
            <text:p>13:42v</text:p>
          </table:table-cell>
          <table:table-cell office:value-type="string">
            <text:p>15:42v</text:p>
          </table:table-cell>
          <table:table-cell office:value-type="string">
            <text:p>17:42v</text:p>
          </table:table-cell>
          <table:table-cell office:value-type="string">
            <text:p>19:42v</text:p>
          </table:table-cell>
          <table:table-cell table:style-name="Default"/>
          <table:table-cell office:value-type="string">
            <text:p>22:01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Szczecińska / Brzozowa</text:p>
          </table:table-cell>
          <table:table-cell office:value-type="string">
            <text:p>7:52v</text:p>
          </table:table-cell>
          <table:table-cell office:value-type="string">
            <text:p>9:43v</text:p>
          </table:table-cell>
          <table:table-cell office:value-type="string">
            <text:p>11:43v</text:p>
          </table:table-cell>
          <table:table-cell office:value-type="string">
            <text:p>13:43v</text:p>
          </table:table-cell>
          <table:table-cell office:value-type="string">
            <text:p>15:43v</text:p>
          </table:table-cell>
          <table:table-cell office:value-type="string">
            <text:p>17:43v</text:p>
          </table:table-cell>
          <table:table-cell office:value-type="string">
            <text:p>19:43v</text:p>
          </table:table-cell>
          <table:table-cell table:style-name="Default"/>
          <table:table-cell office:value-type="string">
            <text:p>22:02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Szczecińska / Syrenki</text:p>
          </table:table-cell>
          <table:table-cell office:value-type="string">
            <text:p>7:53v</text:p>
          </table:table-cell>
          <table:table-cell office:value-type="string">
            <text:p>9:44v</text:p>
          </table:table-cell>
          <table:table-cell office:value-type="string">
            <text:p>11:44v</text:p>
          </table:table-cell>
          <table:table-cell office:value-type="string">
            <text:p>13:44v</text:p>
          </table:table-cell>
          <table:table-cell office:value-type="string">
            <text:p>15:44v</text:p>
          </table:table-cell>
          <table:table-cell office:value-type="string">
            <text:p>17:44v</text:p>
          </table:table-cell>
          <table:table-cell office:value-type="string">
            <text:p>19:44v</text:p>
          </table:table-cell>
          <table:table-cell table:style-name="Default"/>
          <table:table-cell office:value-type="string">
            <text:p>22:03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Szczecińska / Zakłady Usługowe</text:p>
          </table:table-cell>
          <table:table-cell office:value-type="string">
            <text:p>7:55v</text:p>
          </table:table-cell>
          <table:table-cell office:value-type="string">
            <text:p>9:46v</text:p>
          </table:table-cell>
          <table:table-cell office:value-type="string">
            <text:p>11:46v</text:p>
          </table:table-cell>
          <table:table-cell office:value-type="string">
            <text:p>13:46v</text:p>
          </table:table-cell>
          <table:table-cell office:value-type="string">
            <text:p>15:46v</text:p>
          </table:table-cell>
          <table:table-cell office:value-type="string">
            <text:p>17:46v</text:p>
          </table:table-cell>
          <table:table-cell office:value-type="string">
            <text:p>19:46v</text:p>
          </table:table-cell>
          <table:table-cell table:style-name="Default"/>
          <table:table-cell office:value-type="string">
            <text:p>22:05v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Zagórzyno</text:p>
          </table:table-cell>
          <table:table-cell office:value-type="string">
            <text:p>7:20v</text:p>
          </table:table-cell>
          <table:table-cell office:value-type="string">
            <text:p>9:10v</text:p>
          </table:table-cell>
          <table:table-cell office:value-type="string">
            <text:p>11:10v</text:p>
          </table:table-cell>
          <table:table-cell office:value-type="string">
            <text:p>13:10v</text:p>
          </table:table-cell>
          <table:table-cell office:value-type="string">
            <text:p>15:10v</text:p>
          </table:table-cell>
          <table:table-cell office:value-type="string">
            <text:p>17:10v</text:p>
          </table:table-cell>
          <table:table-cell office:value-type="string">
            <text:p>19:10v</text:p>
          </table:table-cell>
          <table:table-cell office:value-type="string">
            <text:p>20:40dv</text:p>
          </table:table-cell>
          <table:table-cell office:value-type="string">
            <text:p>21:30v</text:p>
          </table:table-cell>
          <table:table-cell office:value-type="string">
            <text:p>22:45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Wojska Polskiego / Szkoła</text:p>
          </table:table-cell>
          <table:table-cell office:value-type="string">
            <text:p>7:21v</text:p>
          </table:table-cell>
          <table:table-cell office:value-type="string">
            <text:p>9:11v</text:p>
          </table:table-cell>
          <table:table-cell office:value-type="string">
            <text:p>11:11v</text:p>
          </table:table-cell>
          <table:table-cell office:value-type="string">
            <text:p>13:11v</text:p>
          </table:table-cell>
          <table:table-cell office:value-type="string">
            <text:p>15:11v</text:p>
          </table:table-cell>
          <table:table-cell office:value-type="string">
            <text:p>17:11v</text:p>
          </table:table-cell>
          <table:table-cell office:value-type="string">
            <text:p>19:11v</text:p>
          </table:table-cell>
          <table:table-cell office:value-type="string">
            <text:p>20:41dv</text:p>
          </table:table-cell>
          <table:table-cell office:value-type="string">
            <text:p>21:31v</text:p>
          </table:table-cell>
          <table:table-cell office:value-type="string">
            <text:p>22:45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Św. Wojciecha / Ogrodnictwo</text:p>
          </table:table-cell>
          <table:table-cell office:value-type="string">
            <text:p>7:22v</text:p>
          </table:table-cell>
          <table:table-cell office:value-type="string">
            <text:p>9:12v</text:p>
          </table:table-cell>
          <table:table-cell office:value-type="string">
            <text:p>11:12v</text:p>
          </table:table-cell>
          <table:table-cell office:value-type="string">
            <text:p>13:12v</text:p>
          </table:table-cell>
          <table:table-cell office:value-type="string">
            <text:p>15:12v</text:p>
          </table:table-cell>
          <table:table-cell office:value-type="string">
            <text:p>17:12v</text:p>
          </table:table-cell>
          <table:table-cell office:value-type="string">
            <text:p>19:12v</text:p>
          </table:table-cell>
          <table:table-cell office:value-type="string">
            <text:p>20:42dv</text:p>
          </table:table-cell>
          <table:table-cell office:value-type="string">
            <text:p>21:32v</text:p>
          </table:table-cell>
          <table:table-cell office:value-type="string">
            <text:p>22:46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Św. Wojciecha / Jabłoniowa</text:p>
          </table:table-cell>
          <table:table-cell office:value-type="string">
            <text:p>7:23v</text:p>
          </table:table-cell>
          <table:table-cell office:value-type="string">
            <text:p>9:13v</text:p>
          </table:table-cell>
          <table:table-cell office:value-type="string">
            <text:p>11:13v</text:p>
          </table:table-cell>
          <table:table-cell office:value-type="string">
            <text:p>13:13v</text:p>
          </table:table-cell>
          <table:table-cell office:value-type="string">
            <text:p>15:13v</text:p>
          </table:table-cell>
          <table:table-cell office:value-type="string">
            <text:p>17:13v</text:p>
          </table:table-cell>
          <table:table-cell office:value-type="string">
            <text:p>19:13v</text:p>
          </table:table-cell>
          <table:table-cell office:value-type="string">
            <text:p>20:43dv</text:p>
          </table:table-cell>
          <table:table-cell office:value-type="string">
            <text:p>21:33v</text:p>
          </table:table-cell>
          <table:table-cell office:value-type="string">
            <text:p>22:47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Św. Wojciech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Chełmoniew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Artylerzystów</text:p>
          </table:table-cell>
          <table:table-cell office:value-type="string">
            <text:p>7:24v</text:p>
          </table:table-cell>
          <table:table-cell office:value-type="string">
            <text:p>9:14v</text:p>
          </table:table-cell>
          <table:table-cell office:value-type="string">
            <text:p>11:14v</text:p>
          </table:table-cell>
          <table:table-cell office:value-type="string">
            <text:p>13:14v</text:p>
          </table:table-cell>
          <table:table-cell office:value-type="string">
            <text:p>15:14v</text:p>
          </table:table-cell>
          <table:table-cell office:value-type="string">
            <text:p>17:14v</text:p>
          </table:table-cell>
          <table:table-cell office:value-type="string">
            <text:p>19:14v</text:p>
          </table:table-cell>
          <table:table-cell office:value-type="string">
            <text:p>20:44dv</text:p>
          </table:table-cell>
          <table:table-cell office:value-type="string">
            <text:p>21:34v</text:p>
          </table:table-cell>
          <table:table-cell office:value-type="string">
            <text:p>22:48x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Ruszczyca</text:p>
          </table:table-cell>
          <table:table-cell office:value-type="string">
            <text:p>7:25v</text:p>
          </table:table-cell>
          <table:table-cell office:value-type="string">
            <text:p>9:15v</text:p>
          </table:table-cell>
          <table:table-cell office:value-type="string">
            <text:p>11:15v</text:p>
          </table:table-cell>
          <table:table-cell office:value-type="string">
            <text:p>13:15v</text:p>
          </table:table-cell>
          <table:table-cell office:value-type="string">
            <text:p>15:15v</text:p>
          </table:table-cell>
          <table:table-cell office:value-type="string">
            <text:p>17:15v</text:p>
          </table:table-cell>
          <table:table-cell office:value-type="string">
            <text:p>19:15v</text:p>
          </table:table-cell>
          <table:table-cell office:value-type="string">
            <text:p>20:45dv</text:p>
          </table:table-cell>
          <table:table-cell office:value-type="string">
            <text:p>21:35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Traugutta / Chopina</text:p>
          </table:table-cell>
          <table:table-cell office:value-type="string">
            <text:p>7:27v</text:p>
          </table:table-cell>
          <table:table-cell office:value-type="string">
            <text:p>9:17v</text:p>
          </table:table-cell>
          <table:table-cell office:value-type="string">
            <text:p>11:17v</text:p>
          </table:table-cell>
          <table:table-cell office:value-type="string">
            <text:p>13:17v</text:p>
          </table:table-cell>
          <table:table-cell office:value-type="string">
            <text:p>15:17v</text:p>
          </table:table-cell>
          <table:table-cell office:value-type="string">
            <text:p>17:17v</text:p>
          </table:table-cell>
          <table:table-cell office:value-type="string">
            <text:p>19:17v</text:p>
          </table:table-cell>
          <table:table-cell office:value-type="string">
            <text:p>20:47dv</text:p>
          </table:table-cell>
          <table:table-cell office:value-type="string">
            <text:p>21:37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Orląt Lwowskich / Sawickiej</text:p>
          </table:table-cell>
          <table:table-cell office:value-type="string">
            <text:p>7:29v</text:p>
          </table:table-cell>
          <table:table-cell office:value-type="string">
            <text:p>9:19v</text:p>
          </table:table-cell>
          <table:table-cell office:value-type="string">
            <text:p>11:19v</text:p>
          </table:table-cell>
          <table:table-cell office:value-type="string">
            <text:p>13:19v</text:p>
          </table:table-cell>
          <table:table-cell office:value-type="string">
            <text:p>15:19v</text:p>
          </table:table-cell>
          <table:table-cell office:value-type="string">
            <text:p>17:19v</text:p>
          </table:table-cell>
          <table:table-cell office:value-type="string">
            <text:p>19:19v</text:p>
          </table:table-cell>
          <table:table-cell office:value-type="string">
            <text:p>20:49dv</text:p>
          </table:table-cell>
          <table:table-cell office:value-type="string">
            <text:p>21:39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Jana Pawła II / Gdańska</text:p>
          </table:table-cell>
          <table:table-cell office:value-type="string">
            <text:p>7:30v</text:p>
          </table:table-cell>
          <table:table-cell office:value-type="string">
            <text:p>9:20v</text:p>
          </table:table-cell>
          <table:table-cell office:value-type="string">
            <text:p>11:20v</text:p>
          </table:table-cell>
          <table:table-cell office:value-type="string">
            <text:p>13:20v</text:p>
          </table:table-cell>
          <table:table-cell office:value-type="string">
            <text:p>15:20v</text:p>
          </table:table-cell>
          <table:table-cell office:value-type="string">
            <text:p>17:20v</text:p>
          </table:table-cell>
          <table:table-cell office:value-type="string">
            <text:p>19:20v</text:p>
          </table:table-cell>
          <table:table-cell office:value-type="string">
            <text:p>20:50dv</text:p>
          </table:table-cell>
          <table:table-cell office:value-type="string">
            <text:p>21:40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Jana Pawła II / Staszica</text:p>
          </table:table-cell>
          <table:table-cell office:value-type="string">
            <text:p>7:31v</text:p>
          </table:table-cell>
          <table:table-cell office:value-type="string">
            <text:p>9:21v</text:p>
          </table:table-cell>
          <table:table-cell office:value-type="string">
            <text:p>11:21v</text:p>
          </table:table-cell>
          <table:table-cell office:value-type="string">
            <text:p>13:21v</text:p>
          </table:table-cell>
          <table:table-cell office:value-type="string">
            <text:p>15:21v</text:p>
          </table:table-cell>
          <table:table-cell office:value-type="string">
            <text:p>17:21v</text:p>
          </table:table-cell>
          <table:table-cell office:value-type="string">
            <text:p>19:21v</text:p>
          </table:table-cell>
          <table:table-cell office:value-type="string">
            <text:p>20:51dv</text:p>
          </table:table-cell>
          <table:table-cell office:value-type="string">
            <text:p>21:41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Władysława IV / Sikorskiego</text:p>
          </table:table-cell>
          <table:table-cell office:value-type="string">
            <text:p>7:33v</text:p>
          </table:table-cell>
          <table:table-cell office:value-type="string">
            <text:p>9:23v</text:p>
          </table:table-cell>
          <table:table-cell office:value-type="string">
            <text:p>11:23v</text:p>
          </table:table-cell>
          <table:table-cell office:value-type="string">
            <text:p>13:23v</text:p>
          </table:table-cell>
          <table:table-cell office:value-type="string">
            <text:p>15:23v</text:p>
          </table:table-cell>
          <table:table-cell office:value-type="string">
            <text:p>17:23v</text:p>
          </table:table-cell>
          <table:table-cell office:value-type="string">
            <text:p>19:23v</text:p>
          </table:table-cell>
          <table:table-cell office:value-type="string">
            <text:p>20:53dv</text:p>
          </table:table-cell>
          <table:table-cell office:value-type="string">
            <text:p>21:43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Władysława IV / Kutrzeby</text:p>
          </table:table-cell>
          <table:table-cell office:value-type="string">
            <text:p>7:34v</text:p>
          </table:table-cell>
          <table:table-cell office:value-type="string">
            <text:p>9:24v</text:p>
          </table:table-cell>
          <table:table-cell office:value-type="string">
            <text:p>11:24v</text:p>
          </table:table-cell>
          <table:table-cell office:value-type="string">
            <text:p>13:24v</text:p>
          </table:table-cell>
          <table:table-cell office:value-type="string">
            <text:p>15:24v</text:p>
          </table:table-cell>
          <table:table-cell office:value-type="string">
            <text:p>17:24v</text:p>
          </table:table-cell>
          <table:table-cell office:value-type="string">
            <text:p>19:24v</text:p>
          </table:table-cell>
          <table:table-cell office:value-type="string">
            <text:p>20:54dv</text:p>
          </table:table-cell>
          <table:table-cell office:value-type="string">
            <text:p>21:44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onte Cassino / Bałtycka</text:p>
          </table:table-cell>
          <table:table-cell office:value-type="string">
            <text:p>7:36v</text:p>
          </table:table-cell>
          <table:table-cell office:value-type="string">
            <text:p>9:26v</text:p>
          </table:table-cell>
          <table:table-cell office:value-type="string">
            <text:p>11:26v</text:p>
          </table:table-cell>
          <table:table-cell office:value-type="string">
            <text:p>13:26v</text:p>
          </table:table-cell>
          <table:table-cell office:value-type="string">
            <text:p>15:26v</text:p>
          </table:table-cell>
          <table:table-cell office:value-type="string">
            <text:p>17:26v</text:p>
          </table:table-cell>
          <table:table-cell office:value-type="string">
            <text:p>19:26v</text:p>
          </table:table-cell>
          <table:table-cell office:value-type="string">
            <text:p>20:56dv</text:p>
          </table:table-cell>
          <table:table-cell office:value-type="string">
            <text:p>21:46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Armii Krajowej / Kościół</text:p>
          </table:table-cell>
          <table:table-cell office:value-type="string">
            <text:p>7:38v</text:p>
          </table:table-cell>
          <table:table-cell office:value-type="string">
            <text:p>9:28v</text:p>
          </table:table-cell>
          <table:table-cell office:value-type="string">
            <text:p>11:28v</text:p>
          </table:table-cell>
          <table:table-cell office:value-type="string">
            <text:p>13:28v</text:p>
          </table:table-cell>
          <table:table-cell office:value-type="string">
            <text:p>15:28v</text:p>
          </table:table-cell>
          <table:table-cell office:value-type="string">
            <text:p>17:28v</text:p>
          </table:table-cell>
          <table:table-cell office:value-type="string">
            <text:p>19:28v</text:p>
          </table:table-cell>
          <table:table-cell office:value-type="string">
            <text:p>20:58dv</text:p>
          </table:table-cell>
          <table:table-cell office:value-type="string">
            <text:p>21:48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orska / Bohaterów Warszawy</text:p>
          </table:table-cell>
          <table:table-cell office:value-type="string">
            <text:p>7:39v</text:p>
          </table:table-cell>
          <table:table-cell office:value-type="string">
            <text:p>9:29v</text:p>
          </table:table-cell>
          <table:table-cell office:value-type="string">
            <text:p>11:29v</text:p>
          </table:table-cell>
          <table:table-cell office:value-type="string">
            <text:p>13:29v</text:p>
          </table:table-cell>
          <table:table-cell office:value-type="string">
            <text:p>15:29v</text:p>
          </table:table-cell>
          <table:table-cell office:value-type="string">
            <text:p>17:29v</text:p>
          </table:table-cell>
          <table:table-cell office:value-type="string">
            <text:p>19:29v</text:p>
          </table:table-cell>
          <table:table-cell table:style-name="Default"/>
          <table:table-cell office:value-type="string">
            <text:p>21:49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Energetyków / Morska</text:p>
          </table:table-cell>
          <table:table-cell office:value-type="string">
            <text:p>7:40v</text:p>
          </table:table-cell>
          <table:table-cell office:value-type="string">
            <text:p>9:31v</text:p>
          </table:table-cell>
          <table:table-cell office:value-type="string">
            <text:p>11:31v</text:p>
          </table:table-cell>
          <table:table-cell office:value-type="string">
            <text:p>13:31v</text:p>
          </table:table-cell>
          <table:table-cell office:value-type="string">
            <text:p>15:31v</text:p>
          </table:table-cell>
          <table:table-cell office:value-type="string">
            <text:p>17:31v</text:p>
          </table:table-cell>
          <table:table-cell office:value-type="string">
            <text:p>19:31v</text:p>
          </table:table-cell>
          <table:table-cell table:style-name="Default"/>
          <table:table-cell office:value-type="string">
            <text:p>21:50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Franciszkańska / Energetyków</text:p>
          </table:table-cell>
          <table:table-cell office:value-type="string">
            <text:p>7:41v</text:p>
          </table:table-cell>
          <table:table-cell office:value-type="string">
            <text:p>9:32v</text:p>
          </table:table-cell>
          <table:table-cell office:value-type="string">
            <text:p>11:32v</text:p>
          </table:table-cell>
          <table:table-cell office:value-type="string">
            <text:p>13:32v</text:p>
          </table:table-cell>
          <table:table-cell office:value-type="string">
            <text:p>15:32v</text:p>
          </table:table-cell>
          <table:table-cell office:value-type="string">
            <text:p>17:32v</text:p>
          </table:table-cell>
          <table:table-cell office:value-type="string">
            <text:p>19:32v</text:p>
          </table:table-cell>
          <table:table-cell table:style-name="Default"/>
          <table:table-cell office:value-type="string">
            <text:p>21:51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Franciszkańska / Bosmańska</text:p>
          </table:table-cell>
          <table:table-cell office:value-type="string">
            <text:p>7:43v</text:p>
          </table:table-cell>
          <table:table-cell office:value-type="string">
            <text:p>9:34v</text:p>
          </table:table-cell>
          <table:table-cell office:value-type="string">
            <text:p>11:34v</text:p>
          </table:table-cell>
          <table:table-cell office:value-type="string">
            <text:p>13:34v</text:p>
          </table:table-cell>
          <table:table-cell office:value-type="string">
            <text:p>15:34v</text:p>
          </table:table-cell>
          <table:table-cell office:value-type="string">
            <text:p>17:34v</text:p>
          </table:table-cell>
          <table:table-cell office:value-type="string">
            <text:p>19:34v</text:p>
          </table:table-cell>
          <table:table-cell table:style-name="Default"/>
          <table:table-cell office:value-type="string">
            <text:p>21:53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rzemysłowa / Morska</text:p>
          </table:table-cell>
          <table:table-cell office:value-type="string">
            <text:p>7:46v</text:p>
          </table:table-cell>
          <table:table-cell office:value-type="string">
            <text:p>9:37v</text:p>
          </table:table-cell>
          <table:table-cell office:value-type="string">
            <text:p>11:37v</text:p>
          </table:table-cell>
          <table:table-cell office:value-type="string">
            <text:p>13:37v</text:p>
          </table:table-cell>
          <table:table-cell office:value-type="string">
            <text:p>15:37v</text:p>
          </table:table-cell>
          <table:table-cell office:value-type="string">
            <text:p>17:37v</text:p>
          </table:table-cell>
          <table:table-cell office:value-type="string">
            <text:p>19:37v</text:p>
          </table:table-cell>
          <table:table-cell table:style-name="Default"/>
          <table:table-cell office:value-type="string">
            <text:p>21:56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rzemysłowa / Urząd Celny</text:p>
          </table:table-cell>
          <table:table-cell office:value-type="string">
            <text:p>7:47v</text:p>
          </table:table-cell>
          <table:table-cell office:value-type="string">
            <text:p>9:38v</text:p>
          </table:table-cell>
          <table:table-cell office:value-type="string">
            <text:p>11:38v</text:p>
          </table:table-cell>
          <table:table-cell office:value-type="string">
            <text:p>13:38v</text:p>
          </table:table-cell>
          <table:table-cell office:value-type="string">
            <text:p>15:38v</text:p>
          </table:table-cell>
          <table:table-cell office:value-type="string">
            <text:p>17:38v</text:p>
          </table:table-cell>
          <table:table-cell office:value-type="string">
            <text:p>19:38v</text:p>
          </table:table-cell>
          <table:table-cell table:style-name="Default"/>
          <table:table-cell office:value-type="string">
            <text:p>21:57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BoWiD / Urząd Celny</text:p>
          </table:table-cell>
          <table:table-cell office:value-type="string">
            <text:p>7:47v</text:p>
          </table:table-cell>
          <table:table-cell office:value-type="string">
            <text:p>9:38v</text:p>
          </table:table-cell>
          <table:table-cell office:value-type="string">
            <text:p>11:38v</text:p>
          </table:table-cell>
          <table:table-cell office:value-type="string">
            <text:p>13:38v</text:p>
          </table:table-cell>
          <table:table-cell office:value-type="string">
            <text:p>15:38v</text:p>
          </table:table-cell>
          <table:table-cell office:value-type="string">
            <text:p>17:38v</text:p>
          </table:table-cell>
          <table:table-cell office:value-type="string">
            <text:p>19:38v</text:p>
          </table:table-cell>
          <table:table-cell table:style-name="Default"/>
          <table:table-cell office:value-type="string">
            <text:p>21:57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ieszka I / Chłodnia</text:p>
          </table:table-cell>
          <table:table-cell office:value-type="string">
            <text:p>7:48v</text:p>
          </table:table-cell>
          <table:table-cell office:value-type="string">
            <text:p>9:39v</text:p>
          </table:table-cell>
          <table:table-cell office:value-type="string">
            <text:p>11:39v</text:p>
          </table:table-cell>
          <table:table-cell office:value-type="string">
            <text:p>13:39v</text:p>
          </table:table-cell>
          <table:table-cell office:value-type="string">
            <text:p>15:39v</text:p>
          </table:table-cell>
          <table:table-cell office:value-type="string">
            <text:p>17:39v</text:p>
          </table:table-cell>
          <table:table-cell office:value-type="string">
            <text:p>19:39v</text:p>
          </table:table-cell>
          <table:table-cell table:style-name="Default"/>
          <table:table-cell office:value-type="string">
            <text:p>21:58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ieszka I / Miła</text:p>
          </table:table-cell>
          <table:table-cell office:value-type="string">
            <text:p>7:49v</text:p>
          </table:table-cell>
          <table:table-cell office:value-type="string">
            <text:p>9:40v</text:p>
          </table:table-cell>
          <table:table-cell office:value-type="string">
            <text:p>11:40v</text:p>
          </table:table-cell>
          <table:table-cell office:value-type="string">
            <text:p>13:40v</text:p>
          </table:table-cell>
          <table:table-cell office:value-type="string">
            <text:p>15:40v</text:p>
          </table:table-cell>
          <table:table-cell office:value-type="string">
            <text:p>17:40v</text:p>
          </table:table-cell>
          <table:table-cell office:value-type="string">
            <text:p>19:40v</text:p>
          </table:table-cell>
          <table:table-cell table:style-name="Default"/>
          <table:table-cell office:value-type="string">
            <text:p>21:59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7:50v</text:p>
          </table:table-cell>
          <table:table-cell office:value-type="string">
            <text:p>9:41v</text:p>
          </table:table-cell>
          <table:table-cell office:value-type="string">
            <text:p>11:41v</text:p>
          </table:table-cell>
          <table:table-cell office:value-type="string">
            <text:p>13:41v</text:p>
          </table:table-cell>
          <table:table-cell office:value-type="string">
            <text:p>15:41v</text:p>
          </table:table-cell>
          <table:table-cell office:value-type="string">
            <text:p>17:41v</text:p>
          </table:table-cell>
          <table:table-cell office:value-type="string">
            <text:p>19:41v</text:p>
          </table:table-cell>
          <table:table-cell table:style-name="Default"/>
          <table:table-cell office:value-type="string">
            <text:p>22:00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Szczecińska / Mieszka I</text:p>
          </table:table-cell>
          <table:table-cell office:value-type="string">
            <text:p>7:51v</text:p>
          </table:table-cell>
          <table:table-cell office:value-type="string">
            <text:p>9:42v</text:p>
          </table:table-cell>
          <table:table-cell office:value-type="string">
            <text:p>11:42v</text:p>
          </table:table-cell>
          <table:table-cell office:value-type="string">
            <text:p>13:42v</text:p>
          </table:table-cell>
          <table:table-cell office:value-type="string">
            <text:p>15:42v</text:p>
          </table:table-cell>
          <table:table-cell office:value-type="string">
            <text:p>17:42v</text:p>
          </table:table-cell>
          <table:table-cell office:value-type="string">
            <text:p>19:42v</text:p>
          </table:table-cell>
          <table:table-cell table:style-name="Default"/>
          <table:table-cell office:value-type="string">
            <text:p>22:01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Szczecińska / Brzozowa</text:p>
          </table:table-cell>
          <table:table-cell office:value-type="string">
            <text:p>7:52v</text:p>
          </table:table-cell>
          <table:table-cell office:value-type="string">
            <text:p>9:43v</text:p>
          </table:table-cell>
          <table:table-cell office:value-type="string">
            <text:p>11:43v</text:p>
          </table:table-cell>
          <table:table-cell office:value-type="string">
            <text:p>13:43v</text:p>
          </table:table-cell>
          <table:table-cell office:value-type="string">
            <text:p>15:43v</text:p>
          </table:table-cell>
          <table:table-cell office:value-type="string">
            <text:p>17:43v</text:p>
          </table:table-cell>
          <table:table-cell office:value-type="string">
            <text:p>19:43v</text:p>
          </table:table-cell>
          <table:table-cell table:style-name="Default"/>
          <table:table-cell office:value-type="string">
            <text:p>22:02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Szczecińska / Syrenki</text:p>
          </table:table-cell>
          <table:table-cell office:value-type="string">
            <text:p>7:53v</text:p>
          </table:table-cell>
          <table:table-cell office:value-type="string">
            <text:p>9:44v</text:p>
          </table:table-cell>
          <table:table-cell office:value-type="string">
            <text:p>11:44v</text:p>
          </table:table-cell>
          <table:table-cell office:value-type="string">
            <text:p>13:44v</text:p>
          </table:table-cell>
          <table:table-cell office:value-type="string">
            <text:p>15:44v</text:p>
          </table:table-cell>
          <table:table-cell office:value-type="string">
            <text:p>17:44v</text:p>
          </table:table-cell>
          <table:table-cell office:value-type="string">
            <text:p>19:44v</text:p>
          </table:table-cell>
          <table:table-cell table:style-name="Default"/>
          <table:table-cell office:value-type="string">
            <text:p>22:03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Szczecińska / Zakłady Usługowe</text:p>
          </table:table-cell>
          <table:table-cell office:value-type="string">
            <text:p>7:55v</text:p>
          </table:table-cell>
          <table:table-cell office:value-type="string">
            <text:p>9:46v</text:p>
          </table:table-cell>
          <table:table-cell office:value-type="string">
            <text:p>11:46v</text:p>
          </table:table-cell>
          <table:table-cell office:value-type="string">
            <text:p>13:46v</text:p>
          </table:table-cell>
          <table:table-cell office:value-type="string">
            <text:p>15:46v</text:p>
          </table:table-cell>
          <table:table-cell office:value-type="string">
            <text:p>17:46v</text:p>
          </table:table-cell>
          <table:table-cell office:value-type="string">
            <text:p>19:46v</text:p>
          </table:table-cell>
          <table:table-cell table:style-name="Default"/>
          <table:table-cell office:value-type="string">
            <text:p>22:05v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4" table:default-cell-style-name="ce3"/>
        <table:table-column table:style-name="co4" table:default-cell-style-name="Default"/>
        <table:table-column table:style-name="co4" table:number-columns-repeated="1008" table:default-cell-style-name="ce3"/>
        <table:table-row table:style-name="ro1">
          <table:table-cell table:style-name="Default" office:value-type="string">
            <text:p>Szczecińska / Pętla</text:p>
          </table:table-cell>
          <table:table-cell office:value-type="string">
            <text:p>5:45v</text:p>
          </table:table-cell>
          <table:table-cell office:value-type="string">
            <text:p>6:10v</text:p>
          </table:table-cell>
          <table:table-cell table:style-name="Default" table:number-columns-repeated="2"/>
          <table:table-cell office:value-type="string">
            <text:p>6:50rv</text:p>
          </table:table-cell>
          <table:table-cell table:style-name="Default"/>
          <table:table-cell office:value-type="string">
            <text:p>7:10v</text:p>
          </table:table-cell>
          <table:table-cell office:value-type="string">
            <text:p>7:30v</text:p>
          </table:table-cell>
          <table:table-cell office:value-type="string">
            <text:p>8:00v</text:p>
          </table:table-cell>
          <table:table-cell office:value-type="string">
            <text:p>8:30v</text:p>
          </table:table-cell>
          <table:table-cell office:value-type="string">
            <text:p>9:10v</text:p>
          </table:table-cell>
          <table:table-cell office:value-type="string">
            <text:p>9:50v</text:p>
          </table:table-cell>
          <table:table-cell office:value-type="string">
            <text:p>10:30v</text:p>
          </table:table-cell>
          <table:table-cell office:value-type="string">
            <text:p>11:10v</text:p>
          </table:table-cell>
          <table:table-cell/>
          <table:table-cell office:value-type="string">
            <text:p>11:50v</text:p>
          </table:table-cell>
          <table:table-cell office:value-type="string">
            <text:p>12:30v</text:p>
          </table:table-cell>
          <table:table-cell office:value-type="string">
            <text:p>13:10v</text:p>
          </table:table-cell>
          <table:table-cell table:style-name="Default"/>
          <table:table-cell office:value-type="string">
            <text:p>13:50v</text:p>
          </table:table-cell>
          <table:table-cell table:style-name="Default"/>
          <table:table-cell office:value-type="string">
            <text:p>14:20v</text:p>
          </table:table-cell>
          <table:table-cell table:style-name="Default"/>
          <table:table-cell office:value-type="string">
            <text:p>15:10v</text:p>
          </table:table-cell>
          <table:table-cell table:style-name="Default"/>
          <table:table-cell office:value-type="string">
            <text:p>15:50v</text:p>
          </table:table-cell>
          <table:table-cell table:style-name="Default"/>
          <table:table-cell office:value-type="string">
            <text:p>16:30v</text:p>
          </table:table-cell>
          <table:table-cell office:value-type="string">
            <text:p>17:11v</text:p>
          </table:table-cell>
          <table:table-cell office:value-type="string">
            <text:p>17:51v</text:p>
          </table:table-cell>
          <table:table-cell office:value-type="string">
            <text:p>18:51v</text:p>
          </table:table-cell>
          <table:table-cell table:style-name="Default" table:number-columns-repeated="2"/>
          <table:table-cell office:value-type="string">
            <text:p>22:20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Szczecińska / STW</text:p>
          </table:table-cell>
          <table:table-cell office:value-type="string">
            <text:p>5:46v</text:p>
          </table:table-cell>
          <table:table-cell office:value-type="string">
            <text:p>6:11v</text:p>
          </table:table-cell>
          <table:table-cell table:style-name="Default" table:number-columns-repeated="2"/>
          <table:table-cell office:value-type="string">
            <text:p>6:51rv</text:p>
          </table:table-cell>
          <table:table-cell table:style-name="Default"/>
          <table:table-cell office:value-type="string">
            <text:p>7:11v</text:p>
          </table:table-cell>
          <table:table-cell office:value-type="string">
            <text:p>7:31v</text:p>
          </table:table-cell>
          <table:table-cell office:value-type="string">
            <text:p>8:01v</text:p>
          </table:table-cell>
          <table:table-cell office:value-type="string">
            <text:p>8:31v</text:p>
          </table:table-cell>
          <table:table-cell office:value-type="string">
            <text:p>9:11v</text:p>
          </table:table-cell>
          <table:table-cell office:value-type="string">
            <text:p>9:51v</text:p>
          </table:table-cell>
          <table:table-cell office:value-type="string">
            <text:p>10:31v</text:p>
          </table:table-cell>
          <table:table-cell office:value-type="string">
            <text:p>11:11v</text:p>
          </table:table-cell>
          <table:table-cell/>
          <table:table-cell office:value-type="string">
            <text:p>11:51v</text:p>
          </table:table-cell>
          <table:table-cell office:value-type="string">
            <text:p>12:31v</text:p>
          </table:table-cell>
          <table:table-cell office:value-type="string">
            <text:p>13:11v</text:p>
          </table:table-cell>
          <table:table-cell table:style-name="Default"/>
          <table:table-cell office:value-type="string">
            <text:p>13:51v</text:p>
          </table:table-cell>
          <table:table-cell table:style-name="Default"/>
          <table:table-cell office:value-type="string">
            <text:p>14:21v</text:p>
          </table:table-cell>
          <table:table-cell table:style-name="Default"/>
          <table:table-cell office:value-type="string">
            <text:p>15:11v</text:p>
          </table:table-cell>
          <table:table-cell table:style-name="Default"/>
          <table:table-cell office:value-type="string">
            <text:p>15:51v</text:p>
          </table:table-cell>
          <table:table-cell table:style-name="Default"/>
          <table:table-cell office:value-type="string">
            <text:p>16:31v</text:p>
          </table:table-cell>
          <table:table-cell office:value-type="string">
            <text:p>17:12v</text:p>
          </table:table-cell>
          <table:table-cell office:value-type="string">
            <text:p>17:52v</text:p>
          </table:table-cell>
          <table:table-cell office:value-type="string">
            <text:p>18:52v</text:p>
          </table:table-cell>
          <table:table-cell table:style-name="Default" table:number-columns-repeated="2"/>
          <table:table-cell office:value-type="string">
            <text:p>22:21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Szczecińska / ZDW</text:p>
          </table:table-cell>
          <table:table-cell office:value-type="string">
            <text:p>5:48v</text:p>
          </table:table-cell>
          <table:table-cell office:value-type="string">
            <text:p>6:13v</text:p>
          </table:table-cell>
          <table:table-cell table:style-name="Default" table:number-columns-repeated="2"/>
          <table:table-cell office:value-type="string">
            <text:p>6:54rv</text:p>
          </table:table-cell>
          <table:table-cell table:style-name="Default"/>
          <table:table-cell office:value-type="string">
            <text:p>7:14v</text:p>
          </table:table-cell>
          <table:table-cell office:value-type="string">
            <text:p>7:33v</text:p>
          </table:table-cell>
          <table:table-cell office:value-type="string">
            <text:p>8:04v</text:p>
          </table:table-cell>
          <table:table-cell office:value-type="string">
            <text:p>8:34v</text:p>
          </table:table-cell>
          <table:table-cell office:value-type="string">
            <text:p>9:14v</text:p>
          </table:table-cell>
          <table:table-cell office:value-type="string">
            <text:p>9:54v</text:p>
          </table:table-cell>
          <table:table-cell office:value-type="string">
            <text:p>10:34v</text:p>
          </table:table-cell>
          <table:table-cell office:value-type="string">
            <text:p>11:14v</text:p>
          </table:table-cell>
          <table:table-cell/>
          <table:table-cell office:value-type="string">
            <text:p>11:54v</text:p>
          </table:table-cell>
          <table:table-cell office:value-type="string">
            <text:p>12:34v</text:p>
          </table:table-cell>
          <table:table-cell office:value-type="string">
            <text:p>13:14v</text:p>
          </table:table-cell>
          <table:table-cell table:style-name="Default"/>
          <table:table-cell office:value-type="string">
            <text:p>13:54v</text:p>
          </table:table-cell>
          <table:table-cell table:style-name="Default"/>
          <table:table-cell office:value-type="string">
            <text:p>14:24v</text:p>
          </table:table-cell>
          <table:table-cell table:style-name="Default"/>
          <table:table-cell office:value-type="string">
            <text:p>15:14v</text:p>
          </table:table-cell>
          <table:table-cell table:style-name="Default"/>
          <table:table-cell office:value-type="string">
            <text:p>15:54v</text:p>
          </table:table-cell>
          <table:table-cell table:style-name="Default"/>
          <table:table-cell office:value-type="string">
            <text:p>16:34v</text:p>
          </table:table-cell>
          <table:table-cell office:value-type="string">
            <text:p>17:14v</text:p>
          </table:table-cell>
          <table:table-cell office:value-type="string">
            <text:p>17:54v</text:p>
          </table:table-cell>
          <table:table-cell office:value-type="string">
            <text:p>18:54v</text:p>
          </table:table-cell>
          <table:table-cell table:style-name="Default" table:number-columns-repeated="2"/>
          <table:table-cell office:value-type="string">
            <text:p>22:23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Szczecińska / Jasna</text:p>
          </table:table-cell>
          <table:table-cell office:value-type="string">
            <text:p>5:49v</text:p>
          </table:table-cell>
          <table:table-cell office:value-type="string">
            <text:p>6:15v</text:p>
          </table:table-cell>
          <table:table-cell table:style-name="Default" table:number-columns-repeated="2"/>
          <table:table-cell office:value-type="string">
            <text:p>6:56rv</text:p>
          </table:table-cell>
          <table:table-cell table:style-name="Default"/>
          <table:table-cell office:value-type="string">
            <text:p>7:16v</text:p>
          </table:table-cell>
          <table:table-cell office:value-type="string">
            <text:p>7:35v</text:p>
          </table:table-cell>
          <table:table-cell office:value-type="string">
            <text:p>8:06v</text:p>
          </table:table-cell>
          <table:table-cell office:value-type="string">
            <text:p>8:36v</text:p>
          </table:table-cell>
          <table:table-cell office:value-type="string">
            <text:p>9:16v</text:p>
          </table:table-cell>
          <table:table-cell office:value-type="string">
            <text:p>9:56v</text:p>
          </table:table-cell>
          <table:table-cell office:value-type="string">
            <text:p>10:36v</text:p>
          </table:table-cell>
          <table:table-cell office:value-type="string">
            <text:p>11:16v</text:p>
          </table:table-cell>
          <table:table-cell/>
          <table:table-cell office:value-type="string">
            <text:p>11:56v</text:p>
          </table:table-cell>
          <table:table-cell office:value-type="string">
            <text:p>12:36v</text:p>
          </table:table-cell>
          <table:table-cell office:value-type="string">
            <text:p>13:16v</text:p>
          </table:table-cell>
          <table:table-cell table:style-name="Default"/>
          <table:table-cell office:value-type="string">
            <text:p>13:56v</text:p>
          </table:table-cell>
          <table:table-cell table:style-name="Default"/>
          <table:table-cell office:value-type="string">
            <text:p>14:26v</text:p>
          </table:table-cell>
          <table:table-cell table:style-name="Default"/>
          <table:table-cell office:value-type="string">
            <text:p>15:16v</text:p>
          </table:table-cell>
          <table:table-cell table:style-name="Default"/>
          <table:table-cell office:value-type="string">
            <text:p>15:56v</text:p>
          </table:table-cell>
          <table:table-cell table:style-name="Default"/>
          <table:table-cell office:value-type="string">
            <text:p>16:36v</text:p>
          </table:table-cell>
          <table:table-cell office:value-type="string">
            <text:p>17:16v</text:p>
          </table:table-cell>
          <table:table-cell office:value-type="string">
            <text:p>17:56v</text:p>
          </table:table-cell>
          <table:table-cell office:value-type="string">
            <text:p>18:56v</text:p>
          </table:table-cell>
          <table:table-cell table:style-name="Default" table:number-columns-repeated="2"/>
          <table:table-cell office:value-type="string">
            <text:p>22:24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5:50v</text:p>
          </table:table-cell>
          <table:table-cell office:value-type="string">
            <text:p>6:16v</text:p>
          </table:table-cell>
          <table:table-cell table:style-name="Default" table:number-columns-repeated="2"/>
          <table:table-cell office:value-type="string">
            <text:p>6:57rv</text:p>
          </table:table-cell>
          <table:table-cell table:style-name="Default"/>
          <table:table-cell office:value-type="string">
            <text:p>7:17v</text:p>
          </table:table-cell>
          <table:table-cell office:value-type="string">
            <text:p>7:36v</text:p>
          </table:table-cell>
          <table:table-cell office:value-type="string">
            <text:p>8:07v</text:p>
          </table:table-cell>
          <table:table-cell office:value-type="string">
            <text:p>8:37v</text:p>
          </table:table-cell>
          <table:table-cell office:value-type="string">
            <text:p>9:17v</text:p>
          </table:table-cell>
          <table:table-cell office:value-type="string">
            <text:p>9:57v</text:p>
          </table:table-cell>
          <table:table-cell office:value-type="string">
            <text:p>10:37v</text:p>
          </table:table-cell>
          <table:table-cell office:value-type="string">
            <text:p>11:17v</text:p>
          </table:table-cell>
          <table:table-cell/>
          <table:table-cell office:value-type="string">
            <text:p>11:57v</text:p>
          </table:table-cell>
          <table:table-cell office:value-type="string">
            <text:p>12:37v</text:p>
          </table:table-cell>
          <table:table-cell office:value-type="string">
            <text:p>13:17v</text:p>
          </table:table-cell>
          <table:table-cell table:style-name="Default"/>
          <table:table-cell office:value-type="string">
            <text:p>13:57v</text:p>
          </table:table-cell>
          <table:table-cell table:style-name="Default"/>
          <table:table-cell office:value-type="string">
            <text:p>14:27v</text:p>
          </table:table-cell>
          <table:table-cell table:style-name="Default"/>
          <table:table-cell office:value-type="string">
            <text:p>15:17v</text:p>
          </table:table-cell>
          <table:table-cell table:style-name="Default"/>
          <table:table-cell office:value-type="string">
            <text:p>15:57v</text:p>
          </table:table-cell>
          <table:table-cell table:style-name="Default"/>
          <table:table-cell office:value-type="string">
            <text:p>16:37v</text:p>
          </table:table-cell>
          <table:table-cell office:value-type="string">
            <text:p>17:17v</text:p>
          </table:table-cell>
          <table:table-cell office:value-type="string">
            <text:p>17:57v</text:p>
          </table:table-cell>
          <table:table-cell office:value-type="string">
            <text:p>18:57v</text:p>
          </table:table-cell>
          <table:table-cell table:style-name="Default" table:number-columns-repeated="2"/>
          <table:table-cell office:value-type="string">
            <text:p>22:25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Mieszka I / Zacisze</text:p>
          </table:table-cell>
          <table:table-cell office:value-type="string">
            <text:p>5:51v</text:p>
          </table:table-cell>
          <table:table-cell office:value-type="string">
            <text:p>6:17v</text:p>
          </table:table-cell>
          <table:table-cell table:style-name="Default" table:number-columns-repeated="2"/>
          <table:table-cell office:value-type="string">
            <text:p>6:58rv</text:p>
          </table:table-cell>
          <table:table-cell table:style-name="Default"/>
          <table:table-cell office:value-type="string">
            <text:p>7:18v</text:p>
          </table:table-cell>
          <table:table-cell office:value-type="string">
            <text:p>7:37v</text:p>
          </table:table-cell>
          <table:table-cell office:value-type="string">
            <text:p>8:08v</text:p>
          </table:table-cell>
          <table:table-cell office:value-type="string">
            <text:p>8:38v</text:p>
          </table:table-cell>
          <table:table-cell office:value-type="string">
            <text:p>9:18v</text:p>
          </table:table-cell>
          <table:table-cell office:value-type="string">
            <text:p>9:58v</text:p>
          </table:table-cell>
          <table:table-cell office:value-type="string">
            <text:p>10:38v</text:p>
          </table:table-cell>
          <table:table-cell office:value-type="string">
            <text:p>11:18v</text:p>
          </table:table-cell>
          <table:table-cell/>
          <table:table-cell office:value-type="string">
            <text:p>11:58v</text:p>
          </table:table-cell>
          <table:table-cell office:value-type="string">
            <text:p>12:38v</text:p>
          </table:table-cell>
          <table:table-cell office:value-type="string">
            <text:p>13:18v</text:p>
          </table:table-cell>
          <table:table-cell table:style-name="Default"/>
          <table:table-cell office:value-type="string">
            <text:p>13:58v</text:p>
          </table:table-cell>
          <table:table-cell table:style-name="Default"/>
          <table:table-cell office:value-type="string">
            <text:p>14:28v</text:p>
          </table:table-cell>
          <table:table-cell table:style-name="Default"/>
          <table:table-cell office:value-type="string">
            <text:p>15:18v</text:p>
          </table:table-cell>
          <table:table-cell table:style-name="Default"/>
          <table:table-cell office:value-type="string">
            <text:p>15:58v</text:p>
          </table:table-cell>
          <table:table-cell table:style-name="Default"/>
          <table:table-cell office:value-type="string">
            <text:p>16:38v</text:p>
          </table:table-cell>
          <table:table-cell office:value-type="string">
            <text:p>17:18v</text:p>
          </table:table-cell>
          <table:table-cell office:value-type="string">
            <text:p>17:58v</text:p>
          </table:table-cell>
          <table:table-cell office:value-type="string">
            <text:p>18:58v</text:p>
          </table:table-cell>
          <table:table-cell table:style-name="Default" table:number-columns-repeated="2"/>
          <table:table-cell office:value-type="string">
            <text:p>22:26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Mieszka I / Wiadukt</text:p>
          </table:table-cell>
          <table:table-cell office:value-type="string">
            <text:p>5:52v</text:p>
          </table:table-cell>
          <table:table-cell office:value-type="string">
            <text:p>6:18v</text:p>
          </table:table-cell>
          <table:table-cell table:style-name="Default" table:number-columns-repeated="2"/>
          <table:table-cell office:value-type="string">
            <text:p>6:59rv</text:p>
          </table:table-cell>
          <table:table-cell table:style-name="Default"/>
          <table:table-cell office:value-type="string">
            <text:p>7:19v</text:p>
          </table:table-cell>
          <table:table-cell office:value-type="string">
            <text:p>7:38v</text:p>
          </table:table-cell>
          <table:table-cell office:value-type="string">
            <text:p>8:09v</text:p>
          </table:table-cell>
          <table:table-cell office:value-type="string">
            <text:p>8:39v</text:p>
          </table:table-cell>
          <table:table-cell office:value-type="string">
            <text:p>9:19v</text:p>
          </table:table-cell>
          <table:table-cell office:value-type="string">
            <text:p>9:59v</text:p>
          </table:table-cell>
          <table:table-cell office:value-type="string">
            <text:p>10:39v</text:p>
          </table:table-cell>
          <table:table-cell office:value-type="string">
            <text:p>11:19v</text:p>
          </table:table-cell>
          <table:table-cell/>
          <table:table-cell office:value-type="string">
            <text:p>11:59v</text:p>
          </table:table-cell>
          <table:table-cell office:value-type="string">
            <text:p>12:39v</text:p>
          </table:table-cell>
          <table:table-cell office:value-type="string">
            <text:p>13:19v</text:p>
          </table:table-cell>
          <table:table-cell table:style-name="Default"/>
          <table:table-cell office:value-type="string">
            <text:p>13:59v</text:p>
          </table:table-cell>
          <table:table-cell table:style-name="Default"/>
          <table:table-cell office:value-type="string">
            <text:p>14:29v</text:p>
          </table:table-cell>
          <table:table-cell table:style-name="Default"/>
          <table:table-cell office:value-type="string">
            <text:p>15:19v</text:p>
          </table:table-cell>
          <table:table-cell table:style-name="Default"/>
          <table:table-cell office:value-type="string">
            <text:p>15:59v</text:p>
          </table:table-cell>
          <table:table-cell table:style-name="Default"/>
          <table:table-cell office:value-type="string">
            <text:p>16:39v</text:p>
          </table:table-cell>
          <table:table-cell office:value-type="string">
            <text:p>17:19v</text:p>
          </table:table-cell>
          <table:table-cell office:value-type="string">
            <text:p>17:59v</text:p>
          </table:table-cell>
          <table:table-cell office:value-type="string">
            <text:p>18:59v</text:p>
          </table:table-cell>
          <table:table-cell table:style-name="Default" table:number-columns-repeated="2"/>
          <table:table-cell office:value-type="string">
            <text:p>22:27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BoWiD / Mieszka I</text:p>
          </table:table-cell>
          <table:table-cell office:value-type="string">
            <text:p>5:53v</text:p>
          </table:table-cell>
          <table:table-cell office:value-type="string">
            <text:p>6:19v</text:p>
          </table:table-cell>
          <table:table-cell table:style-name="Default" table:number-columns-repeated="2"/>
          <table:table-cell office:value-type="string">
            <text:p>7:00rv</text:p>
          </table:table-cell>
          <table:table-cell table:style-name="Default"/>
          <table:table-cell office:value-type="string">
            <text:p>7:20v</text:p>
          </table:table-cell>
          <table:table-cell office:value-type="string">
            <text:p>7:39v</text:p>
          </table:table-cell>
          <table:table-cell office:value-type="string">
            <text:p>8:10v</text:p>
          </table:table-cell>
          <table:table-cell office:value-type="string">
            <text:p>8:40v</text:p>
          </table:table-cell>
          <table:table-cell office:value-type="string">
            <text:p>9:20v</text:p>
          </table:table-cell>
          <table:table-cell office:value-type="string">
            <text:p>10:00v</text:p>
          </table:table-cell>
          <table:table-cell office:value-type="string">
            <text:p>10:40v</text:p>
          </table:table-cell>
          <table:table-cell office:value-type="string">
            <text:p>11:20v</text:p>
          </table:table-cell>
          <table:table-cell/>
          <table:table-cell office:value-type="string">
            <text:p>12:00v</text:p>
          </table:table-cell>
          <table:table-cell office:value-type="string">
            <text:p>12:40v</text:p>
          </table:table-cell>
          <table:table-cell office:value-type="string">
            <text:p>13:20v</text:p>
          </table:table-cell>
          <table:table-cell table:style-name="Default"/>
          <table:table-cell office:value-type="string">
            <text:p>14:00v</text:p>
          </table:table-cell>
          <table:table-cell table:style-name="Default"/>
          <table:table-cell office:value-type="string">
            <text:p>14:30v</text:p>
          </table:table-cell>
          <table:table-cell table:style-name="Default"/>
          <table:table-cell office:value-type="string">
            <text:p>15:20v</text:p>
          </table:table-cell>
          <table:table-cell table:style-name="Default"/>
          <table:table-cell office:value-type="string">
            <text:p>16:00v</text:p>
          </table:table-cell>
          <table:table-cell table:style-name="Default"/>
          <table:table-cell office:value-type="string">
            <text:p>16:40v</text:p>
          </table:table-cell>
          <table:table-cell office:value-type="string">
            <text:p>17:20v</text:p>
          </table:table-cell>
          <table:table-cell office:value-type="string">
            <text:p>18:00v</text:p>
          </table:table-cell>
          <table:table-cell office:value-type="string">
            <text:p>19:00v</text:p>
          </table:table-cell>
          <table:table-cell table:style-name="Default" table:number-columns-repeated="2"/>
          <table:table-cell office:value-type="string">
            <text:p>22:28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Przemysłowa / Różana</text:p>
          </table:table-cell>
          <table:table-cell office:value-type="string">
            <text:p>5:54v</text:p>
          </table:table-cell>
          <table:table-cell office:value-type="string">
            <text:p>6:20v</text:p>
          </table:table-cell>
          <table:table-cell table:style-name="Default" table:number-columns-repeated="2"/>
          <table:table-cell office:value-type="string">
            <text:p>7:01rv</text:p>
          </table:table-cell>
          <table:table-cell table:style-name="Default"/>
          <table:table-cell office:value-type="string">
            <text:p>7:21v</text:p>
          </table:table-cell>
          <table:table-cell office:value-type="string">
            <text:p>7:40v</text:p>
          </table:table-cell>
          <table:table-cell office:value-type="string">
            <text:p>8:11v</text:p>
          </table:table-cell>
          <table:table-cell office:value-type="string">
            <text:p>8:41v</text:p>
          </table:table-cell>
          <table:table-cell office:value-type="string">
            <text:p>9:21v</text:p>
          </table:table-cell>
          <table:table-cell office:value-type="string">
            <text:p>10:01v</text:p>
          </table:table-cell>
          <table:table-cell office:value-type="string">
            <text:p>10:41v</text:p>
          </table:table-cell>
          <table:table-cell office:value-type="string">
            <text:p>11:21v</text:p>
          </table:table-cell>
          <table:table-cell/>
          <table:table-cell office:value-type="string">
            <text:p>12:01v</text:p>
          </table:table-cell>
          <table:table-cell office:value-type="string">
            <text:p>12:41v</text:p>
          </table:table-cell>
          <table:table-cell office:value-type="string">
            <text:p>13:21v</text:p>
          </table:table-cell>
          <table:table-cell table:style-name="Default"/>
          <table:table-cell office:value-type="string">
            <text:p>14:01v</text:p>
          </table:table-cell>
          <table:table-cell table:style-name="Default"/>
          <table:table-cell office:value-type="string">
            <text:p>14:31v</text:p>
          </table:table-cell>
          <table:table-cell table:style-name="Default"/>
          <table:table-cell office:value-type="string">
            <text:p>15:21v</text:p>
          </table:table-cell>
          <table:table-cell table:style-name="Default"/>
          <table:table-cell office:value-type="string">
            <text:p>16:01v</text:p>
          </table:table-cell>
          <table:table-cell table:style-name="Default"/>
          <table:table-cell office:value-type="string">
            <text:p>16:41v</text:p>
          </table:table-cell>
          <table:table-cell office:value-type="string">
            <text:p>17:21v</text:p>
          </table:table-cell>
          <table:table-cell office:value-type="string">
            <text:p>18:01v</text:p>
          </table:table-cell>
          <table:table-cell office:value-type="string">
            <text:p>19:01v</text:p>
          </table:table-cell>
          <table:table-cell table:style-name="Default" table:number-columns-repeated="2"/>
          <table:table-cell office:value-type="string">
            <text:p>22:29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Przemysłowa / Tepro</text:p>
          </table:table-cell>
          <table:table-cell office:value-type="string">
            <text:p>5:54v</text:p>
          </table:table-cell>
          <table:table-cell office:value-type="string">
            <text:p>6:20v</text:p>
          </table:table-cell>
          <table:table-cell table:style-name="Default" table:number-columns-repeated="2"/>
          <table:table-cell office:value-type="string">
            <text:p>7:01rv</text:p>
          </table:table-cell>
          <table:table-cell table:style-name="Default"/>
          <table:table-cell office:value-type="string">
            <text:p>7:21v</text:p>
          </table:table-cell>
          <table:table-cell office:value-type="string">
            <text:p>7:40v</text:p>
          </table:table-cell>
          <table:table-cell office:value-type="string">
            <text:p>8:11v</text:p>
          </table:table-cell>
          <table:table-cell office:value-type="string">
            <text:p>8:41v</text:p>
          </table:table-cell>
          <table:table-cell office:value-type="string">
            <text:p>9:21v</text:p>
          </table:table-cell>
          <table:table-cell office:value-type="string">
            <text:p>10:01v</text:p>
          </table:table-cell>
          <table:table-cell office:value-type="string">
            <text:p>10:41v</text:p>
          </table:table-cell>
          <table:table-cell office:value-type="string">
            <text:p>11:21v</text:p>
          </table:table-cell>
          <table:table-cell/>
          <table:table-cell office:value-type="string">
            <text:p>12:01v</text:p>
          </table:table-cell>
          <table:table-cell office:value-type="string">
            <text:p>12:41v</text:p>
          </table:table-cell>
          <table:table-cell office:value-type="string">
            <text:p>13:21v</text:p>
          </table:table-cell>
          <table:table-cell table:style-name="Default"/>
          <table:table-cell office:value-type="string">
            <text:p>14:01v</text:p>
          </table:table-cell>
          <table:table-cell table:style-name="Default"/>
          <table:table-cell office:value-type="string">
            <text:p>14:31v</text:p>
          </table:table-cell>
          <table:table-cell table:style-name="Default"/>
          <table:table-cell office:value-type="string">
            <text:p>15:21v</text:p>
          </table:table-cell>
          <table:table-cell table:style-name="Default"/>
          <table:table-cell office:value-type="string">
            <text:p>16:01v</text:p>
          </table:table-cell>
          <table:table-cell table:style-name="Default"/>
          <table:table-cell office:value-type="string">
            <text:p>16:41v</text:p>
          </table:table-cell>
          <table:table-cell office:value-type="string">
            <text:p>17:21v</text:p>
          </table:table-cell>
          <table:table-cell office:value-type="string">
            <text:p>18:01v</text:p>
          </table:table-cell>
          <table:table-cell office:value-type="string">
            <text:p>19:01v</text:p>
          </table:table-cell>
          <table:table-cell table:style-name="Default" table:number-columns-repeated="2"/>
          <table:table-cell office:value-type="string">
            <text:p>22:29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Morska / Sienkiewicza</text:p>
          </table:table-cell>
          <table:table-cell office:value-type="string">
            <text:p>5:55v</text:p>
          </table:table-cell>
          <table:table-cell office:value-type="string">
            <text:p>6:21v</text:p>
          </table:table-cell>
          <table:table-cell table:style-name="Default" table:number-columns-repeated="2"/>
          <table:table-cell office:value-type="string">
            <text:p>7:02rv</text:p>
          </table:table-cell>
          <table:table-cell table:style-name="Default"/>
          <table:table-cell office:value-type="string">
            <text:p>7:22v</text:p>
          </table:table-cell>
          <table:table-cell office:value-type="string">
            <text:p>7:41v</text:p>
          </table:table-cell>
          <table:table-cell office:value-type="string">
            <text:p>8:12v</text:p>
          </table:table-cell>
          <table:table-cell office:value-type="string">
            <text:p>8:42v</text:p>
          </table:table-cell>
          <table:table-cell office:value-type="string">
            <text:p>9:22v</text:p>
          </table:table-cell>
          <table:table-cell office:value-type="string">
            <text:p>10:02v</text:p>
          </table:table-cell>
          <table:table-cell office:value-type="string">
            <text:p>10:42v</text:p>
          </table:table-cell>
          <table:table-cell office:value-type="string">
            <text:p>11:22v</text:p>
          </table:table-cell>
          <table:table-cell/>
          <table:table-cell office:value-type="string">
            <text:p>12:02v</text:p>
          </table:table-cell>
          <table:table-cell office:value-type="string">
            <text:p>12:42v</text:p>
          </table:table-cell>
          <table:table-cell office:value-type="string">
            <text:p>13:22v</text:p>
          </table:table-cell>
          <table:table-cell table:style-name="Default"/>
          <table:table-cell office:value-type="string">
            <text:p>14:02v</text:p>
          </table:table-cell>
          <table:table-cell table:style-name="Default"/>
          <table:table-cell office:value-type="string">
            <text:p>14:32v</text:p>
          </table:table-cell>
          <table:table-cell table:style-name="Default"/>
          <table:table-cell office:value-type="string">
            <text:p>15:22v</text:p>
          </table:table-cell>
          <table:table-cell table:style-name="Default"/>
          <table:table-cell office:value-type="string">
            <text:p>16:02v</text:p>
          </table:table-cell>
          <table:table-cell table:style-name="Default"/>
          <table:table-cell office:value-type="string">
            <text:p>16:42v</text:p>
          </table:table-cell>
          <table:table-cell office:value-type="string">
            <text:p>17:22v</text:p>
          </table:table-cell>
          <table:table-cell office:value-type="string">
            <text:p>18:02v</text:p>
          </table:table-cell>
          <table:table-cell office:value-type="string">
            <text:p>19:02v</text:p>
          </table:table-cell>
          <table:table-cell table:style-name="Default" table:number-columns-repeated="2"/>
          <table:table-cell office:value-type="string">
            <text:p>22:30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Spokojna / Franciszkańska</text:p>
          </table:table-cell>
          <table:table-cell office:value-type="string">
            <text:p>5:56v</text:p>
          </table:table-cell>
          <table:table-cell office:value-type="string">
            <text:p>6:22v</text:p>
          </table:table-cell>
          <table:table-cell table:style-name="Default" table:number-columns-repeated="2"/>
          <table:table-cell office:value-type="string">
            <text:p>7:03rv</text:p>
          </table:table-cell>
          <table:table-cell table:style-name="Default"/>
          <table:table-cell office:value-type="string">
            <text:p>7:23v</text:p>
          </table:table-cell>
          <table:table-cell office:value-type="string">
            <text:p>7:42v</text:p>
          </table:table-cell>
          <table:table-cell office:value-type="string">
            <text:p>8:13v</text:p>
          </table:table-cell>
          <table:table-cell office:value-type="string">
            <text:p>8:43v</text:p>
          </table:table-cell>
          <table:table-cell office:value-type="string">
            <text:p>9:23v</text:p>
          </table:table-cell>
          <table:table-cell office:value-type="string">
            <text:p>10:03v</text:p>
          </table:table-cell>
          <table:table-cell office:value-type="string">
            <text:p>10:43v</text:p>
          </table:table-cell>
          <table:table-cell office:value-type="string">
            <text:p>11:23v</text:p>
          </table:table-cell>
          <table:table-cell/>
          <table:table-cell office:value-type="string">
            <text:p>12:03v</text:p>
          </table:table-cell>
          <table:table-cell office:value-type="string">
            <text:p>12:43v</text:p>
          </table:table-cell>
          <table:table-cell office:value-type="string">
            <text:p>13:23v</text:p>
          </table:table-cell>
          <table:table-cell table:style-name="Default"/>
          <table:table-cell office:value-type="string">
            <text:p>14:03v</text:p>
          </table:table-cell>
          <table:table-cell table:style-name="Default"/>
          <table:table-cell office:value-type="string">
            <text:p>14:33v</text:p>
          </table:table-cell>
          <table:table-cell table:style-name="Default"/>
          <table:table-cell office:value-type="string">
            <text:p>15:23v</text:p>
          </table:table-cell>
          <table:table-cell table:style-name="Default"/>
          <table:table-cell office:value-type="string">
            <text:p>16:03v</text:p>
          </table:table-cell>
          <table:table-cell table:style-name="Default"/>
          <table:table-cell office:value-type="string">
            <text:p>16:43v</text:p>
          </table:table-cell>
          <table:table-cell office:value-type="string">
            <text:p>17:23v</text:p>
          </table:table-cell>
          <table:table-cell office:value-type="string">
            <text:p>18:03v</text:p>
          </table:table-cell>
          <table:table-cell office:value-type="string">
            <text:p>19:03v</text:p>
          </table:table-cell>
          <table:table-cell table:style-name="Default" table:number-columns-repeated="2"/>
          <table:table-cell office:value-type="string">
            <text:p>22:31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Franciszkańska / Energetyków</text:p>
          </table:table-cell>
          <table:table-cell office:value-type="string">
            <text:p>5:58v</text:p>
          </table:table-cell>
          <table:table-cell office:value-type="string">
            <text:p>6:24v</text:p>
          </table:table-cell>
          <table:table-cell table:style-name="Default" table:number-columns-repeated="2"/>
          <table:table-cell office:value-type="string">
            <text:p>7:05rv</text:p>
          </table:table-cell>
          <table:table-cell table:style-name="Default"/>
          <table:table-cell office:value-type="string">
            <text:p>7:25v</text:p>
          </table:table-cell>
          <table:table-cell office:value-type="string">
            <text:p>7:44v</text:p>
          </table:table-cell>
          <table:table-cell office:value-type="string">
            <text:p>8:15v</text:p>
          </table:table-cell>
          <table:table-cell office:value-type="string">
            <text:p>8:45v</text:p>
          </table:table-cell>
          <table:table-cell office:value-type="string">
            <text:p>9:25v</text:p>
          </table:table-cell>
          <table:table-cell office:value-type="string">
            <text:p>10:05v</text:p>
          </table:table-cell>
          <table:table-cell office:value-type="string">
            <text:p>10:45v</text:p>
          </table:table-cell>
          <table:table-cell office:value-type="string">
            <text:p>11:25v</text:p>
          </table:table-cell>
          <table:table-cell/>
          <table:table-cell office:value-type="string">
            <text:p>12:05v</text:p>
          </table:table-cell>
          <table:table-cell office:value-type="string">
            <text:p>12:45v</text:p>
          </table:table-cell>
          <table:table-cell office:value-type="string">
            <text:p>13:25v</text:p>
          </table:table-cell>
          <table:table-cell table:style-name="Default"/>
          <table:table-cell office:value-type="string">
            <text:p>14:05v</text:p>
          </table:table-cell>
          <table:table-cell table:style-name="Default"/>
          <table:table-cell office:value-type="string">
            <text:p>14:35v</text:p>
          </table:table-cell>
          <table:table-cell table:style-name="Default"/>
          <table:table-cell office:value-type="string">
            <text:p>15:25v</text:p>
          </table:table-cell>
          <table:table-cell table:style-name="Default"/>
          <table:table-cell office:value-type="string">
            <text:p>16:05v</text:p>
          </table:table-cell>
          <table:table-cell table:style-name="Default"/>
          <table:table-cell office:value-type="string">
            <text:p>16:45v</text:p>
          </table:table-cell>
          <table:table-cell office:value-type="string">
            <text:p>17:25v</text:p>
          </table:table-cell>
          <table:table-cell office:value-type="string">
            <text:p>18:05v</text:p>
          </table:table-cell>
          <table:table-cell office:value-type="string">
            <text:p>19:05v</text:p>
          </table:table-cell>
          <table:table-cell table:style-name="Default" table:number-columns-repeated="2"/>
          <table:table-cell office:value-type="string">
            <text:p>22:33v</text:p>
          </table:table-cell>
          <table:table-cell table:number-columns-repeated="989"/>
        </table:table-row>
        <table:table-row table:style-name="ro1">
          <table:table-cell table:style-name="Default" office:value-type="string">
            <text:p>Dworzec PKP</text:p>
          </table:table-cell>
          <table:table-cell office:value-type="string">
            <text:p>5:36v</text:p>
          </table:table-cell>
          <table:table-cell table:style-name="Default" table:number-columns-repeated="2"/>
          <table:table-cell office:value-type="string">
            <text:p>6:51v</text:p>
          </table:table-cell>
          <table:table-cell table:style-name="Default" table:number-columns-repeated="10"/>
          <table:table-cell/>
          <table:table-cell table:style-name="Default" table:number-columns-repeated="3"/>
          <table:table-cell office:value-type="string">
            <text:p>13:46v</text:p>
          </table:table-cell>
          <table:table-cell table:style-name="Default"/>
          <table:table-cell office:value-type="string">
            <text:p>14:26v</text:p>
          </table:table-cell>
          <table:table-cell table:style-name="Default"/>
          <table:table-cell office:value-type="string">
            <text:p>15:06v</text:p>
          </table:table-cell>
          <table:table-cell table:style-name="Default"/>
          <table:table-cell office:value-type="string">
            <text:p>15:46v</text:p>
          </table:table-cell>
          <table:table-cell table:style-name="Default"/>
          <table:table-cell office:value-type="string">
            <text:p>16:26v</text:p>
          </table:table-cell>
          <table:table-cell table:style-name="Default" table:number-columns-repeated="4"/>
          <table:table-cell office:value-type="string">
            <text:p>20:06v</text:p>
          </table:table-cell>
          <table:table-cell office:value-type="string">
            <text:p>21:06v</text:p>
          </table:table-cell>
          <table:table-cell/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Dworzec PKP / Bank</text:p>
          </table:table-cell>
          <table:table-cell office:value-type="string">
            <text:p>5:37v</text:p>
          </table:table-cell>
          <table:table-cell table:style-name="Default" table:number-columns-repeated="2"/>
          <table:table-cell office:value-type="string">
            <text:p>6:52v</text:p>
          </table:table-cell>
          <table:table-cell table:style-name="Default" table:number-columns-repeated="10"/>
          <table:table-cell/>
          <table:table-cell table:style-name="Default" table:number-columns-repeated="3"/>
          <table:table-cell office:value-type="string">
            <text:p>13:47v</text:p>
          </table:table-cell>
          <table:table-cell table:style-name="Default"/>
          <table:table-cell office:value-type="string">
            <text:p>14:27v</text:p>
          </table:table-cell>
          <table:table-cell table:style-name="Default"/>
          <table:table-cell office:value-type="string">
            <text:p>15:07v</text:p>
          </table:table-cell>
          <table:table-cell table:style-name="Default"/>
          <table:table-cell office:value-type="string">
            <text:p>15:47v</text:p>
          </table:table-cell>
          <table:table-cell table:style-name="Default"/>
          <table:table-cell office:value-type="string">
            <text:p>16:27v</text:p>
          </table:table-cell>
          <table:table-cell table:style-name="Default" table:number-columns-repeated="4"/>
          <table:table-cell office:value-type="string">
            <text:p>20:07v</text:p>
          </table:table-cell>
          <table:table-cell office:value-type="string">
            <text:p>21:07v</text:p>
          </table:table-cell>
          <table:table-cell/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Armii Krajowej / Kościół</text:p>
          </table:table-cell>
          <table:table-cell table:style-name="Default"/>
          <table:table-cell office:value-type="string">
            <text:p>6:00v</text:p>
          </table:table-cell>
          <table:table-cell office:value-type="string">
            <text:p>6:26v</text:p>
          </table:table-cell>
          <table:table-cell table:style-name="Default"/>
          <table:table-cell office:value-type="string">
            <text:p>7:07rv</text:p>
          </table:table-cell>
          <table:table-cell table:style-name="Default"/>
          <table:table-cell office:value-type="string">
            <text:p>7:27v</text:p>
          </table:table-cell>
          <table:table-cell office:value-type="string">
            <text:p>7:46v</text:p>
          </table:table-cell>
          <table:table-cell office:value-type="string">
            <text:p>8:17v</text:p>
          </table:table-cell>
          <table:table-cell office:value-type="string">
            <text:p>8:47v</text:p>
          </table:table-cell>
          <table:table-cell office:value-type="string">
            <text:p>9:27v</text:p>
          </table:table-cell>
          <table:table-cell office:value-type="string">
            <text:p>10:07v</text:p>
          </table:table-cell>
          <table:table-cell office:value-type="string">
            <text:p>10:47v</text:p>
          </table:table-cell>
          <table:table-cell office:value-type="string">
            <text:p>11:27v</text:p>
          </table:table-cell>
          <table:table-cell/>
          <table:table-cell office:value-type="string">
            <text:p>12:07v</text:p>
          </table:table-cell>
          <table:table-cell office:value-type="string">
            <text:p>12:47v</text:p>
          </table:table-cell>
          <table:table-cell office:value-type="string">
            <text:p>13:27v</text:p>
          </table:table-cell>
          <table:table-cell table:style-name="Default"/>
          <table:table-cell office:value-type="string">
            <text:p>14:07v</text:p>
          </table:table-cell>
          <table:table-cell table:style-name="Default"/>
          <table:table-cell office:value-type="string">
            <text:p>14:37v</text:p>
          </table:table-cell>
          <table:table-cell table:style-name="Default"/>
          <table:table-cell office:value-type="string">
            <text:p>15:27v</text:p>
          </table:table-cell>
          <table:table-cell table:style-name="Default"/>
          <table:table-cell office:value-type="string">
            <text:p>16:07v</text:p>
          </table:table-cell>
          <table:table-cell table:style-name="Default"/>
          <table:table-cell office:value-type="string">
            <text:p>16:47v</text:p>
          </table:table-cell>
          <table:table-cell office:value-type="string">
            <text:p>17:27v</text:p>
          </table:table-cell>
          <table:table-cell office:value-type="string">
            <text:p>18:07v</text:p>
          </table:table-cell>
          <table:table-cell office:value-type="string">
            <text:p>19:07v</text:p>
          </table:table-cell>
          <table:table-cell table:style-name="Default" table:number-columns-repeated="2"/>
          <table:table-cell office:value-type="string">
            <text:p>22:35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Armii Krajowej / Niepodległośc</text:p>
          </table:table-cell>
          <table:table-cell office:value-type="string">
            <text:p>5:38v</text:p>
          </table:table-cell>
          <table:table-cell office:value-type="string">
            <text:p>6:02v</text:p>
          </table:table-cell>
          <table:table-cell office:value-type="string">
            <text:p>6:28v</text:p>
          </table:table-cell>
          <table:table-cell office:value-type="string">
            <text:p>6:53v</text:p>
          </table:table-cell>
          <table:table-cell office:value-type="string">
            <text:p>7:09rv</text:p>
          </table:table-cell>
          <table:table-cell table:style-name="Default"/>
          <table:table-cell office:value-type="string">
            <text:p>7:29v</text:p>
          </table:table-cell>
          <table:table-cell office:value-type="string">
            <text:p>7:48v</text:p>
          </table:table-cell>
          <table:table-cell office:value-type="string">
            <text:p>8:19v</text:p>
          </table:table-cell>
          <table:table-cell office:value-type="string">
            <text:p>8:49v</text:p>
          </table:table-cell>
          <table:table-cell office:value-type="string">
            <text:p>9:29v</text:p>
          </table:table-cell>
          <table:table-cell office:value-type="string">
            <text:p>10:09v</text:p>
          </table:table-cell>
          <table:table-cell office:value-type="string">
            <text:p>10:49v</text:p>
          </table:table-cell>
          <table:table-cell office:value-type="string">
            <text:p>11:29v</text:p>
          </table:table-cell>
          <table:table-cell/>
          <table:table-cell office:value-type="string">
            <text:p>12:09v</text:p>
          </table:table-cell>
          <table:table-cell office:value-type="string">
            <text:p>12:49v</text:p>
          </table:table-cell>
          <table:table-cell office:value-type="string">
            <text:p>13:29v</text:p>
          </table:table-cell>
          <table:table-cell office:value-type="string">
            <text:p>13:49v</text:p>
          </table:table-cell>
          <table:table-cell office:value-type="string">
            <text:p>14:09v</text:p>
          </table:table-cell>
          <table:table-cell office:value-type="string">
            <text:p>14:29v</text:p>
          </table:table-cell>
          <table:table-cell office:value-type="string">
            <text:p>14:39v</text:p>
          </table:table-cell>
          <table:table-cell office:value-type="string">
            <text:p>15:09v</text:p>
          </table:table-cell>
          <table:table-cell office:value-type="string">
            <text:p>15:29v</text:p>
          </table:table-cell>
          <table:table-cell office:value-type="string">
            <text:p>15:49v</text:p>
          </table:table-cell>
          <table:table-cell office:value-type="string">
            <text:p>16:09v</text:p>
          </table:table-cell>
          <table:table-cell office:value-type="string">
            <text:p>16:29v</text:p>
          </table:table-cell>
          <table:table-cell office:value-type="string">
            <text:p>16:49v</text:p>
          </table:table-cell>
          <table:table-cell office:value-type="string">
            <text:p>17:29v</text:p>
          </table:table-cell>
          <table:table-cell office:value-type="string">
            <text:p>18:09v</text:p>
          </table:table-cell>
          <table:table-cell office:value-type="string">
            <text:p>19:09v</text:p>
          </table:table-cell>
          <table:table-cell office:value-type="string">
            <text:p>20:09v</text:p>
          </table:table-cell>
          <table:table-cell office:value-type="string">
            <text:p>21:08v</text:p>
          </table:table-cell>
          <table:table-cell office:value-type="string">
            <text:p>22:37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Monte Cassino / Podgórna</text:p>
          </table:table-cell>
          <table:table-cell office:value-type="string">
            <text:p>5:40v</text:p>
          </table:table-cell>
          <table:table-cell office:value-type="string">
            <text:p>6:04v</text:p>
          </table:table-cell>
          <table:table-cell office:value-type="string">
            <text:p>6:30v</text:p>
          </table:table-cell>
          <table:table-cell office:value-type="string">
            <text:p>6:55v</text:p>
          </table:table-cell>
          <table:table-cell office:value-type="string">
            <text:p>7:12rv</text:p>
          </table:table-cell>
          <table:table-cell table:style-name="Default"/>
          <table:table-cell office:value-type="string">
            <text:p>7:31v</text:p>
          </table:table-cell>
          <table:table-cell office:value-type="string">
            <text:p>7:50v</text:p>
          </table:table-cell>
          <table:table-cell office:value-type="string">
            <text:p>8:21v</text:p>
          </table:table-cell>
          <table:table-cell office:value-type="string">
            <text:p>8:51v</text:p>
          </table:table-cell>
          <table:table-cell office:value-type="string">
            <text:p>9:31v</text:p>
          </table:table-cell>
          <table:table-cell office:value-type="string">
            <text:p>10:11v</text:p>
          </table:table-cell>
          <table:table-cell office:value-type="string">
            <text:p>10:51v</text:p>
          </table:table-cell>
          <table:table-cell office:value-type="string">
            <text:p>11:31v</text:p>
          </table:table-cell>
          <table:table-cell/>
          <table:table-cell office:value-type="string">
            <text:p>12:11v</text:p>
          </table:table-cell>
          <table:table-cell office:value-type="string">
            <text:p>12:51v</text:p>
          </table:table-cell>
          <table:table-cell office:value-type="string">
            <text:p>13:31v</text:p>
          </table:table-cell>
          <table:table-cell office:value-type="string">
            <text:p>13:52v</text:p>
          </table:table-cell>
          <table:table-cell office:value-type="string">
            <text:p>14:12v</text:p>
          </table:table-cell>
          <table:table-cell office:value-type="string">
            <text:p>14:32v</text:p>
          </table:table-cell>
          <table:table-cell office:value-type="string">
            <text:p>14:42v</text:p>
          </table:table-cell>
          <table:table-cell office:value-type="string">
            <text:p>15:12v</text:p>
          </table:table-cell>
          <table:table-cell office:value-type="string">
            <text:p>15:32v</text:p>
          </table:table-cell>
          <table:table-cell office:value-type="string">
            <text:p>15:52v</text:p>
          </table:table-cell>
          <table:table-cell office:value-type="string">
            <text:p>16:12v</text:p>
          </table:table-cell>
          <table:table-cell office:value-type="string">
            <text:p>16:32v</text:p>
          </table:table-cell>
          <table:table-cell office:value-type="string">
            <text:p>16:52v</text:p>
          </table:table-cell>
          <table:table-cell office:value-type="string">
            <text:p>17:31v</text:p>
          </table:table-cell>
          <table:table-cell office:value-type="string">
            <text:p>18:11v</text:p>
          </table:table-cell>
          <table:table-cell office:value-type="string">
            <text:p>19:11v</text:p>
          </table:table-cell>
          <table:table-cell office:value-type="string">
            <text:p>20:11v</text:p>
          </table:table-cell>
          <table:table-cell office:value-type="string">
            <text:p>21:10v</text:p>
          </table:table-cell>
          <table:table-cell office:value-type="string">
            <text:p>22:39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Władysława IV / Wańkowicza</text:p>
          </table:table-cell>
          <table:table-cell office:value-type="string">
            <text:p>5:41v</text:p>
          </table:table-cell>
          <table:table-cell office:value-type="string">
            <text:p>6:05v</text:p>
          </table:table-cell>
          <table:table-cell office:value-type="string">
            <text:p>6:32v</text:p>
          </table:table-cell>
          <table:table-cell office:value-type="string">
            <text:p>6:57v</text:p>
          </table:table-cell>
          <table:table-cell office:value-type="string">
            <text:p>7:14rv</text:p>
          </table:table-cell>
          <table:table-cell table:style-name="Default"/>
          <table:table-cell office:value-type="string">
            <text:p>7:33v</text:p>
          </table:table-cell>
          <table:table-cell office:value-type="string">
            <text:p>7:52v</text:p>
          </table:table-cell>
          <table:table-cell office:value-type="string">
            <text:p>8:23v</text:p>
          </table:table-cell>
          <table:table-cell office:value-type="string">
            <text:p>8:53v</text:p>
          </table:table-cell>
          <table:table-cell office:value-type="string">
            <text:p>9:33v</text:p>
          </table:table-cell>
          <table:table-cell office:value-type="string">
            <text:p>10:13v</text:p>
          </table:table-cell>
          <table:table-cell office:value-type="string">
            <text:p>10:53v</text:p>
          </table:table-cell>
          <table:table-cell office:value-type="string">
            <text:p>11:33v</text:p>
          </table:table-cell>
          <table:table-cell/>
          <table:table-cell office:value-type="string">
            <text:p>12:13v</text:p>
          </table:table-cell>
          <table:table-cell office:value-type="string">
            <text:p>12:53v</text:p>
          </table:table-cell>
          <table:table-cell office:value-type="string">
            <text:p>13:33v</text:p>
          </table:table-cell>
          <table:table-cell office:value-type="string">
            <text:p>13:54v</text:p>
          </table:table-cell>
          <table:table-cell office:value-type="string">
            <text:p>14:14v</text:p>
          </table:table-cell>
          <table:table-cell office:value-type="string">
            <text:p>14:34v</text:p>
          </table:table-cell>
          <table:table-cell office:value-type="string">
            <text:p>14:44v</text:p>
          </table:table-cell>
          <table:table-cell office:value-type="string">
            <text:p>15:14v</text:p>
          </table:table-cell>
          <table:table-cell office:value-type="string">
            <text:p>15:34v</text:p>
          </table:table-cell>
          <table:table-cell office:value-type="string">
            <text:p>15:54v</text:p>
          </table:table-cell>
          <table:table-cell office:value-type="string">
            <text:p>16:14v</text:p>
          </table:table-cell>
          <table:table-cell office:value-type="string">
            <text:p>16:34v</text:p>
          </table:table-cell>
          <table:table-cell office:value-type="string">
            <text:p>16:54v</text:p>
          </table:table-cell>
          <table:table-cell office:value-type="string">
            <text:p>17:33v</text:p>
          </table:table-cell>
          <table:table-cell office:value-type="string">
            <text:p>18:13v</text:p>
          </table:table-cell>
          <table:table-cell office:value-type="string">
            <text:p>19:13v</text:p>
          </table:table-cell>
          <table:table-cell office:value-type="string">
            <text:p>20:12v</text:p>
          </table:table-cell>
          <table:table-cell office:value-type="string">
            <text:p>21:11v</text:p>
          </table:table-cell>
          <table:table-cell office:value-type="string">
            <text:p>22:40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Jana Pawła II / Władysława IV</text:p>
          </table:table-cell>
          <table:table-cell office:value-type="string">
            <text:p>5:42v</text:p>
          </table:table-cell>
          <table:table-cell office:value-type="string">
            <text:p>6:06v</text:p>
          </table:table-cell>
          <table:table-cell office:value-type="string">
            <text:p>6:33v</text:p>
          </table:table-cell>
          <table:table-cell office:value-type="string">
            <text:p>6:58v</text:p>
          </table:table-cell>
          <table:table-cell office:value-type="string">
            <text:p>7:15rv</text:p>
          </table:table-cell>
          <table:table-cell table:style-name="Default"/>
          <table:table-cell office:value-type="string">
            <text:p>7:34v</text:p>
          </table:table-cell>
          <table:table-cell office:value-type="string">
            <text:p>7:53v</text:p>
          </table:table-cell>
          <table:table-cell office:value-type="string">
            <text:p>8:24v</text:p>
          </table:table-cell>
          <table:table-cell office:value-type="string">
            <text:p>8:54v</text:p>
          </table:table-cell>
          <table:table-cell office:value-type="string">
            <text:p>9:34v</text:p>
          </table:table-cell>
          <table:table-cell office:value-type="string">
            <text:p>10:14v</text:p>
          </table:table-cell>
          <table:table-cell office:value-type="string">
            <text:p>10:54v</text:p>
          </table:table-cell>
          <table:table-cell office:value-type="string">
            <text:p>11:34v</text:p>
          </table:table-cell>
          <table:table-cell/>
          <table:table-cell office:value-type="string">
            <text:p>12:14v</text:p>
          </table:table-cell>
          <table:table-cell office:value-type="string">
            <text:p>12:54v</text:p>
          </table:table-cell>
          <table:table-cell office:value-type="string">
            <text:p>13:34v</text:p>
          </table:table-cell>
          <table:table-cell office:value-type="string">
            <text:p>13:55v</text:p>
          </table:table-cell>
          <table:table-cell office:value-type="string">
            <text:p>14:15v</text:p>
          </table:table-cell>
          <table:table-cell office:value-type="string">
            <text:p>14:35v</text:p>
          </table:table-cell>
          <table:table-cell office:value-type="string">
            <text:p>14:45v</text:p>
          </table:table-cell>
          <table:table-cell office:value-type="string">
            <text:p>15:15v</text:p>
          </table:table-cell>
          <table:table-cell office:value-type="string">
            <text:p>15:35v</text:p>
          </table:table-cell>
          <table:table-cell office:value-type="string">
            <text:p>15:55v</text:p>
          </table:table-cell>
          <table:table-cell office:value-type="string">
            <text:p>16:15v</text:p>
          </table:table-cell>
          <table:table-cell office:value-type="string">
            <text:p>16:35v</text:p>
          </table:table-cell>
          <table:table-cell office:value-type="string">
            <text:p>16:55v</text:p>
          </table:table-cell>
          <table:table-cell office:value-type="string">
            <text:p>17:34v</text:p>
          </table:table-cell>
          <table:table-cell office:value-type="string">
            <text:p>18:14v</text:p>
          </table:table-cell>
          <table:table-cell office:value-type="string">
            <text:p>19:14v</text:p>
          </table:table-cell>
          <table:table-cell office:value-type="string">
            <text:p>20:13v</text:p>
          </table:table-cell>
          <table:table-cell office:value-type="string">
            <text:p>21:12v</text:p>
          </table:table-cell>
          <table:table-cell office:value-type="string">
            <text:p>22:41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Jana Pawła II / Jagoszewskiego</text:p>
          </table:table-cell>
          <table:table-cell office:value-type="string">
            <text:p>5:43v</text:p>
          </table:table-cell>
          <table:table-cell office:value-type="string">
            <text:p>6:07v</text:p>
          </table:table-cell>
          <table:table-cell office:value-type="string">
            <text:p>6:34v</text:p>
          </table:table-cell>
          <table:table-cell office:value-type="string">
            <text:p>6:59v</text:p>
          </table:table-cell>
          <table:table-cell office:value-type="string">
            <text:p>7:16rv</text:p>
          </table:table-cell>
          <table:table-cell table:style-name="Default"/>
          <table:table-cell office:value-type="string">
            <text:p>7:35v</text:p>
          </table:table-cell>
          <table:table-cell office:value-type="string">
            <text:p>7:54v</text:p>
          </table:table-cell>
          <table:table-cell office:value-type="string">
            <text:p>8:25v</text:p>
          </table:table-cell>
          <table:table-cell office:value-type="string">
            <text:p>8:55v</text:p>
          </table:table-cell>
          <table:table-cell office:value-type="string">
            <text:p>9:35v</text:p>
          </table:table-cell>
          <table:table-cell office:value-type="string">
            <text:p>10:15v</text:p>
          </table:table-cell>
          <table:table-cell office:value-type="string">
            <text:p>10:55v</text:p>
          </table:table-cell>
          <table:table-cell office:value-type="string">
            <text:p>11:35v</text:p>
          </table:table-cell>
          <table:table-cell/>
          <table:table-cell office:value-type="string">
            <text:p>12:15v</text:p>
          </table:table-cell>
          <table:table-cell office:value-type="string">
            <text:p>12:55v</text:p>
          </table:table-cell>
          <table:table-cell office:value-type="string">
            <text:p>13:35v</text:p>
          </table:table-cell>
          <table:table-cell office:value-type="string">
            <text:p>13:56v</text:p>
          </table:table-cell>
          <table:table-cell office:value-type="string">
            <text:p>14:16v</text:p>
          </table:table-cell>
          <table:table-cell office:value-type="string">
            <text:p>14:36v</text:p>
          </table:table-cell>
          <table:table-cell office:value-type="string">
            <text:p>14:46v</text:p>
          </table:table-cell>
          <table:table-cell office:value-type="string">
            <text:p>15:16v</text:p>
          </table:table-cell>
          <table:table-cell office:value-type="string">
            <text:p>15:36v</text:p>
          </table:table-cell>
          <table:table-cell office:value-type="string">
            <text:p>15:56v</text:p>
          </table:table-cell>
          <table:table-cell office:value-type="string">
            <text:p>16:16v</text:p>
          </table:table-cell>
          <table:table-cell office:value-type="string">
            <text:p>16:36v</text:p>
          </table:table-cell>
          <table:table-cell office:value-type="string">
            <text:p>16:56v</text:p>
          </table:table-cell>
          <table:table-cell office:value-type="string">
            <text:p>17:35v</text:p>
          </table:table-cell>
          <table:table-cell office:value-type="string">
            <text:p>18:15v</text:p>
          </table:table-cell>
          <table:table-cell office:value-type="string">
            <text:p>19:15v</text:p>
          </table:table-cell>
          <table:table-cell office:value-type="string">
            <text:p>20:14v</text:p>
          </table:table-cell>
          <table:table-cell office:value-type="string">
            <text:p>21:13v</text:p>
          </table:table-cell>
          <table:table-cell office:value-type="string">
            <text:p>22:42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Jana Pawła II / Fałata</text:p>
          </table:table-cell>
          <table:table-cell office:value-type="string">
            <text:p>5:44v</text:p>
          </table:table-cell>
          <table:table-cell office:value-type="string">
            <text:p>6:08v</text:p>
          </table:table-cell>
          <table:table-cell office:value-type="string">
            <text:p>6:35v</text:p>
          </table:table-cell>
          <table:table-cell office:value-type="string">
            <text:p>7:00v</text:p>
          </table:table-cell>
          <table:table-cell office:value-type="string">
            <text:p>7:17rv</text:p>
          </table:table-cell>
          <table:table-cell table:style-name="Default"/>
          <table:table-cell office:value-type="string">
            <text:p>7:36v</text:p>
          </table:table-cell>
          <table:table-cell office:value-type="string">
            <text:p>7:55v</text:p>
          </table:table-cell>
          <table:table-cell office:value-type="string">
            <text:p>8:26v</text:p>
          </table:table-cell>
          <table:table-cell office:value-type="string">
            <text:p>8:56v</text:p>
          </table:table-cell>
          <table:table-cell office:value-type="string">
            <text:p>9:36v</text:p>
          </table:table-cell>
          <table:table-cell office:value-type="string">
            <text:p>10:16v</text:p>
          </table:table-cell>
          <table:table-cell office:value-type="string">
            <text:p>10:56v</text:p>
          </table:table-cell>
          <table:table-cell office:value-type="string">
            <text:p>11:36v</text:p>
          </table:table-cell>
          <table:table-cell/>
          <table:table-cell office:value-type="string">
            <text:p>12:16v</text:p>
          </table:table-cell>
          <table:table-cell office:value-type="string">
            <text:p>12:56v</text:p>
          </table:table-cell>
          <table:table-cell office:value-type="string">
            <text:p>13:36v</text:p>
          </table:table-cell>
          <table:table-cell office:value-type="string">
            <text:p>13:57v</text:p>
          </table:table-cell>
          <table:table-cell office:value-type="string">
            <text:p>14:17v</text:p>
          </table:table-cell>
          <table:table-cell office:value-type="string">
            <text:p>14:37v</text:p>
          </table:table-cell>
          <table:table-cell office:value-type="string">
            <text:p>14:47v</text:p>
          </table:table-cell>
          <table:table-cell office:value-type="string">
            <text:p>15:17v</text:p>
          </table:table-cell>
          <table:table-cell office:value-type="string">
            <text:p>15:37v</text:p>
          </table:table-cell>
          <table:table-cell office:value-type="string">
            <text:p>15:57v</text:p>
          </table:table-cell>
          <table:table-cell office:value-type="string">
            <text:p>16:17v</text:p>
          </table:table-cell>
          <table:table-cell office:value-type="string">
            <text:p>16:37v</text:p>
          </table:table-cell>
          <table:table-cell office:value-type="string">
            <text:p>16:57v</text:p>
          </table:table-cell>
          <table:table-cell office:value-type="string">
            <text:p>17:36v</text:p>
          </table:table-cell>
          <table:table-cell office:value-type="string">
            <text:p>18:16v</text:p>
          </table:table-cell>
          <table:table-cell office:value-type="string">
            <text:p>19:16v</text:p>
          </table:table-cell>
          <table:table-cell office:value-type="string">
            <text:p>20:15v</text:p>
          </table:table-cell>
          <table:table-cell office:value-type="string">
            <text:p>21:14v</text:p>
          </table:table-cell>
          <table:table-cell office:value-type="string">
            <text:p>22:43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Traugutta / Piłsudskiego</text:p>
          </table:table-cell>
          <table:table-cell office:value-type="string">
            <text:p>5:46v</text:p>
          </table:table-cell>
          <table:table-cell office:value-type="string">
            <text:p>6:10v</text:p>
          </table:table-cell>
          <table:table-cell office:value-type="string">
            <text:p>6:37v</text:p>
          </table:table-cell>
          <table:table-cell office:value-type="string">
            <text:p>7:02v</text:p>
          </table:table-cell>
          <table:table-cell office:value-type="string">
            <text:p>7:19rv</text:p>
          </table:table-cell>
          <table:table-cell table:style-name="Default"/>
          <table:table-cell office:value-type="string">
            <text:p>7:38v</text:p>
          </table:table-cell>
          <table:table-cell office:value-type="string">
            <text:p>7:57v</text:p>
          </table:table-cell>
          <table:table-cell office:value-type="string">
            <text:p>8:28v</text:p>
          </table:table-cell>
          <table:table-cell office:value-type="string">
            <text:p>8:58v</text:p>
          </table:table-cell>
          <table:table-cell office:value-type="string">
            <text:p>9:38v</text:p>
          </table:table-cell>
          <table:table-cell office:value-type="string">
            <text:p>10:18v</text:p>
          </table:table-cell>
          <table:table-cell office:value-type="string">
            <text:p>10:58v</text:p>
          </table:table-cell>
          <table:table-cell office:value-type="string">
            <text:p>11:38v</text:p>
          </table:table-cell>
          <table:table-cell/>
          <table:table-cell office:value-type="string">
            <text:p>12:18v</text:p>
          </table:table-cell>
          <table:table-cell office:value-type="string">
            <text:p>12:58v</text:p>
          </table:table-cell>
          <table:table-cell office:value-type="string">
            <text:p>13:38v</text:p>
          </table:table-cell>
          <table:table-cell office:value-type="string">
            <text:p>13:59v</text:p>
          </table:table-cell>
          <table:table-cell office:value-type="string">
            <text:p>14:19v</text:p>
          </table:table-cell>
          <table:table-cell office:value-type="string">
            <text:p>14:39v</text:p>
          </table:table-cell>
          <table:table-cell office:value-type="string">
            <text:p>14:49v</text:p>
          </table:table-cell>
          <table:table-cell office:value-type="string">
            <text:p>15:19v</text:p>
          </table:table-cell>
          <table:table-cell office:value-type="string">
            <text:p>15:39v</text:p>
          </table:table-cell>
          <table:table-cell office:value-type="string">
            <text:p>15:59v</text:p>
          </table:table-cell>
          <table:table-cell office:value-type="string">
            <text:p>16:19v</text:p>
          </table:table-cell>
          <table:table-cell office:value-type="string">
            <text:p>16:39v</text:p>
          </table:table-cell>
          <table:table-cell office:value-type="string">
            <text:p>16:59v</text:p>
          </table:table-cell>
          <table:table-cell office:value-type="string">
            <text:p>17:38v</text:p>
          </table:table-cell>
          <table:table-cell office:value-type="string">
            <text:p>18:18v</text:p>
          </table:table-cell>
          <table:table-cell office:value-type="string">
            <text:p>19:18v</text:p>
          </table:table-cell>
          <table:table-cell office:value-type="string">
            <text:p>20:17v</text:p>
          </table:table-cell>
          <table:table-cell office:value-type="string">
            <text:p>21:16v</text:p>
          </table:table-cell>
          <table:table-cell office:value-type="string">
            <text:p>22:45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Traugutta / Zgody</text:p>
          </table:table-cell>
          <table:table-cell office:value-type="string">
            <text:p>5:48v</text:p>
          </table:table-cell>
          <table:table-cell office:value-type="string">
            <text:p>6:12v</text:p>
          </table:table-cell>
          <table:table-cell office:value-type="string">
            <text:p>6:39v</text:p>
          </table:table-cell>
          <table:table-cell office:value-type="string">
            <text:p>7:04v</text:p>
          </table:table-cell>
          <table:table-cell office:value-type="string">
            <text:p>7:21rv</text:p>
          </table:table-cell>
          <table:table-cell table:style-name="Default"/>
          <table:table-cell office:value-type="string">
            <text:p>7:40v</text:p>
          </table:table-cell>
          <table:table-cell office:value-type="string">
            <text:p>7:59v</text:p>
          </table:table-cell>
          <table:table-cell office:value-type="string">
            <text:p>8:30v</text:p>
          </table:table-cell>
          <table:table-cell office:value-type="string">
            <text:p>9:00v</text:p>
          </table:table-cell>
          <table:table-cell office:value-type="string">
            <text:p>9:40v</text:p>
          </table:table-cell>
          <table:table-cell office:value-type="string">
            <text:p>10:20v</text:p>
          </table:table-cell>
          <table:table-cell office:value-type="string">
            <text:p>11:00v</text:p>
          </table:table-cell>
          <table:table-cell office:value-type="string">
            <text:p>11:40v</text:p>
          </table:table-cell>
          <table:table-cell/>
          <table:table-cell office:value-type="string">
            <text:p>12:20v</text:p>
          </table:table-cell>
          <table:table-cell office:value-type="string">
            <text:p>13:00v</text:p>
          </table:table-cell>
          <table:table-cell office:value-type="string">
            <text:p>13:40v</text:p>
          </table:table-cell>
          <table:table-cell office:value-type="string">
            <text:p>14:01v</text:p>
          </table:table-cell>
          <table:table-cell office:value-type="string">
            <text:p>14:21v</text:p>
          </table:table-cell>
          <table:table-cell office:value-type="string">
            <text:p>14:41v</text:p>
          </table:table-cell>
          <table:table-cell office:value-type="string">
            <text:p>14:51v</text:p>
          </table:table-cell>
          <table:table-cell office:value-type="string">
            <text:p>15:21v</text:p>
          </table:table-cell>
          <table:table-cell office:value-type="string">
            <text:p>15:41v</text:p>
          </table:table-cell>
          <table:table-cell office:value-type="string">
            <text:p>16:01v</text:p>
          </table:table-cell>
          <table:table-cell office:value-type="string">
            <text:p>16:21v</text:p>
          </table:table-cell>
          <table:table-cell office:value-type="string">
            <text:p>16:41v</text:p>
          </table:table-cell>
          <table:table-cell office:value-type="string">
            <text:p>17:01v</text:p>
          </table:table-cell>
          <table:table-cell office:value-type="string">
            <text:p>17:40v</text:p>
          </table:table-cell>
          <table:table-cell office:value-type="string">
            <text:p>18:20v</text:p>
          </table:table-cell>
          <table:table-cell office:value-type="string">
            <text:p>19:20v</text:p>
          </table:table-cell>
          <table:table-cell office:value-type="string">
            <text:p>20:19v</text:p>
          </table:table-cell>
          <table:table-cell office:value-type="string">
            <text:p>21:18v</text:p>
          </table:table-cell>
          <table:table-cell office:value-type="string">
            <text:p>22:47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Zwycięstwa / 4 Marca</text:p>
          </table:table-cell>
          <table:table-cell office:value-type="string">
            <text:p>5:49v</text:p>
          </table:table-cell>
          <table:table-cell office:value-type="string">
            <text:p>6:13v</text:p>
          </table:table-cell>
          <table:table-cell office:value-type="string">
            <text:p>6:40v</text:p>
          </table:table-cell>
          <table:table-cell office:value-type="string">
            <text:p>7:05v</text:p>
          </table:table-cell>
          <table:table-cell office:value-type="string">
            <text:p>7:23rv</text:p>
          </table:table-cell>
          <table:table-cell table:style-name="Default"/>
          <table:table-cell office:value-type="string">
            <text:p>7:41v</text:p>
          </table:table-cell>
          <table:table-cell office:value-type="string">
            <text:p>8:00v</text:p>
          </table:table-cell>
          <table:table-cell office:value-type="string">
            <text:p>8:31v</text:p>
          </table:table-cell>
          <table:table-cell office:value-type="string">
            <text:p>9:01v</text:p>
          </table:table-cell>
          <table:table-cell office:value-type="string">
            <text:p>9:41v</text:p>
          </table:table-cell>
          <table:table-cell office:value-type="string">
            <text:p>10:21v</text:p>
          </table:table-cell>
          <table:table-cell office:value-type="string">
            <text:p>11:02v</text:p>
          </table:table-cell>
          <table:table-cell office:value-type="string">
            <text:p>11:42v</text:p>
          </table:table-cell>
          <table:table-cell/>
          <table:table-cell office:value-type="string">
            <text:p>12:22v</text:p>
          </table:table-cell>
          <table:table-cell office:value-type="string">
            <text:p>13:02v</text:p>
          </table:table-cell>
          <table:table-cell office:value-type="string">
            <text:p>13:42v</text:p>
          </table:table-cell>
          <table:table-cell office:value-type="string">
            <text:p>14:03v</text:p>
          </table:table-cell>
          <table:table-cell office:value-type="string">
            <text:p>14:23v</text:p>
          </table:table-cell>
          <table:table-cell office:value-type="string">
            <text:p>14:43v</text:p>
          </table:table-cell>
          <table:table-cell office:value-type="string">
            <text:p>14:53v</text:p>
          </table:table-cell>
          <table:table-cell office:value-type="string">
            <text:p>15:23v</text:p>
          </table:table-cell>
          <table:table-cell office:value-type="string">
            <text:p>15:43v</text:p>
          </table:table-cell>
          <table:table-cell office:value-type="string">
            <text:p>16:03v</text:p>
          </table:table-cell>
          <table:table-cell office:value-type="string">
            <text:p>16:23v</text:p>
          </table:table-cell>
          <table:table-cell office:value-type="string">
            <text:p>16:43v</text:p>
          </table:table-cell>
          <table:table-cell office:value-type="string">
            <text:p>17:03v</text:p>
          </table:table-cell>
          <table:table-cell office:value-type="string">
            <text:p>17:42v</text:p>
          </table:table-cell>
          <table:table-cell office:value-type="string">
            <text:p>18:22v</text:p>
          </table:table-cell>
          <table:table-cell office:value-type="string">
            <text:p>19:22v</text:p>
          </table:table-cell>
          <table:table-cell office:value-type="string">
            <text:p>20:20v</text:p>
          </table:table-cell>
          <table:table-cell office:value-type="string">
            <text:p>21:19v</text:p>
          </table:table-cell>
          <table:table-cell office:value-type="string">
            <text:p>22:48v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Default" office:value-type="string">
            <text:p>Zwycięstwa / Zielona</text:p>
          </table:table-cell>
          <table:table-cell office:value-type="string">
            <text:p>5:50v</text:p>
          </table:table-cell>
          <table:table-cell office:value-type="string">
            <text:p>6:14v</text:p>
          </table:table-cell>
          <table:table-cell office:value-type="string">
            <text:p>6:41v</text:p>
          </table:table-cell>
          <table:table-cell office:value-type="string">
            <text:p>7:06v</text:p>
          </table:table-cell>
          <table:table-cell office:value-type="string">
            <text:p>7:24rv</text:p>
          </table:table-cell>
          <table:table-cell table:style-name="Default"/>
          <table:table-cell office:value-type="string">
            <text:p>7:42v</text:p>
          </table:table-cell>
          <table:table-cell office:value-type="string">
            <text:p>8:01v</text:p>
          </table:table-cell>
          <table:table-cell office:value-type="string">
            <text:p>8:32v</text:p>
          </table:table-cell>
          <table:table-cell office:value-type="string">
            <text:p>9:02v</text:p>
          </table:table-cell>
          <table:table-cell office:value-type="string">
            <text:p>9:42v</text:p>
          </table:table-cell>
          <table:table-cell office:value-type="string">
            <text:p>10:22v</text:p>
          </table:table-cell>
          <table:table-cell office:value-type="string">
            <text:p>11:03v</text:p>
          </table:table-cell>
          <table:table-cell office:value-type="string">
            <text:p>11:43v</text:p>
          </table:table-cell>
          <table:table-cell/>
          <table:table-cell office:value-type="string">
            <text:p>12:23v</text:p>
          </table:table-cell>
          <table:table-cell office:value-type="string">
            <text:p>13:03v</text:p>
          </table:table-cell>
          <table:table-cell office:value-type="string">
            <text:p>13:43v</text:p>
          </table:table-cell>
          <table:table-cell office:value-type="string">
            <text:p>14:04v</text:p>
          </table:table-cell>
          <table:table-cell office:value-type="string">
            <text:p>14:24v</text:p>
          </table:table-cell>
          <table:table-cell office:value-type="string">
            <text:p>14:44v</text:p>
          </table:table-cell>
          <table:table-cell office:value-type="string">
            <text:p>14:54v</text:p>
          </table:table-cell>
          <table:table-cell office:value-type="string">
            <text:p>15:24v</text:p>
          </table:table-cell>
          <table:table-cell office:value-type="string">
            <text:p>15:44v</text:p>
          </table:table-cell>
          <table:table-cell office:value-type="string">
            <text:p>16:04v</text:p>
          </table:table-cell>
          <table:table-cell office:value-type="string">
            <text:p>16:24v</text:p>
          </table:table-cell>
          <table:table-cell office:value-type="string">
            <text:p>16:44v</text:p>
          </table:table-cell>
          <table:table-cell office:value-type="string">
            <text:p>17:04v</text:p>
          </table:table-cell>
          <table:table-cell office:value-type="string">
            <text:p>17:43v</text:p>
          </table:table-cell>
          <table:table-cell office:value-type="string">
            <text:p>18:23v</text:p>
          </table:table-cell>
          <table:table-cell office:value-type="string">
            <text:p>19:23v</text:p>
          </table:table-cell>
          <table:table-cell office:value-type="string">
            <text:p>20:21v</text:p>
          </table:table-cell>
          <table:table-cell office:value-type="string">
            <text:p>21:20v</text:p>
          </table:table-cell>
          <table:table-cell office:value-type="string">
            <text:p>22:49v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Default" office:value-type="string">
            <text:p>Dzierżęcino</text:p>
          </table:table-cell>
          <table:table-cell table:style-name="Default" table:number-columns-repeated="5"/>
          <table:table-cell office:value-type="string">
            <text:p>7:35zv</text:p>
          </table:table-cell>
          <table:table-cell table:style-name="Default"/>
          <table:table-cell table:number-columns-repeated="6"/>
          <table:table-cell table:style-name="Default"/>
          <table:table-cell table:style-name="ce3" office:value-type="string">
            <text:p>12:10zv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Lubiatowska / Krawiecka - nż</text:p>
          </table:table-cell>
          <table:table-cell table:style-name="Default" table:number-columns-repeated="5"/>
          <table:table-cell office:value-type="string">
            <text:p>7:37zv</text:p>
          </table:table-cell>
          <table:table-cell table:style-name="Default"/>
          <table:table-cell table:number-columns-repeated="6"/>
          <table:table-cell table:style-name="Default"/>
          <table:table-cell table:style-name="ce3" office:value-type="string">
            <text:p>12:12zv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Chełmoniewo / RDP</text:p>
          </table:table-cell>
          <table:table-cell table:style-name="Default" table:number-columns-repeated="5"/>
          <table:table-cell office:value-type="string">
            <text:p>7:38zv</text:p>
          </table:table-cell>
          <table:table-cell table:style-name="Default"/>
          <table:table-cell table:number-columns-repeated="6"/>
          <table:table-cell table:style-name="Default"/>
          <table:table-cell table:style-name="ce3" office:value-type="string">
            <text:p>12:13zv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Chełmoniewo / Pętla</text:p>
          </table:table-cell>
          <table:table-cell table:style-name="Default" table:number-columns-repeated="5"/>
          <table:table-cell office:value-type="string">
            <text:p>7:40zv</text:p>
          </table:table-cell>
          <table:table-cell table:style-name="Default"/>
          <table:table-cell table:number-columns-repeated="6"/>
          <table:table-cell table:style-name="Default"/>
          <table:table-cell table:style-name="ce3" office:value-type="string">
            <text:p>12:15zv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>
            <text:p>Św. Wojciecha / Kościół</text:p>
          </table:table-cell>
          <table:table-cell office:value-type="string">
            <text:p>5:51v</text:p>
          </table:table-cell>
          <table:table-cell office:value-type="string">
            <text:p>6:15v</text:p>
          </table:table-cell>
          <table:table-cell office:value-type="string">
            <text:p>6:42v</text:p>
          </table:table-cell>
          <table:table-cell office:value-type="string">
            <text:p>7:07v</text:p>
          </table:table-cell>
          <table:table-cell table:style-name="Default"/>
          <table:table-cell office:value-type="string">
            <text:p>7:41zv</text:p>
          </table:table-cell>
          <table:table-cell office:value-type="string">
            <text:p>7:43v</text:p>
          </table:table-cell>
          <table:table-cell office:value-type="string">
            <text:p>8:02v</text:p>
          </table:table-cell>
          <table:table-cell office:value-type="string">
            <text:p>8:33v</text:p>
          </table:table-cell>
          <table:table-cell office:value-type="string">
            <text:p>9:03v</text:p>
          </table:table-cell>
          <table:table-cell office:value-type="string">
            <text:p>9:43v</text:p>
          </table:table-cell>
          <table:table-cell office:value-type="string">
            <text:p>10:23v</text:p>
          </table:table-cell>
          <table:table-cell office:value-type="string">
            <text:p>11:04v</text:p>
          </table:table-cell>
          <table:table-cell office:value-type="string">
            <text:p>11:44v</text:p>
          </table:table-cell>
          <table:table-cell table:style-name="ce3" office:value-type="string">
            <text:p>12:16zv</text:p>
          </table:table-cell>
          <table:table-cell office:value-type="string">
            <text:p>12:24v</text:p>
          </table:table-cell>
          <table:table-cell office:value-type="string">
            <text:p>13:04v</text:p>
          </table:table-cell>
          <table:table-cell office:value-type="string">
            <text:p>13:44v</text:p>
          </table:table-cell>
          <table:table-cell office:value-type="string">
            <text:p>14:05v</text:p>
          </table:table-cell>
          <table:table-cell office:value-type="string">
            <text:p>14:25v</text:p>
          </table:table-cell>
          <table:table-cell office:value-type="string">
            <text:p>14:45v</text:p>
          </table:table-cell>
          <table:table-cell office:value-type="string">
            <text:p>14:55v</text:p>
          </table:table-cell>
          <table:table-cell office:value-type="string">
            <text:p>15:25v</text:p>
          </table:table-cell>
          <table:table-cell office:value-type="string">
            <text:p>15:45v</text:p>
          </table:table-cell>
          <table:table-cell office:value-type="string">
            <text:p>16:05v</text:p>
          </table:table-cell>
          <table:table-cell office:value-type="string">
            <text:p>16:25v</text:p>
          </table:table-cell>
          <table:table-cell office:value-type="string">
            <text:p>16:45v</text:p>
          </table:table-cell>
          <table:table-cell office:value-type="string">
            <text:p>17:05v</text:p>
          </table:table-cell>
          <table:table-cell office:value-type="string">
            <text:p>17:44v</text:p>
          </table:table-cell>
          <table:table-cell office:value-type="string">
            <text:p>18:24v</text:p>
          </table:table-cell>
          <table:table-cell office:value-type="string">
            <text:p>19:24v</text:p>
          </table:table-cell>
          <table:table-cell office:value-type="string">
            <text:p>20:22v</text:p>
          </table:table-cell>
          <table:table-cell office:value-type="string">
            <text:p>21:21v</text:p>
          </table:table-cell>
          <table:table-cell office:value-type="string">
            <text:p>22:50v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Default" office:value-type="string">
            <text:p>Św. Wojciecha / Jabłoniowa</text:p>
          </table:table-cell>
          <table:table-cell office:value-type="string">
            <text:p>5:52v</text:p>
          </table:table-cell>
          <table:table-cell office:value-type="string">
            <text:p>6:16v</text:p>
          </table:table-cell>
          <table:table-cell office:value-type="string">
            <text:p>6:43v</text:p>
          </table:table-cell>
          <table:table-cell office:value-type="string">
            <text:p>7:08v</text:p>
          </table:table-cell>
          <table:table-cell table:style-name="Default"/>
          <table:table-cell office:value-type="string">
            <text:p>7:42zv</text:p>
          </table:table-cell>
          <table:table-cell office:value-type="string">
            <text:p>7:44v</text:p>
          </table:table-cell>
          <table:table-cell office:value-type="string">
            <text:p>8:03v</text:p>
          </table:table-cell>
          <table:table-cell office:value-type="string">
            <text:p>8:34v</text:p>
          </table:table-cell>
          <table:table-cell office:value-type="string">
            <text:p>9:04v</text:p>
          </table:table-cell>
          <table:table-cell office:value-type="string">
            <text:p>9:44v</text:p>
          </table:table-cell>
          <table:table-cell office:value-type="string">
            <text:p>10:24v</text:p>
          </table:table-cell>
          <table:table-cell office:value-type="string">
            <text:p>11:05v</text:p>
          </table:table-cell>
          <table:table-cell office:value-type="string">
            <text:p>11:45v</text:p>
          </table:table-cell>
          <table:table-cell table:style-name="ce3" office:value-type="string">
            <text:p>12:17zv</text:p>
          </table:table-cell>
          <table:table-cell office:value-type="string">
            <text:p>12:25v</text:p>
          </table:table-cell>
          <table:table-cell office:value-type="string">
            <text:p>13:05v</text:p>
          </table:table-cell>
          <table:table-cell office:value-type="string">
            <text:p>13:45v</text:p>
          </table:table-cell>
          <table:table-cell office:value-type="string">
            <text:p>14:06v</text:p>
          </table:table-cell>
          <table:table-cell office:value-type="string">
            <text:p>14:26v</text:p>
          </table:table-cell>
          <table:table-cell office:value-type="string">
            <text:p>14:46v</text:p>
          </table:table-cell>
          <table:table-cell office:value-type="string">
            <text:p>14:56v</text:p>
          </table:table-cell>
          <table:table-cell office:value-type="string">
            <text:p>15:26v</text:p>
          </table:table-cell>
          <table:table-cell office:value-type="string">
            <text:p>15:46v</text:p>
          </table:table-cell>
          <table:table-cell office:value-type="string">
            <text:p>16:06v</text:p>
          </table:table-cell>
          <table:table-cell office:value-type="string">
            <text:p>16:26v</text:p>
          </table:table-cell>
          <table:table-cell office:value-type="string">
            <text:p>16:46v</text:p>
          </table:table-cell>
          <table:table-cell office:value-type="string">
            <text:p>17:06v</text:p>
          </table:table-cell>
          <table:table-cell office:value-type="string">
            <text:p>17:45v</text:p>
          </table:table-cell>
          <table:table-cell office:value-type="string">
            <text:p>18:25v</text:p>
          </table:table-cell>
          <table:table-cell office:value-type="string">
            <text:p>19:25v</text:p>
          </table:table-cell>
          <table:table-cell office:value-type="string">
            <text:p>20:23v</text:p>
          </table:table-cell>
          <table:table-cell office:value-type="string">
            <text:p>21:22v</text:p>
          </table:table-cell>
          <table:table-cell office:value-type="string">
            <text:p>22:51v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Default" office:value-type="string">
            <text:p>Św. Wojciecha / Wojska Polskie</text:p>
          </table:table-cell>
          <table:table-cell office:value-type="string">
            <text:p>5:53v</text:p>
          </table:table-cell>
          <table:table-cell office:value-type="string">
            <text:p>6:17v</text:p>
          </table:table-cell>
          <table:table-cell office:value-type="string">
            <text:p>6:44v</text:p>
          </table:table-cell>
          <table:table-cell office:value-type="string">
            <text:p>7:09v</text:p>
          </table:table-cell>
          <table:table-cell table:style-name="Default"/>
          <table:table-cell office:value-type="string">
            <text:p>7:43zv</text:p>
          </table:table-cell>
          <table:table-cell office:value-type="string">
            <text:p>7:45v</text:p>
          </table:table-cell>
          <table:table-cell office:value-type="string">
            <text:p>8:04v</text:p>
          </table:table-cell>
          <table:table-cell office:value-type="string">
            <text:p>8:35v</text:p>
          </table:table-cell>
          <table:table-cell office:value-type="string">
            <text:p>9:05v</text:p>
          </table:table-cell>
          <table:table-cell office:value-type="string">
            <text:p>9:45v</text:p>
          </table:table-cell>
          <table:table-cell office:value-type="string">
            <text:p>10:25v</text:p>
          </table:table-cell>
          <table:table-cell office:value-type="string">
            <text:p>11:06v</text:p>
          </table:table-cell>
          <table:table-cell office:value-type="string">
            <text:p>11:46v</text:p>
          </table:table-cell>
          <table:table-cell table:style-name="ce3" office:value-type="string">
            <text:p>12:18zv</text:p>
          </table:table-cell>
          <table:table-cell office:value-type="string">
            <text:p>12:26v</text:p>
          </table:table-cell>
          <table:table-cell office:value-type="string">
            <text:p>13:06v</text:p>
          </table:table-cell>
          <table:table-cell office:value-type="string">
            <text:p>13:46v</text:p>
          </table:table-cell>
          <table:table-cell office:value-type="string">
            <text:p>14:07v</text:p>
          </table:table-cell>
          <table:table-cell office:value-type="string">
            <text:p>14:27v</text:p>
          </table:table-cell>
          <table:table-cell office:value-type="string">
            <text:p>14:47v</text:p>
          </table:table-cell>
          <table:table-cell office:value-type="string">
            <text:p>14:57v</text:p>
          </table:table-cell>
          <table:table-cell office:value-type="string">
            <text:p>15:27v</text:p>
          </table:table-cell>
          <table:table-cell office:value-type="string">
            <text:p>15:47v</text:p>
          </table:table-cell>
          <table:table-cell office:value-type="string">
            <text:p>16:07v</text:p>
          </table:table-cell>
          <table:table-cell office:value-type="string">
            <text:p>16:27v</text:p>
          </table:table-cell>
          <table:table-cell office:value-type="string">
            <text:p>16:47v</text:p>
          </table:table-cell>
          <table:table-cell office:value-type="string">
            <text:p>17:07v</text:p>
          </table:table-cell>
          <table:table-cell office:value-type="string">
            <text:p>17:46v</text:p>
          </table:table-cell>
          <table:table-cell office:value-type="string">
            <text:p>18:26v</text:p>
          </table:table-cell>
          <table:table-cell office:value-type="string">
            <text:p>19:26v</text:p>
          </table:table-cell>
          <table:table-cell office:value-type="string">
            <text:p>20:24v</text:p>
          </table:table-cell>
          <table:table-cell office:value-type="string">
            <text:p>21:23v</text:p>
          </table:table-cell>
          <table:table-cell office:value-type="string">
            <text:p>22:52v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Default" office:value-type="string">
            <text:p>Wojska Polskiego</text:p>
          </table:table-cell>
          <table:table-cell office:value-type="string">
            <text:p>5:54v</text:p>
          </table:table-cell>
          <table:table-cell office:value-type="string">
            <text:p>6:18v</text:p>
          </table:table-cell>
          <table:table-cell office:value-type="string">
            <text:p>6:45v</text:p>
          </table:table-cell>
          <table:table-cell office:value-type="string">
            <text:p>7:10v</text:p>
          </table:table-cell>
          <table:table-cell table:style-name="Default"/>
          <table:table-cell office:value-type="string">
            <text:p>7:44zv</text:p>
          </table:table-cell>
          <table:table-cell office:value-type="string">
            <text:p>7:46v</text:p>
          </table:table-cell>
          <table:table-cell office:value-type="string">
            <text:p>8:05v</text:p>
          </table:table-cell>
          <table:table-cell office:value-type="string">
            <text:p>8:36v</text:p>
          </table:table-cell>
          <table:table-cell office:value-type="string">
            <text:p>9:06v</text:p>
          </table:table-cell>
          <table:table-cell office:value-type="string">
            <text:p>9:46v</text:p>
          </table:table-cell>
          <table:table-cell office:value-type="string">
            <text:p>10:26v</text:p>
          </table:table-cell>
          <table:table-cell office:value-type="string">
            <text:p>11:07v</text:p>
          </table:table-cell>
          <table:table-cell office:value-type="string">
            <text:p>11:47v</text:p>
          </table:table-cell>
          <table:table-cell table:style-name="ce3" office:value-type="string">
            <text:p>12:19zv</text:p>
          </table:table-cell>
          <table:table-cell office:value-type="string">
            <text:p>12:27v</text:p>
          </table:table-cell>
          <table:table-cell office:value-type="string">
            <text:p>13:07v</text:p>
          </table:table-cell>
          <table:table-cell office:value-type="string">
            <text:p>13:47v</text:p>
          </table:table-cell>
          <table:table-cell office:value-type="string">
            <text:p>14:08v</text:p>
          </table:table-cell>
          <table:table-cell office:value-type="string">
            <text:p>14:28v</text:p>
          </table:table-cell>
          <table:table-cell office:value-type="string">
            <text:p>14:48v</text:p>
          </table:table-cell>
          <table:table-cell office:value-type="string">
            <text:p>14:58v</text:p>
          </table:table-cell>
          <table:table-cell office:value-type="string">
            <text:p>15:28v</text:p>
          </table:table-cell>
          <table:table-cell office:value-type="string">
            <text:p>15:48v</text:p>
          </table:table-cell>
          <table:table-cell office:value-type="string">
            <text:p>16:08v</text:p>
          </table:table-cell>
          <table:table-cell office:value-type="string">
            <text:p>16:28v</text:p>
          </table:table-cell>
          <table:table-cell office:value-type="string">
            <text:p>16:48v</text:p>
          </table:table-cell>
          <table:table-cell office:value-type="string">
            <text:p>17:08v</text:p>
          </table:table-cell>
          <table:table-cell office:value-type="string">
            <text:p>17:47v</text:p>
          </table:table-cell>
          <table:table-cell office:value-type="string">
            <text:p>18:27v</text:p>
          </table:table-cell>
          <table:table-cell office:value-type="string">
            <text:p>19:27v</text:p>
          </table:table-cell>
          <table:table-cell office:value-type="string">
            <text:p>20:25v</text:p>
          </table:table-cell>
          <table:table-cell office:value-type="string">
            <text:p>21:24v</text:p>
          </table:table-cell>
          <table:table-cell office:value-type="string">
            <text:p>22:53v</text:p>
          </table:table-cell>
          <table:table-cell table:style-name="Default"/>
          <table:table-cell table:number-columns-repeated="988"/>
        </table:table-row>
        <table:table-row table:style-name="ro1">
          <table:table-cell table:style-name="Default" office:value-type="string">
            <text:p>Zwycięstwa / Św. Wojciecha</text:p>
          </table:table-cell>
          <table:table-cell table:style-name="Default"/>
          <table:table-cell table:number-columns-repeated="3"/>
          <table:table-cell office:value-type="string">
            <text:p>7:25rv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Zwycięstwa / Chełmoniewo</text:p>
          </table:table-cell>
          <table:table-cell table:style-name="Default"/>
          <table:table-cell table:number-columns-repeated="3"/>
          <table:table-cell office:value-type="string">
            <text:p>7:26rv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Chełmoniewo / RDP</text:p>
          </table:table-cell>
          <table:table-cell table:style-name="Default"/>
          <table:table-cell table:number-columns-repeated="3"/>
          <table:table-cell office:value-type="string">
            <text:p>7:28rv</text:p>
          </table:table-cell>
          <table:table-cell table:style-name="Default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Szczecińska / Pętla</text:p>
          </table:table-cell>
          <table:table-cell office:value-type="string">
            <text:p>6:20v</text:p>
          </table:table-cell>
          <table:table-cell office:value-type="string">
            <text:p>8:10v</text:p>
          </table:table-cell>
          <table:table-cell office:value-type="string">
            <text:p>10:10v</text:p>
          </table:table-cell>
          <table:table-cell office:value-type="string">
            <text:p>12:10v</text:p>
          </table:table-cell>
          <table:table-cell office:value-type="string">
            <text:p>14:10v</text:p>
          </table:table-cell>
          <table:table-cell office:value-type="string">
            <text:p>16:10v</text:p>
          </table:table-cell>
          <table:table-cell office:value-type="string">
            <text:p>18:10v</text:p>
          </table:table-cell>
          <table:table-cell office:value-type="string">
            <text:p>20:00v</text:p>
          </table:table-cell>
          <table:table-cell table:style-name="Default"/>
          <table:table-cell office:value-type="string">
            <text:p>22:10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Szczecińska / STW</text:p>
          </table:table-cell>
          <table:table-cell office:value-type="string">
            <text:p>6:21v</text:p>
          </table:table-cell>
          <table:table-cell office:value-type="string">
            <text:p>8:11v</text:p>
          </table:table-cell>
          <table:table-cell office:value-type="string">
            <text:p>10:11v</text:p>
          </table:table-cell>
          <table:table-cell office:value-type="string">
            <text:p>12:11v</text:p>
          </table:table-cell>
          <table:table-cell office:value-type="string">
            <text:p>14:11v</text:p>
          </table:table-cell>
          <table:table-cell office:value-type="string">
            <text:p>16:11v</text:p>
          </table:table-cell>
          <table:table-cell office:value-type="string">
            <text:p>18:11v</text:p>
          </table:table-cell>
          <table:table-cell office:value-type="string">
            <text:p>20:01v</text:p>
          </table:table-cell>
          <table:table-cell table:style-name="Default"/>
          <table:table-cell office:value-type="string">
            <text:p>22:11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Szczecińska / ZDW</text:p>
          </table:table-cell>
          <table:table-cell office:value-type="string">
            <text:p>6:23v</text:p>
          </table:table-cell>
          <table:table-cell office:value-type="string">
            <text:p>8:13v</text:p>
          </table:table-cell>
          <table:table-cell office:value-type="string">
            <text:p>10:13v</text:p>
          </table:table-cell>
          <table:table-cell office:value-type="string">
            <text:p>12:13v</text:p>
          </table:table-cell>
          <table:table-cell office:value-type="string">
            <text:p>14:13v</text:p>
          </table:table-cell>
          <table:table-cell office:value-type="string">
            <text:p>16:13v</text:p>
          </table:table-cell>
          <table:table-cell office:value-type="string">
            <text:p>18:13v</text:p>
          </table:table-cell>
          <table:table-cell office:value-type="string">
            <text:p>20:03v</text:p>
          </table:table-cell>
          <table:table-cell table:style-name="Default"/>
          <table:table-cell office:value-type="string">
            <text:p>22:13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Szczecińska / Jasna</text:p>
          </table:table-cell>
          <table:table-cell office:value-type="string">
            <text:p>6:25v</text:p>
          </table:table-cell>
          <table:table-cell office:value-type="string">
            <text:p>8:15v</text:p>
          </table:table-cell>
          <table:table-cell office:value-type="string">
            <text:p>10:15v</text:p>
          </table:table-cell>
          <table:table-cell office:value-type="string">
            <text:p>12:15v</text:p>
          </table:table-cell>
          <table:table-cell office:value-type="string">
            <text:p>14:15v</text:p>
          </table:table-cell>
          <table:table-cell office:value-type="string">
            <text:p>16:15v</text:p>
          </table:table-cell>
          <table:table-cell office:value-type="string">
            <text:p>18:15v</text:p>
          </table:table-cell>
          <table:table-cell office:value-type="string">
            <text:p>20:04v</text:p>
          </table:table-cell>
          <table:table-cell table:style-name="Default"/>
          <table:table-cell office:value-type="string">
            <text:p>22:14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6:26v</text:p>
          </table:table-cell>
          <table:table-cell office:value-type="string">
            <text:p>8:16v</text:p>
          </table:table-cell>
          <table:table-cell office:value-type="string">
            <text:p>10:16v</text:p>
          </table:table-cell>
          <table:table-cell office:value-type="string">
            <text:p>12:16v</text:p>
          </table:table-cell>
          <table:table-cell office:value-type="string">
            <text:p>14:16v</text:p>
          </table:table-cell>
          <table:table-cell office:value-type="string">
            <text:p>16:16v</text:p>
          </table:table-cell>
          <table:table-cell office:value-type="string">
            <text:p>18:16v</text:p>
          </table:table-cell>
          <table:table-cell office:value-type="string">
            <text:p>20:05v</text:p>
          </table:table-cell>
          <table:table-cell table:style-name="Default"/>
          <table:table-cell office:value-type="string">
            <text:p>22:15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ieszka I / Zacisze</text:p>
          </table:table-cell>
          <table:table-cell office:value-type="string">
            <text:p>6:27v</text:p>
          </table:table-cell>
          <table:table-cell office:value-type="string">
            <text:p>8:17v</text:p>
          </table:table-cell>
          <table:table-cell office:value-type="string">
            <text:p>10:17v</text:p>
          </table:table-cell>
          <table:table-cell office:value-type="string">
            <text:p>12:17v</text:p>
          </table:table-cell>
          <table:table-cell office:value-type="string">
            <text:p>14:17v</text:p>
          </table:table-cell>
          <table:table-cell office:value-type="string">
            <text:p>16:17v</text:p>
          </table:table-cell>
          <table:table-cell office:value-type="string">
            <text:p>18:17v</text:p>
          </table:table-cell>
          <table:table-cell office:value-type="string">
            <text:p>20:06v</text:p>
          </table:table-cell>
          <table:table-cell table:style-name="Default"/>
          <table:table-cell office:value-type="string">
            <text:p>22:16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ieszka I / Wiadukt</text:p>
          </table:table-cell>
          <table:table-cell office:value-type="string">
            <text:p>6:28v</text:p>
          </table:table-cell>
          <table:table-cell office:value-type="string">
            <text:p>8:18v</text:p>
          </table:table-cell>
          <table:table-cell office:value-type="string">
            <text:p>10:18v</text:p>
          </table:table-cell>
          <table:table-cell office:value-type="string">
            <text:p>12:18v</text:p>
          </table:table-cell>
          <table:table-cell office:value-type="string">
            <text:p>14:18v</text:p>
          </table:table-cell>
          <table:table-cell office:value-type="string">
            <text:p>16:18v</text:p>
          </table:table-cell>
          <table:table-cell office:value-type="string">
            <text:p>18:18v</text:p>
          </table:table-cell>
          <table:table-cell office:value-type="string">
            <text:p>20:07v</text:p>
          </table:table-cell>
          <table:table-cell table:style-name="Default"/>
          <table:table-cell office:value-type="string">
            <text:p>22:17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BoWiD / Mieszka I</text:p>
          </table:table-cell>
          <table:table-cell office:value-type="string">
            <text:p>6:29v</text:p>
          </table:table-cell>
          <table:table-cell office:value-type="string">
            <text:p>8:19v</text:p>
          </table:table-cell>
          <table:table-cell office:value-type="string">
            <text:p>10:19v</text:p>
          </table:table-cell>
          <table:table-cell office:value-type="string">
            <text:p>12:19v</text:p>
          </table:table-cell>
          <table:table-cell office:value-type="string">
            <text:p>14:19v</text:p>
          </table:table-cell>
          <table:table-cell office:value-type="string">
            <text:p>16:19v</text:p>
          </table:table-cell>
          <table:table-cell office:value-type="string">
            <text:p>18:19v</text:p>
          </table:table-cell>
          <table:table-cell office:value-type="string">
            <text:p>20:08v</text:p>
          </table:table-cell>
          <table:table-cell table:style-name="Default"/>
          <table:table-cell office:value-type="string">
            <text:p>22:18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Przemysłowa / Różana</text:p>
          </table:table-cell>
          <table:table-cell office:value-type="string">
            <text:p>6:30v</text:p>
          </table:table-cell>
          <table:table-cell office:value-type="string">
            <text:p>8:20v</text:p>
          </table:table-cell>
          <table:table-cell office:value-type="string">
            <text:p>10:20v</text:p>
          </table:table-cell>
          <table:table-cell office:value-type="string">
            <text:p>12:20v</text:p>
          </table:table-cell>
          <table:table-cell office:value-type="string">
            <text:p>14:20v</text:p>
          </table:table-cell>
          <table:table-cell office:value-type="string">
            <text:p>16:20v</text:p>
          </table:table-cell>
          <table:table-cell office:value-type="string">
            <text:p>18:20v</text:p>
          </table:table-cell>
          <table:table-cell office:value-type="string">
            <text:p>20:09v</text:p>
          </table:table-cell>
          <table:table-cell table:style-name="Default"/>
          <table:table-cell office:value-type="string">
            <text:p>22:19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Przemysłowa / Tepro</text:p>
          </table:table-cell>
          <table:table-cell office:value-type="string">
            <text:p>6:30v</text:p>
          </table:table-cell>
          <table:table-cell office:value-type="string">
            <text:p>8:20v</text:p>
          </table:table-cell>
          <table:table-cell office:value-type="string">
            <text:p>10:20v</text:p>
          </table:table-cell>
          <table:table-cell office:value-type="string">
            <text:p>12:20v</text:p>
          </table:table-cell>
          <table:table-cell office:value-type="string">
            <text:p>14:20v</text:p>
          </table:table-cell>
          <table:table-cell office:value-type="string">
            <text:p>16:20v</text:p>
          </table:table-cell>
          <table:table-cell office:value-type="string">
            <text:p>18:20v</text:p>
          </table:table-cell>
          <table:table-cell office:value-type="string">
            <text:p>20:09v</text:p>
          </table:table-cell>
          <table:table-cell table:style-name="Default"/>
          <table:table-cell office:value-type="string">
            <text:p>22:19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orska / Sienkiewicza</text:p>
          </table:table-cell>
          <table:table-cell office:value-type="string">
            <text:p>6:31v</text:p>
          </table:table-cell>
          <table:table-cell office:value-type="string">
            <text:p>8:21v</text:p>
          </table:table-cell>
          <table:table-cell office:value-type="string">
            <text:p>10:21v</text:p>
          </table:table-cell>
          <table:table-cell office:value-type="string">
            <text:p>12:21v</text:p>
          </table:table-cell>
          <table:table-cell office:value-type="string">
            <text:p>14:21v</text:p>
          </table:table-cell>
          <table:table-cell office:value-type="string">
            <text:p>16:21v</text:p>
          </table:table-cell>
          <table:table-cell office:value-type="string">
            <text:p>18:21v</text:p>
          </table:table-cell>
          <table:table-cell office:value-type="string">
            <text:p>20:10v</text:p>
          </table:table-cell>
          <table:table-cell table:style-name="Default"/>
          <table:table-cell office:value-type="string">
            <text:p>22:20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Spokojna / Franciszkańska</text:p>
          </table:table-cell>
          <table:table-cell office:value-type="string">
            <text:p>6:32v</text:p>
          </table:table-cell>
          <table:table-cell office:value-type="string">
            <text:p>8:22v</text:p>
          </table:table-cell>
          <table:table-cell office:value-type="string">
            <text:p>10:22v</text:p>
          </table:table-cell>
          <table:table-cell office:value-type="string">
            <text:p>12:22v</text:p>
          </table:table-cell>
          <table:table-cell office:value-type="string">
            <text:p>14:22v</text:p>
          </table:table-cell>
          <table:table-cell office:value-type="string">
            <text:p>16:22v</text:p>
          </table:table-cell>
          <table:table-cell office:value-type="string">
            <text:p>18:22v</text:p>
          </table:table-cell>
          <table:table-cell office:value-type="string">
            <text:p>20:11v</text:p>
          </table:table-cell>
          <table:table-cell table:style-name="Default"/>
          <table:table-cell office:value-type="string">
            <text:p>22:21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Franciszkańska / Energetyków</text:p>
          </table:table-cell>
          <table:table-cell office:value-type="string">
            <text:p>6:34v</text:p>
          </table:table-cell>
          <table:table-cell office:value-type="string">
            <text:p>8:24v</text:p>
          </table:table-cell>
          <table:table-cell office:value-type="string">
            <text:p>10:24v</text:p>
          </table:table-cell>
          <table:table-cell office:value-type="string">
            <text:p>12:24v</text:p>
          </table:table-cell>
          <table:table-cell office:value-type="string">
            <text:p>14:24v</text:p>
          </table:table-cell>
          <table:table-cell office:value-type="string">
            <text:p>16:24v</text:p>
          </table:table-cell>
          <table:table-cell office:value-type="string">
            <text:p>18:24v</text:p>
          </table:table-cell>
          <table:table-cell office:value-type="string">
            <text:p>20:13v</text:p>
          </table:table-cell>
          <table:table-cell table:style-name="Default"/>
          <table:table-cell office:value-type="string">
            <text:p>22:23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/>
          <table:table-cell table:number-columns-repeated="7"/>
          <table:table-cell office:value-type="string">
            <text:p>21:05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Dworzec PKP / Bank</text:p>
          </table:table-cell>
          <table:table-cell table:style-name="Default"/>
          <table:table-cell table:number-columns-repeated="7"/>
          <table:table-cell office:value-type="string">
            <text:p>21:06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Armii Krajowej / Kościół</text:p>
          </table:table-cell>
          <table:table-cell office:value-type="string">
            <text:p>6:36v</text:p>
          </table:table-cell>
          <table:table-cell office:value-type="string">
            <text:p>8:26v</text:p>
          </table:table-cell>
          <table:table-cell office:value-type="string">
            <text:p>10:26v</text:p>
          </table:table-cell>
          <table:table-cell office:value-type="string">
            <text:p>12:26v</text:p>
          </table:table-cell>
          <table:table-cell office:value-type="string">
            <text:p>14:26v</text:p>
          </table:table-cell>
          <table:table-cell office:value-type="string">
            <text:p>16:26v</text:p>
          </table:table-cell>
          <table:table-cell office:value-type="string">
            <text:p>18:26v</text:p>
          </table:table-cell>
          <table:table-cell office:value-type="string">
            <text:p>20:15v</text:p>
          </table:table-cell>
          <table:table-cell table:style-name="Default"/>
          <table:table-cell office:value-type="string">
            <text:p>22:25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Armii Krajowej / Niepodległośc</text:p>
          </table:table-cell>
          <table:table-cell office:value-type="string">
            <text:p>6:38v</text:p>
          </table:table-cell>
          <table:table-cell office:value-type="string">
            <text:p>8:28v</text:p>
          </table:table-cell>
          <table:table-cell office:value-type="string">
            <text:p>10:28v</text:p>
          </table:table-cell>
          <table:table-cell office:value-type="string">
            <text:p>12:28v</text:p>
          </table:table-cell>
          <table:table-cell office:value-type="string">
            <text:p>14:28v</text:p>
          </table:table-cell>
          <table:table-cell office:value-type="string">
            <text:p>16:28v</text:p>
          </table:table-cell>
          <table:table-cell office:value-type="string">
            <text:p>18:28v</text:p>
          </table:table-cell>
          <table:table-cell office:value-type="string">
            <text:p>20:17v</text:p>
          </table:table-cell>
          <table:table-cell office:value-type="string">
            <text:p>21:07v</text:p>
          </table:table-cell>
          <table:table-cell office:value-type="string">
            <text:p>22:27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onte Cassino / Podgórna</text:p>
          </table:table-cell>
          <table:table-cell office:value-type="string">
            <text:p>6:40v</text:p>
          </table:table-cell>
          <table:table-cell office:value-type="string">
            <text:p>8:30v</text:p>
          </table:table-cell>
          <table:table-cell office:value-type="string">
            <text:p>10:30v</text:p>
          </table:table-cell>
          <table:table-cell office:value-type="string">
            <text:p>12:30v</text:p>
          </table:table-cell>
          <table:table-cell office:value-type="string">
            <text:p>14:30v</text:p>
          </table:table-cell>
          <table:table-cell office:value-type="string">
            <text:p>16:30v</text:p>
          </table:table-cell>
          <table:table-cell office:value-type="string">
            <text:p>18:30v</text:p>
          </table:table-cell>
          <table:table-cell office:value-type="string">
            <text:p>20:19v</text:p>
          </table:table-cell>
          <table:table-cell office:value-type="string">
            <text:p>21:09v</text:p>
          </table:table-cell>
          <table:table-cell office:value-type="string">
            <text:p>22:29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Władysława IV / Wańkowicza</text:p>
          </table:table-cell>
          <table:table-cell office:value-type="string">
            <text:p>6:41v</text:p>
          </table:table-cell>
          <table:table-cell office:value-type="string">
            <text:p>8:31v</text:p>
          </table:table-cell>
          <table:table-cell office:value-type="string">
            <text:p>10:31v</text:p>
          </table:table-cell>
          <table:table-cell office:value-type="string">
            <text:p>12:31v</text:p>
          </table:table-cell>
          <table:table-cell office:value-type="string">
            <text:p>14:31v</text:p>
          </table:table-cell>
          <table:table-cell office:value-type="string">
            <text:p>16:31v</text:p>
          </table:table-cell>
          <table:table-cell office:value-type="string">
            <text:p>18:31v</text:p>
          </table:table-cell>
          <table:table-cell office:value-type="string">
            <text:p>20:20v</text:p>
          </table:table-cell>
          <table:table-cell office:value-type="string">
            <text:p>21:10v</text:p>
          </table:table-cell>
          <table:table-cell office:value-type="string">
            <text:p>22:30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Jana Pawła II / Władysława IV</text:p>
          </table:table-cell>
          <table:table-cell office:value-type="string">
            <text:p>6:42v</text:p>
          </table:table-cell>
          <table:table-cell office:value-type="string">
            <text:p>8:32v</text:p>
          </table:table-cell>
          <table:table-cell office:value-type="string">
            <text:p>10:32v</text:p>
          </table:table-cell>
          <table:table-cell office:value-type="string">
            <text:p>12:32v</text:p>
          </table:table-cell>
          <table:table-cell office:value-type="string">
            <text:p>14:32v</text:p>
          </table:table-cell>
          <table:table-cell office:value-type="string">
            <text:p>16:32v</text:p>
          </table:table-cell>
          <table:table-cell office:value-type="string">
            <text:p>18:32v</text:p>
          </table:table-cell>
          <table:table-cell office:value-type="string">
            <text:p>20:21v</text:p>
          </table:table-cell>
          <table:table-cell office:value-type="string">
            <text:p>21:11v</text:p>
          </table:table-cell>
          <table:table-cell office:value-type="string">
            <text:p>22:31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Jana Pawła II / Jagoszewskiego</text:p>
          </table:table-cell>
          <table:table-cell office:value-type="string">
            <text:p>6:43v</text:p>
          </table:table-cell>
          <table:table-cell office:value-type="string">
            <text:p>8:33v</text:p>
          </table:table-cell>
          <table:table-cell office:value-type="string">
            <text:p>10:33v</text:p>
          </table:table-cell>
          <table:table-cell office:value-type="string">
            <text:p>12:33v</text:p>
          </table:table-cell>
          <table:table-cell office:value-type="string">
            <text:p>14:33v</text:p>
          </table:table-cell>
          <table:table-cell office:value-type="string">
            <text:p>16:33v</text:p>
          </table:table-cell>
          <table:table-cell office:value-type="string">
            <text:p>18:33v</text:p>
          </table:table-cell>
          <table:table-cell office:value-type="string">
            <text:p>20:22v</text:p>
          </table:table-cell>
          <table:table-cell office:value-type="string">
            <text:p>21:12v</text:p>
          </table:table-cell>
          <table:table-cell office:value-type="string">
            <text:p>22:32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Jana Pawła II / Fałata</text:p>
          </table:table-cell>
          <table:table-cell office:value-type="string">
            <text:p>6:44v</text:p>
          </table:table-cell>
          <table:table-cell office:value-type="string">
            <text:p>8:34v</text:p>
          </table:table-cell>
          <table:table-cell office:value-type="string">
            <text:p>10:34v</text:p>
          </table:table-cell>
          <table:table-cell office:value-type="string">
            <text:p>12:34v</text:p>
          </table:table-cell>
          <table:table-cell office:value-type="string">
            <text:p>14:34v</text:p>
          </table:table-cell>
          <table:table-cell office:value-type="string">
            <text:p>16:34v</text:p>
          </table:table-cell>
          <table:table-cell office:value-type="string">
            <text:p>18:34v</text:p>
          </table:table-cell>
          <table:table-cell office:value-type="string">
            <text:p>20:23v</text:p>
          </table:table-cell>
          <table:table-cell office:value-type="string">
            <text:p>21:13v</text:p>
          </table:table-cell>
          <table:table-cell office:value-type="string">
            <text:p>22:33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Traugutta / Piłsudskiego</text:p>
          </table:table-cell>
          <table:table-cell office:value-type="string">
            <text:p>6:46v</text:p>
          </table:table-cell>
          <table:table-cell office:value-type="string">
            <text:p>8:36v</text:p>
          </table:table-cell>
          <table:table-cell office:value-type="string">
            <text:p>10:36v</text:p>
          </table:table-cell>
          <table:table-cell office:value-type="string">
            <text:p>12:36v</text:p>
          </table:table-cell>
          <table:table-cell office:value-type="string">
            <text:p>14:36v</text:p>
          </table:table-cell>
          <table:table-cell office:value-type="string">
            <text:p>16:36v</text:p>
          </table:table-cell>
          <table:table-cell office:value-type="string">
            <text:p>18:36v</text:p>
          </table:table-cell>
          <table:table-cell office:value-type="string">
            <text:p>20:25v</text:p>
          </table:table-cell>
          <table:table-cell office:value-type="string">
            <text:p>21:15v</text:p>
          </table:table-cell>
          <table:table-cell office:value-type="string">
            <text:p>22:35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Traugutta / Zgody</text:p>
          </table:table-cell>
          <table:table-cell office:value-type="string">
            <text:p>6:48v</text:p>
          </table:table-cell>
          <table:table-cell office:value-type="string">
            <text:p>8:38v</text:p>
          </table:table-cell>
          <table:table-cell office:value-type="string">
            <text:p>10:38v</text:p>
          </table:table-cell>
          <table:table-cell office:value-type="string">
            <text:p>12:38v</text:p>
          </table:table-cell>
          <table:table-cell office:value-type="string">
            <text:p>14:38v</text:p>
          </table:table-cell>
          <table:table-cell office:value-type="string">
            <text:p>16:38v</text:p>
          </table:table-cell>
          <table:table-cell office:value-type="string">
            <text:p>18:38v</text:p>
          </table:table-cell>
          <table:table-cell office:value-type="string">
            <text:p>20:27v</text:p>
          </table:table-cell>
          <table:table-cell office:value-type="string">
            <text:p>21:17v</text:p>
          </table:table-cell>
          <table:table-cell office:value-type="string">
            <text:p>22:37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4 Marca</text:p>
          </table:table-cell>
          <table:table-cell office:value-type="string">
            <text:p>6:49v</text:p>
          </table:table-cell>
          <table:table-cell office:value-type="string">
            <text:p>8:39v</text:p>
          </table:table-cell>
          <table:table-cell office:value-type="string">
            <text:p>10:39v</text:p>
          </table:table-cell>
          <table:table-cell office:value-type="string">
            <text:p>12:39v</text:p>
          </table:table-cell>
          <table:table-cell office:value-type="string">
            <text:p>14:39v</text:p>
          </table:table-cell>
          <table:table-cell office:value-type="string">
            <text:p>16:39v</text:p>
          </table:table-cell>
          <table:table-cell office:value-type="string">
            <text:p>18:39v</text:p>
          </table:table-cell>
          <table:table-cell office:value-type="string">
            <text:p>20:28v</text:p>
          </table:table-cell>
          <table:table-cell office:value-type="string">
            <text:p>21:18v</text:p>
          </table:table-cell>
          <table:table-cell office:value-type="string">
            <text:p>22:38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Zielona</text:p>
          </table:table-cell>
          <table:table-cell office:value-type="string">
            <text:p>6:50v</text:p>
          </table:table-cell>
          <table:table-cell office:value-type="string">
            <text:p>8:40v</text:p>
          </table:table-cell>
          <table:table-cell office:value-type="string">
            <text:p>10:40v</text:p>
          </table:table-cell>
          <table:table-cell office:value-type="string">
            <text:p>12:40v</text:p>
          </table:table-cell>
          <table:table-cell office:value-type="string">
            <text:p>14:40v</text:p>
          </table:table-cell>
          <table:table-cell office:value-type="string">
            <text:p>16:40v</text:p>
          </table:table-cell>
          <table:table-cell office:value-type="string">
            <text:p>18:40v</text:p>
          </table:table-cell>
          <table:table-cell office:value-type="string">
            <text:p>20:29v</text:p>
          </table:table-cell>
          <table:table-cell office:value-type="string">
            <text:p>21:19v</text:p>
          </table:table-cell>
          <table:table-cell office:value-type="string">
            <text:p>22:39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Dzierżęcin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Lubiatowska / Krawiecka - nż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hełmoniewo / RDP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hełmoniewo / Pętl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Św. Wojciecha / Kościół</text:p>
          </table:table-cell>
          <table:table-cell office:value-type="string">
            <text:p>6:51v</text:p>
          </table:table-cell>
          <table:table-cell office:value-type="string">
            <text:p>8:41v</text:p>
          </table:table-cell>
          <table:table-cell office:value-type="string">
            <text:p>10:41v</text:p>
          </table:table-cell>
          <table:table-cell office:value-type="string">
            <text:p>12:41v</text:p>
          </table:table-cell>
          <table:table-cell office:value-type="string">
            <text:p>14:41v</text:p>
          </table:table-cell>
          <table:table-cell office:value-type="string">
            <text:p>16:41v</text:p>
          </table:table-cell>
          <table:table-cell office:value-type="string">
            <text:p>18:41v</text:p>
          </table:table-cell>
          <table:table-cell office:value-type="string">
            <text:p>20:30v</text:p>
          </table:table-cell>
          <table:table-cell office:value-type="string">
            <text:p>21:20v</text:p>
          </table:table-cell>
          <table:table-cell office:value-type="string">
            <text:p>22:40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Św. Wojciecha / Jabłoniowa</text:p>
          </table:table-cell>
          <table:table-cell office:value-type="string">
            <text:p>6:52v</text:p>
          </table:table-cell>
          <table:table-cell office:value-type="string">
            <text:p>8:42v</text:p>
          </table:table-cell>
          <table:table-cell office:value-type="string">
            <text:p>10:42v</text:p>
          </table:table-cell>
          <table:table-cell office:value-type="string">
            <text:p>12:42v</text:p>
          </table:table-cell>
          <table:table-cell office:value-type="string">
            <text:p>14:42v</text:p>
          </table:table-cell>
          <table:table-cell office:value-type="string">
            <text:p>16:42v</text:p>
          </table:table-cell>
          <table:table-cell office:value-type="string">
            <text:p>18:42v</text:p>
          </table:table-cell>
          <table:table-cell office:value-type="string">
            <text:p>20:31v</text:p>
          </table:table-cell>
          <table:table-cell office:value-type="string">
            <text:p>21:21v</text:p>
          </table:table-cell>
          <table:table-cell office:value-type="string">
            <text:p>22:41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Św. Wojciecha / Wojska Polskie</text:p>
          </table:table-cell>
          <table:table-cell office:value-type="string">
            <text:p>6:53v</text:p>
          </table:table-cell>
          <table:table-cell office:value-type="string">
            <text:p>8:43v</text:p>
          </table:table-cell>
          <table:table-cell office:value-type="string">
            <text:p>10:43v</text:p>
          </table:table-cell>
          <table:table-cell office:value-type="string">
            <text:p>12:43v</text:p>
          </table:table-cell>
          <table:table-cell office:value-type="string">
            <text:p>14:43v</text:p>
          </table:table-cell>
          <table:table-cell office:value-type="string">
            <text:p>16:43v</text:p>
          </table:table-cell>
          <table:table-cell office:value-type="string">
            <text:p>18:43v</text:p>
          </table:table-cell>
          <table:table-cell office:value-type="string">
            <text:p>20:32v</text:p>
          </table:table-cell>
          <table:table-cell office:value-type="string">
            <text:p>21:22v</text:p>
          </table:table-cell>
          <table:table-cell office:value-type="string">
            <text:p>22:42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Wojska Polskiego</text:p>
          </table:table-cell>
          <table:table-cell office:value-type="string">
            <text:p>6:54v</text:p>
          </table:table-cell>
          <table:table-cell office:value-type="string">
            <text:p>8:44v</text:p>
          </table:table-cell>
          <table:table-cell office:value-type="string">
            <text:p>10:44v</text:p>
          </table:table-cell>
          <table:table-cell office:value-type="string">
            <text:p>12:44v</text:p>
          </table:table-cell>
          <table:table-cell office:value-type="string">
            <text:p>14:44v</text:p>
          </table:table-cell>
          <table:table-cell office:value-type="string">
            <text:p>16:44v</text:p>
          </table:table-cell>
          <table:table-cell office:value-type="string">
            <text:p>18:44v</text:p>
          </table:table-cell>
          <table:table-cell office:value-type="string">
            <text:p>20:33v</text:p>
          </table:table-cell>
          <table:table-cell office:value-type="string">
            <text:p>21:23v</text:p>
          </table:table-cell>
          <table:table-cell office:value-type="string">
            <text:p>22:43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Św. Wojciech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Chełmoniew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hełmoniewo / RDP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1">
          <table:table-cell table:style-name="Default" office:value-type="string">
            <text:p>Szczecińska / Pętla</text:p>
          </table:table-cell>
          <table:table-cell office:value-type="string">
            <text:p>6:20v</text:p>
          </table:table-cell>
          <table:table-cell office:value-type="string">
            <text:p>8:10v</text:p>
          </table:table-cell>
          <table:table-cell office:value-type="string">
            <text:p>10:10v</text:p>
          </table:table-cell>
          <table:table-cell office:value-type="string">
            <text:p>12:10v</text:p>
          </table:table-cell>
          <table:table-cell office:value-type="string">
            <text:p>14:10v</text:p>
          </table:table-cell>
          <table:table-cell office:value-type="string">
            <text:p>16:10v</text:p>
          </table:table-cell>
          <table:table-cell office:value-type="string">
            <text:p>18:10v</text:p>
          </table:table-cell>
          <table:table-cell office:value-type="string">
            <text:p>20:00v</text:p>
          </table:table-cell>
          <table:table-cell table:style-name="Default"/>
          <table:table-cell office:value-type="string">
            <text:p>22:10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Szczecińska / STW</text:p>
          </table:table-cell>
          <table:table-cell office:value-type="string">
            <text:p>6:21v</text:p>
          </table:table-cell>
          <table:table-cell office:value-type="string">
            <text:p>8:11v</text:p>
          </table:table-cell>
          <table:table-cell office:value-type="string">
            <text:p>10:11v</text:p>
          </table:table-cell>
          <table:table-cell office:value-type="string">
            <text:p>12:11v</text:p>
          </table:table-cell>
          <table:table-cell office:value-type="string">
            <text:p>14:11v</text:p>
          </table:table-cell>
          <table:table-cell office:value-type="string">
            <text:p>16:11v</text:p>
          </table:table-cell>
          <table:table-cell office:value-type="string">
            <text:p>18:11v</text:p>
          </table:table-cell>
          <table:table-cell office:value-type="string">
            <text:p>20:01v</text:p>
          </table:table-cell>
          <table:table-cell table:style-name="Default"/>
          <table:table-cell office:value-type="string">
            <text:p>22:11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Szczecińska / ZDW</text:p>
          </table:table-cell>
          <table:table-cell office:value-type="string">
            <text:p>6:23v</text:p>
          </table:table-cell>
          <table:table-cell office:value-type="string">
            <text:p>8:13v</text:p>
          </table:table-cell>
          <table:table-cell office:value-type="string">
            <text:p>10:13v</text:p>
          </table:table-cell>
          <table:table-cell office:value-type="string">
            <text:p>12:13v</text:p>
          </table:table-cell>
          <table:table-cell office:value-type="string">
            <text:p>14:13v</text:p>
          </table:table-cell>
          <table:table-cell office:value-type="string">
            <text:p>16:13v</text:p>
          </table:table-cell>
          <table:table-cell office:value-type="string">
            <text:p>18:13v</text:p>
          </table:table-cell>
          <table:table-cell office:value-type="string">
            <text:p>20:03v</text:p>
          </table:table-cell>
          <table:table-cell table:style-name="Default"/>
          <table:table-cell office:value-type="string">
            <text:p>22:13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Szczecińska / Jasna</text:p>
          </table:table-cell>
          <table:table-cell office:value-type="string">
            <text:p>6:25v</text:p>
          </table:table-cell>
          <table:table-cell office:value-type="string">
            <text:p>8:15v</text:p>
          </table:table-cell>
          <table:table-cell office:value-type="string">
            <text:p>10:15v</text:p>
          </table:table-cell>
          <table:table-cell office:value-type="string">
            <text:p>12:15v</text:p>
          </table:table-cell>
          <table:table-cell office:value-type="string">
            <text:p>14:15v</text:p>
          </table:table-cell>
          <table:table-cell office:value-type="string">
            <text:p>16:15v</text:p>
          </table:table-cell>
          <table:table-cell office:value-type="string">
            <text:p>18:15v</text:p>
          </table:table-cell>
          <table:table-cell office:value-type="string">
            <text:p>20:04v</text:p>
          </table:table-cell>
          <table:table-cell table:style-name="Default"/>
          <table:table-cell office:value-type="string">
            <text:p>22:14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6:26v</text:p>
          </table:table-cell>
          <table:table-cell office:value-type="string">
            <text:p>8:16v</text:p>
          </table:table-cell>
          <table:table-cell office:value-type="string">
            <text:p>10:16v</text:p>
          </table:table-cell>
          <table:table-cell office:value-type="string">
            <text:p>12:16v</text:p>
          </table:table-cell>
          <table:table-cell office:value-type="string">
            <text:p>14:16v</text:p>
          </table:table-cell>
          <table:table-cell office:value-type="string">
            <text:p>16:16v</text:p>
          </table:table-cell>
          <table:table-cell office:value-type="string">
            <text:p>18:16v</text:p>
          </table:table-cell>
          <table:table-cell office:value-type="string">
            <text:p>20:05v</text:p>
          </table:table-cell>
          <table:table-cell table:style-name="Default"/>
          <table:table-cell office:value-type="string">
            <text:p>22:15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ieszka I / Zacisze</text:p>
          </table:table-cell>
          <table:table-cell office:value-type="string">
            <text:p>6:27v</text:p>
          </table:table-cell>
          <table:table-cell office:value-type="string">
            <text:p>8:17v</text:p>
          </table:table-cell>
          <table:table-cell office:value-type="string">
            <text:p>10:17v</text:p>
          </table:table-cell>
          <table:table-cell office:value-type="string">
            <text:p>12:17v</text:p>
          </table:table-cell>
          <table:table-cell office:value-type="string">
            <text:p>14:17v</text:p>
          </table:table-cell>
          <table:table-cell office:value-type="string">
            <text:p>16:17v</text:p>
          </table:table-cell>
          <table:table-cell office:value-type="string">
            <text:p>18:17v</text:p>
          </table:table-cell>
          <table:table-cell office:value-type="string">
            <text:p>20:06v</text:p>
          </table:table-cell>
          <table:table-cell table:style-name="Default"/>
          <table:table-cell office:value-type="string">
            <text:p>22:16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ieszka I / Wiadukt</text:p>
          </table:table-cell>
          <table:table-cell office:value-type="string">
            <text:p>6:28v</text:p>
          </table:table-cell>
          <table:table-cell office:value-type="string">
            <text:p>8:18v</text:p>
          </table:table-cell>
          <table:table-cell office:value-type="string">
            <text:p>10:18v</text:p>
          </table:table-cell>
          <table:table-cell office:value-type="string">
            <text:p>12:18v</text:p>
          </table:table-cell>
          <table:table-cell office:value-type="string">
            <text:p>14:18v</text:p>
          </table:table-cell>
          <table:table-cell office:value-type="string">
            <text:p>16:18v</text:p>
          </table:table-cell>
          <table:table-cell office:value-type="string">
            <text:p>18:18v</text:p>
          </table:table-cell>
          <table:table-cell office:value-type="string">
            <text:p>20:07v</text:p>
          </table:table-cell>
          <table:table-cell table:style-name="Default"/>
          <table:table-cell office:value-type="string">
            <text:p>22:17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BoWiD / Mieszka I</text:p>
          </table:table-cell>
          <table:table-cell office:value-type="string">
            <text:p>6:29v</text:p>
          </table:table-cell>
          <table:table-cell office:value-type="string">
            <text:p>8:19v</text:p>
          </table:table-cell>
          <table:table-cell office:value-type="string">
            <text:p>10:19v</text:p>
          </table:table-cell>
          <table:table-cell office:value-type="string">
            <text:p>12:19v</text:p>
          </table:table-cell>
          <table:table-cell office:value-type="string">
            <text:p>14:19v</text:p>
          </table:table-cell>
          <table:table-cell office:value-type="string">
            <text:p>16:19v</text:p>
          </table:table-cell>
          <table:table-cell office:value-type="string">
            <text:p>18:19v</text:p>
          </table:table-cell>
          <table:table-cell office:value-type="string">
            <text:p>20:08v</text:p>
          </table:table-cell>
          <table:table-cell table:style-name="Default"/>
          <table:table-cell office:value-type="string">
            <text:p>22:18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Przemysłowa / Różana</text:p>
          </table:table-cell>
          <table:table-cell office:value-type="string">
            <text:p>6:30v</text:p>
          </table:table-cell>
          <table:table-cell office:value-type="string">
            <text:p>8:20v</text:p>
          </table:table-cell>
          <table:table-cell office:value-type="string">
            <text:p>10:20v</text:p>
          </table:table-cell>
          <table:table-cell office:value-type="string">
            <text:p>12:20v</text:p>
          </table:table-cell>
          <table:table-cell office:value-type="string">
            <text:p>14:20v</text:p>
          </table:table-cell>
          <table:table-cell office:value-type="string">
            <text:p>16:20v</text:p>
          </table:table-cell>
          <table:table-cell office:value-type="string">
            <text:p>18:20v</text:p>
          </table:table-cell>
          <table:table-cell office:value-type="string">
            <text:p>20:09v</text:p>
          </table:table-cell>
          <table:table-cell table:style-name="Default"/>
          <table:table-cell office:value-type="string">
            <text:p>22:19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Przemysłowa / Tepro</text:p>
          </table:table-cell>
          <table:table-cell office:value-type="string">
            <text:p>6:30v</text:p>
          </table:table-cell>
          <table:table-cell office:value-type="string">
            <text:p>8:20v</text:p>
          </table:table-cell>
          <table:table-cell office:value-type="string">
            <text:p>10:20v</text:p>
          </table:table-cell>
          <table:table-cell office:value-type="string">
            <text:p>12:20v</text:p>
          </table:table-cell>
          <table:table-cell office:value-type="string">
            <text:p>14:20v</text:p>
          </table:table-cell>
          <table:table-cell office:value-type="string">
            <text:p>16:20v</text:p>
          </table:table-cell>
          <table:table-cell office:value-type="string">
            <text:p>18:20v</text:p>
          </table:table-cell>
          <table:table-cell office:value-type="string">
            <text:p>20:09v</text:p>
          </table:table-cell>
          <table:table-cell table:style-name="Default"/>
          <table:table-cell office:value-type="string">
            <text:p>22:19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orska / Sienkiewicza</text:p>
          </table:table-cell>
          <table:table-cell office:value-type="string">
            <text:p>6:31v</text:p>
          </table:table-cell>
          <table:table-cell office:value-type="string">
            <text:p>8:21v</text:p>
          </table:table-cell>
          <table:table-cell office:value-type="string">
            <text:p>10:21v</text:p>
          </table:table-cell>
          <table:table-cell office:value-type="string">
            <text:p>12:21v</text:p>
          </table:table-cell>
          <table:table-cell office:value-type="string">
            <text:p>14:21v</text:p>
          </table:table-cell>
          <table:table-cell office:value-type="string">
            <text:p>16:21v</text:p>
          </table:table-cell>
          <table:table-cell office:value-type="string">
            <text:p>18:21v</text:p>
          </table:table-cell>
          <table:table-cell office:value-type="string">
            <text:p>20:10v</text:p>
          </table:table-cell>
          <table:table-cell table:style-name="Default"/>
          <table:table-cell office:value-type="string">
            <text:p>22:20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Spokojna / Franciszkańska</text:p>
          </table:table-cell>
          <table:table-cell office:value-type="string">
            <text:p>6:32v</text:p>
          </table:table-cell>
          <table:table-cell office:value-type="string">
            <text:p>8:22v</text:p>
          </table:table-cell>
          <table:table-cell office:value-type="string">
            <text:p>10:22v</text:p>
          </table:table-cell>
          <table:table-cell office:value-type="string">
            <text:p>12:22v</text:p>
          </table:table-cell>
          <table:table-cell office:value-type="string">
            <text:p>14:22v</text:p>
          </table:table-cell>
          <table:table-cell office:value-type="string">
            <text:p>16:22v</text:p>
          </table:table-cell>
          <table:table-cell office:value-type="string">
            <text:p>18:22v</text:p>
          </table:table-cell>
          <table:table-cell office:value-type="string">
            <text:p>20:11v</text:p>
          </table:table-cell>
          <table:table-cell table:style-name="Default"/>
          <table:table-cell office:value-type="string">
            <text:p>22:21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Franciszkańska / Energetyków</text:p>
          </table:table-cell>
          <table:table-cell office:value-type="string">
            <text:p>6:34v</text:p>
          </table:table-cell>
          <table:table-cell office:value-type="string">
            <text:p>8:24v</text:p>
          </table:table-cell>
          <table:table-cell office:value-type="string">
            <text:p>10:24v</text:p>
          </table:table-cell>
          <table:table-cell office:value-type="string">
            <text:p>12:24v</text:p>
          </table:table-cell>
          <table:table-cell office:value-type="string">
            <text:p>14:24v</text:p>
          </table:table-cell>
          <table:table-cell office:value-type="string">
            <text:p>16:24v</text:p>
          </table:table-cell>
          <table:table-cell office:value-type="string">
            <text:p>18:24v</text:p>
          </table:table-cell>
          <table:table-cell office:value-type="string">
            <text:p>20:13v</text:p>
          </table:table-cell>
          <table:table-cell table:style-name="Default"/>
          <table:table-cell office:value-type="string">
            <text:p>22:23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/>
          <table:table-cell table:number-columns-repeated="7"/>
          <table:table-cell office:value-type="string">
            <text:p>21:05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Dworzec PKP / Bank</text:p>
          </table:table-cell>
          <table:table-cell table:style-name="Default"/>
          <table:table-cell table:number-columns-repeated="7"/>
          <table:table-cell office:value-type="string">
            <text:p>21:06v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Armii Krajowej / Kościół</text:p>
          </table:table-cell>
          <table:table-cell office:value-type="string">
            <text:p>6:36v</text:p>
          </table:table-cell>
          <table:table-cell office:value-type="string">
            <text:p>8:26v</text:p>
          </table:table-cell>
          <table:table-cell office:value-type="string">
            <text:p>10:26v</text:p>
          </table:table-cell>
          <table:table-cell office:value-type="string">
            <text:p>12:26v</text:p>
          </table:table-cell>
          <table:table-cell office:value-type="string">
            <text:p>14:26v</text:p>
          </table:table-cell>
          <table:table-cell office:value-type="string">
            <text:p>16:26v</text:p>
          </table:table-cell>
          <table:table-cell office:value-type="string">
            <text:p>18:26v</text:p>
          </table:table-cell>
          <table:table-cell office:value-type="string">
            <text:p>20:15v</text:p>
          </table:table-cell>
          <table:table-cell table:style-name="Default"/>
          <table:table-cell office:value-type="string">
            <text:p>22:25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Armii Krajowej / Niepodległośc</text:p>
          </table:table-cell>
          <table:table-cell office:value-type="string">
            <text:p>6:38v</text:p>
          </table:table-cell>
          <table:table-cell office:value-type="string">
            <text:p>8:28v</text:p>
          </table:table-cell>
          <table:table-cell office:value-type="string">
            <text:p>10:28v</text:p>
          </table:table-cell>
          <table:table-cell office:value-type="string">
            <text:p>12:28v</text:p>
          </table:table-cell>
          <table:table-cell office:value-type="string">
            <text:p>14:28v</text:p>
          </table:table-cell>
          <table:table-cell office:value-type="string">
            <text:p>16:28v</text:p>
          </table:table-cell>
          <table:table-cell office:value-type="string">
            <text:p>18:28v</text:p>
          </table:table-cell>
          <table:table-cell office:value-type="string">
            <text:p>20:17v</text:p>
          </table:table-cell>
          <table:table-cell office:value-type="string">
            <text:p>21:07v</text:p>
          </table:table-cell>
          <table:table-cell office:value-type="string">
            <text:p>22:27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Monte Cassino / Podgórna</text:p>
          </table:table-cell>
          <table:table-cell office:value-type="string">
            <text:p>6:40v</text:p>
          </table:table-cell>
          <table:table-cell office:value-type="string">
            <text:p>8:30v</text:p>
          </table:table-cell>
          <table:table-cell office:value-type="string">
            <text:p>10:30v</text:p>
          </table:table-cell>
          <table:table-cell office:value-type="string">
            <text:p>12:30v</text:p>
          </table:table-cell>
          <table:table-cell office:value-type="string">
            <text:p>14:30v</text:p>
          </table:table-cell>
          <table:table-cell office:value-type="string">
            <text:p>16:30v</text:p>
          </table:table-cell>
          <table:table-cell office:value-type="string">
            <text:p>18:30v</text:p>
          </table:table-cell>
          <table:table-cell office:value-type="string">
            <text:p>20:19v</text:p>
          </table:table-cell>
          <table:table-cell office:value-type="string">
            <text:p>21:09v</text:p>
          </table:table-cell>
          <table:table-cell office:value-type="string">
            <text:p>22:29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Władysława IV / Wańkowicza</text:p>
          </table:table-cell>
          <table:table-cell office:value-type="string">
            <text:p>6:41v</text:p>
          </table:table-cell>
          <table:table-cell office:value-type="string">
            <text:p>8:31v</text:p>
          </table:table-cell>
          <table:table-cell office:value-type="string">
            <text:p>10:31v</text:p>
          </table:table-cell>
          <table:table-cell office:value-type="string">
            <text:p>12:31v</text:p>
          </table:table-cell>
          <table:table-cell office:value-type="string">
            <text:p>14:31v</text:p>
          </table:table-cell>
          <table:table-cell office:value-type="string">
            <text:p>16:31v</text:p>
          </table:table-cell>
          <table:table-cell office:value-type="string">
            <text:p>18:31v</text:p>
          </table:table-cell>
          <table:table-cell office:value-type="string">
            <text:p>20:20v</text:p>
          </table:table-cell>
          <table:table-cell office:value-type="string">
            <text:p>21:10v</text:p>
          </table:table-cell>
          <table:table-cell office:value-type="string">
            <text:p>22:30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Jana Pawła II / Władysława IV</text:p>
          </table:table-cell>
          <table:table-cell office:value-type="string">
            <text:p>6:42v</text:p>
          </table:table-cell>
          <table:table-cell office:value-type="string">
            <text:p>8:32v</text:p>
          </table:table-cell>
          <table:table-cell office:value-type="string">
            <text:p>10:32v</text:p>
          </table:table-cell>
          <table:table-cell office:value-type="string">
            <text:p>12:32v</text:p>
          </table:table-cell>
          <table:table-cell office:value-type="string">
            <text:p>14:32v</text:p>
          </table:table-cell>
          <table:table-cell office:value-type="string">
            <text:p>16:32v</text:p>
          </table:table-cell>
          <table:table-cell office:value-type="string">
            <text:p>18:32v</text:p>
          </table:table-cell>
          <table:table-cell office:value-type="string">
            <text:p>20:21v</text:p>
          </table:table-cell>
          <table:table-cell office:value-type="string">
            <text:p>21:11v</text:p>
          </table:table-cell>
          <table:table-cell office:value-type="string">
            <text:p>22:31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Jana Pawła II / Jagoszewskiego</text:p>
          </table:table-cell>
          <table:table-cell office:value-type="string">
            <text:p>6:43v</text:p>
          </table:table-cell>
          <table:table-cell office:value-type="string">
            <text:p>8:33v</text:p>
          </table:table-cell>
          <table:table-cell office:value-type="string">
            <text:p>10:33v</text:p>
          </table:table-cell>
          <table:table-cell office:value-type="string">
            <text:p>12:33v</text:p>
          </table:table-cell>
          <table:table-cell office:value-type="string">
            <text:p>14:33v</text:p>
          </table:table-cell>
          <table:table-cell office:value-type="string">
            <text:p>16:33v</text:p>
          </table:table-cell>
          <table:table-cell office:value-type="string">
            <text:p>18:33v</text:p>
          </table:table-cell>
          <table:table-cell office:value-type="string">
            <text:p>20:22v</text:p>
          </table:table-cell>
          <table:table-cell office:value-type="string">
            <text:p>21:12v</text:p>
          </table:table-cell>
          <table:table-cell office:value-type="string">
            <text:p>22:32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Jana Pawła II / Fałata</text:p>
          </table:table-cell>
          <table:table-cell office:value-type="string">
            <text:p>6:44v</text:p>
          </table:table-cell>
          <table:table-cell office:value-type="string">
            <text:p>8:34v</text:p>
          </table:table-cell>
          <table:table-cell office:value-type="string">
            <text:p>10:34v</text:p>
          </table:table-cell>
          <table:table-cell office:value-type="string">
            <text:p>12:34v</text:p>
          </table:table-cell>
          <table:table-cell office:value-type="string">
            <text:p>14:34v</text:p>
          </table:table-cell>
          <table:table-cell office:value-type="string">
            <text:p>16:34v</text:p>
          </table:table-cell>
          <table:table-cell office:value-type="string">
            <text:p>18:34v</text:p>
          </table:table-cell>
          <table:table-cell office:value-type="string">
            <text:p>20:23v</text:p>
          </table:table-cell>
          <table:table-cell office:value-type="string">
            <text:p>21:13v</text:p>
          </table:table-cell>
          <table:table-cell office:value-type="string">
            <text:p>22:33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Traugutta / Piłsudskiego</text:p>
          </table:table-cell>
          <table:table-cell office:value-type="string">
            <text:p>6:46v</text:p>
          </table:table-cell>
          <table:table-cell office:value-type="string">
            <text:p>8:36v</text:p>
          </table:table-cell>
          <table:table-cell office:value-type="string">
            <text:p>10:36v</text:p>
          </table:table-cell>
          <table:table-cell office:value-type="string">
            <text:p>12:36v</text:p>
          </table:table-cell>
          <table:table-cell office:value-type="string">
            <text:p>14:36v</text:p>
          </table:table-cell>
          <table:table-cell office:value-type="string">
            <text:p>16:36v</text:p>
          </table:table-cell>
          <table:table-cell office:value-type="string">
            <text:p>18:36v</text:p>
          </table:table-cell>
          <table:table-cell office:value-type="string">
            <text:p>20:25v</text:p>
          </table:table-cell>
          <table:table-cell office:value-type="string">
            <text:p>21:15v</text:p>
          </table:table-cell>
          <table:table-cell office:value-type="string">
            <text:p>22:35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Traugutta / Zgody</text:p>
          </table:table-cell>
          <table:table-cell office:value-type="string">
            <text:p>6:48v</text:p>
          </table:table-cell>
          <table:table-cell office:value-type="string">
            <text:p>8:38v</text:p>
          </table:table-cell>
          <table:table-cell office:value-type="string">
            <text:p>10:38v</text:p>
          </table:table-cell>
          <table:table-cell office:value-type="string">
            <text:p>12:38v</text:p>
          </table:table-cell>
          <table:table-cell office:value-type="string">
            <text:p>14:38v</text:p>
          </table:table-cell>
          <table:table-cell office:value-type="string">
            <text:p>16:38v</text:p>
          </table:table-cell>
          <table:table-cell office:value-type="string">
            <text:p>18:38v</text:p>
          </table:table-cell>
          <table:table-cell office:value-type="string">
            <text:p>20:27v</text:p>
          </table:table-cell>
          <table:table-cell office:value-type="string">
            <text:p>21:17v</text:p>
          </table:table-cell>
          <table:table-cell office:value-type="string">
            <text:p>22:37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4 Marca</text:p>
          </table:table-cell>
          <table:table-cell office:value-type="string">
            <text:p>6:49v</text:p>
          </table:table-cell>
          <table:table-cell office:value-type="string">
            <text:p>8:39v</text:p>
          </table:table-cell>
          <table:table-cell office:value-type="string">
            <text:p>10:39v</text:p>
          </table:table-cell>
          <table:table-cell office:value-type="string">
            <text:p>12:39v</text:p>
          </table:table-cell>
          <table:table-cell office:value-type="string">
            <text:p>14:39v</text:p>
          </table:table-cell>
          <table:table-cell office:value-type="string">
            <text:p>16:39v</text:p>
          </table:table-cell>
          <table:table-cell office:value-type="string">
            <text:p>18:39v</text:p>
          </table:table-cell>
          <table:table-cell office:value-type="string">
            <text:p>20:28v</text:p>
          </table:table-cell>
          <table:table-cell office:value-type="string">
            <text:p>21:18v</text:p>
          </table:table-cell>
          <table:table-cell office:value-type="string">
            <text:p>22:38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Zielona</text:p>
          </table:table-cell>
          <table:table-cell office:value-type="string">
            <text:p>6:50v</text:p>
          </table:table-cell>
          <table:table-cell office:value-type="string">
            <text:p>8:40v</text:p>
          </table:table-cell>
          <table:table-cell office:value-type="string">
            <text:p>10:40v</text:p>
          </table:table-cell>
          <table:table-cell office:value-type="string">
            <text:p>12:40v</text:p>
          </table:table-cell>
          <table:table-cell office:value-type="string">
            <text:p>14:40v</text:p>
          </table:table-cell>
          <table:table-cell office:value-type="string">
            <text:p>16:40v</text:p>
          </table:table-cell>
          <table:table-cell office:value-type="string">
            <text:p>18:40v</text:p>
          </table:table-cell>
          <table:table-cell office:value-type="string">
            <text:p>20:29v</text:p>
          </table:table-cell>
          <table:table-cell office:value-type="string">
            <text:p>21:19v</text:p>
          </table:table-cell>
          <table:table-cell office:value-type="string">
            <text:p>22:39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Dzierżęcin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Lubiatowska / Krawiecka - nż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hełmoniewo / RDP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hełmoniewo / Pętl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Św. Wojciecha / Kościół</text:p>
          </table:table-cell>
          <table:table-cell office:value-type="string">
            <text:p>6:51v</text:p>
          </table:table-cell>
          <table:table-cell office:value-type="string">
            <text:p>8:41v</text:p>
          </table:table-cell>
          <table:table-cell office:value-type="string">
            <text:p>10:41v</text:p>
          </table:table-cell>
          <table:table-cell office:value-type="string">
            <text:p>12:41v</text:p>
          </table:table-cell>
          <table:table-cell office:value-type="string">
            <text:p>14:41v</text:p>
          </table:table-cell>
          <table:table-cell office:value-type="string">
            <text:p>16:41v</text:p>
          </table:table-cell>
          <table:table-cell office:value-type="string">
            <text:p>18:41v</text:p>
          </table:table-cell>
          <table:table-cell office:value-type="string">
            <text:p>20:30v</text:p>
          </table:table-cell>
          <table:table-cell office:value-type="string">
            <text:p>21:20v</text:p>
          </table:table-cell>
          <table:table-cell office:value-type="string">
            <text:p>22:40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Św. Wojciecha / Jabłoniowa</text:p>
          </table:table-cell>
          <table:table-cell office:value-type="string">
            <text:p>6:52v</text:p>
          </table:table-cell>
          <table:table-cell office:value-type="string">
            <text:p>8:42v</text:p>
          </table:table-cell>
          <table:table-cell office:value-type="string">
            <text:p>10:42v</text:p>
          </table:table-cell>
          <table:table-cell office:value-type="string">
            <text:p>12:42v</text:p>
          </table:table-cell>
          <table:table-cell office:value-type="string">
            <text:p>14:42v</text:p>
          </table:table-cell>
          <table:table-cell office:value-type="string">
            <text:p>16:42v</text:p>
          </table:table-cell>
          <table:table-cell office:value-type="string">
            <text:p>18:42v</text:p>
          </table:table-cell>
          <table:table-cell office:value-type="string">
            <text:p>20:31v</text:p>
          </table:table-cell>
          <table:table-cell office:value-type="string">
            <text:p>21:21v</text:p>
          </table:table-cell>
          <table:table-cell office:value-type="string">
            <text:p>22:41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Św. Wojciecha / Wojska Polskie</text:p>
          </table:table-cell>
          <table:table-cell office:value-type="string">
            <text:p>6:53v</text:p>
          </table:table-cell>
          <table:table-cell office:value-type="string">
            <text:p>8:43v</text:p>
          </table:table-cell>
          <table:table-cell office:value-type="string">
            <text:p>10:43v</text:p>
          </table:table-cell>
          <table:table-cell office:value-type="string">
            <text:p>12:43v</text:p>
          </table:table-cell>
          <table:table-cell office:value-type="string">
            <text:p>14:43v</text:p>
          </table:table-cell>
          <table:table-cell office:value-type="string">
            <text:p>16:43v</text:p>
          </table:table-cell>
          <table:table-cell office:value-type="string">
            <text:p>18:43v</text:p>
          </table:table-cell>
          <table:table-cell office:value-type="string">
            <text:p>20:32v</text:p>
          </table:table-cell>
          <table:table-cell office:value-type="string">
            <text:p>21:22v</text:p>
          </table:table-cell>
          <table:table-cell office:value-type="string">
            <text:p>22:42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Wojska Polskiego</text:p>
          </table:table-cell>
          <table:table-cell office:value-type="string">
            <text:p>6:54v</text:p>
          </table:table-cell>
          <table:table-cell office:value-type="string">
            <text:p>8:44v</text:p>
          </table:table-cell>
          <table:table-cell office:value-type="string">
            <text:p>10:44v</text:p>
          </table:table-cell>
          <table:table-cell office:value-type="string">
            <text:p>12:44v</text:p>
          </table:table-cell>
          <table:table-cell office:value-type="string">
            <text:p>14:44v</text:p>
          </table:table-cell>
          <table:table-cell office:value-type="string">
            <text:p>16:44v</text:p>
          </table:table-cell>
          <table:table-cell office:value-type="string">
            <text:p>18:44v</text:p>
          </table:table-cell>
          <table:table-cell office:value-type="string">
            <text:p>20:33v</text:p>
          </table:table-cell>
          <table:table-cell office:value-type="string">
            <text:p>21:23v</text:p>
          </table:table-cell>
          <table:table-cell office:value-type="string">
            <text:p>22:43v</text:p>
          </table:table-cell>
          <table:table-cell table:number-columns-repeated="1013"/>
        </table:table-row>
        <table:table-row table:style-name="ro1">
          <table:table-cell table:style-name="Default" office:value-type="string">
            <text:p>Zwycięstwa / Św. Wojciech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wycięstwa / Chełmoniew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hełmoniewo / RDP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51S</meta:editing-duration>
    <meta:editing-cycles>45</meta:editing-cycles>
    <meta:generator>LibreOffice/3.5$Windows_x86 LibreOffice_project/165a79a-7059095-e13bb37-fef39a4-9503d18</meta:generator>
    <dc:date>2012-06-28T17:34:55.82</dc:date>
    <meta:document-statistic meta:table-count="7" meta:cell-count="2917" meta:object-count="0"/>
    <meta:user-defined meta:name="Info 1"/>
    <meta:user-defined meta:name="Info 2"/>
    <meta:user-defined meta:name="Info 3"/>
    <meta:user-defined meta:name="Info 4"/>
  </office:meta>
</office:document-meta>
</file>